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HGGothicM" svg:font-family="HGGothicM"/>
    <style:font-face style:name="HGGothicM1" svg:font-family="HGGothic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ucida Sans" svg:font-family="'Lucida Sans'" style:font-family-generic="system" style:font-pitch="variable"/>
    <style:font-face style:name="MS-Mincho" svg:font-family="MS-Mincho"/>
    <style:font-face style:name="MS-Mincho1" svg:font-family="MS-Mincho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ゴシック1" svg:font-family="游ゴシック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  <style:font-face style:name="Ｍ" svg:font-family="Ｍ" style:font-pitch="variable"/>
    <style:font-face style:name="Ｍ1" svg:font-family="Ｍ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ffffff" draw:opacity="0%" draw:shadow="hidden"/>
    </style:style>
    <style:style style:name="gr2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/>
    </style:style>
    <style:style style:name="gr3" style:family="graphic" style:parent-style-name="standard">
      <style:graphic-properties draw:stroke="none" svg:stroke-color="#000000" draw:fill="solid" draw:fill-color="#ffffff" draw:shadow="hidden"/>
    </style:style>
    <style:style style:name="gr4" style:family="graphic" style:parent-style-name="standard">
      <style:graphic-properties draw:stroke="solid" svg:stroke-width="0.025cm" svg:stroke-color="#000000" svg:stroke-opacity="100%" draw:stroke-linejoin="round" svg:stroke-linecap="round" draw:fill="none" fo:padding-top="0.137cm" fo:padding-bottom="0.137cm" fo:padding-left="0.262cm" fo:padding-right="0.262cm"/>
    </style:style>
    <style:style style:name="gr5" style:family="graphic" style:parent-style-name="standard">
      <style:graphic-properties draw:stroke="none" svg:stroke-color="#000000" draw:fill="none" draw:textarea-vertical-align="middle" fo:min-height="1.021cm" fo:min-width="2.54cm" fo:padding-top="0.141cm" fo:padding-bottom="0.141cm" fo:padding-left="0.141cm" fo:padding-right="0.14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textarea-vertical-align="middle" fo:min-height="1.361cm" fo:min-width="2.54cm" fo:padding-top="0.141cm" fo:padding-bottom="0.141cm" fo:padding-left="0.141cm" fo:padding-right="0.141cm"/>
      <style:paragraph-properties style:writing-mode="lr-tb"/>
    </style:style>
    <style:style style:name="gr7" style:family="graphic" style:parent-style-name="standard">
      <style:graphic-properties draw:stroke="none" draw:fill="solid" draw:fill-color="#ffffff" draw:opacity="0%" draw:shadow="hidden"/>
    </style:style>
    <style:style style:name="gr8" style:family="graphic" style:parent-style-name="standard">
      <style:graphic-properties draw:stroke="none" draw:fill="none" draw:textarea-vertical-align="middle" fo:min-height="0.508cm" fo:min-width="2.54cm" fo:padding-top="0.141cm" fo:padding-bottom="0.141cm" fo:padding-left="0.141cm" fo:padding-right="0.141cm"/>
      <style:paragraph-properties style:writing-mode="lr-tb"/>
    </style:style>
    <style:style style:name="gr9" style:family="graphic" style:parent-style-name="standard">
      <style:graphic-properties draw:stroke="none" draw:fill="none" draw:textarea-vertical-align="bottom" fo:min-height="0.353cm" fo:min-width="2.54cm" fo:padding-top="0.141cm" fo:padding-bottom="0.141cm" fo:padding-left="0.141cm" fo:padding-right="0.141cm"/>
      <style:paragraph-properties style:writing-mode="lr-tb"/>
    </style:style>
    <style:style style:name="gr10" style:family="graphic" style:parent-style-name="standard">
      <style:graphic-properties draw:stroke="none" draw:fill="none" draw:textarea-vertical-align="middle" fo:min-height="0.671cm" fo:min-width="2.54cm" fo:padding-top="0.141cm" fo:padding-bottom="0.141cm" fo:padding-left="0.141cm" fo:padding-right="0.141cm"/>
      <style:paragraph-properties style:writing-mode="lr-tb"/>
    </style:style>
    <style:style style:name="gr11" style:family="graphic" style:parent-style-name="standard">
      <style:graphic-properties draw:stroke="none" draw:fill="solid" draw:fill-color="#ffffff" draw:shadow="hidden"/>
    </style:style>
    <style:style style:name="gr12" style:family="graphic" style:parent-style-name="standard">
      <style:graphic-properties draw:stroke="none" draw:fill="none" draw:textarea-vertical-align="middle" fo:min-height="0.932cm" fo:min-width="2.54cm" fo:padding-top="0cm" fo:padding-bottom="0cm" fo:padding-left="0.212cm" fo:padding-right="0.141cm"/>
    </style:style>
    <style:style style:name="gr13" style:family="graphic" style:parent-style-name="standard">
      <style:graphic-properties draw:stroke="none" draw:fill="none" draw:textarea-vertical-align="middle" fo:min-height="0.932cm" fo:min-width="2.54cm" fo:padding-top="0.141cm" fo:padding-bottom="0.141cm" fo:padding-left="0.141cm" fo:padding-right="0.141cm"/>
    </style:style>
    <style:style style:name="gr14" style:family="graphic" style:parent-style-name="standard">
      <style:graphic-properties draw:stroke="none" draw:fill="none" draw:textarea-vertical-align="middle" fo:min-height="0.536cm" fo:min-width="2.54cm" fo:padding-top="0cm" fo:padding-bottom="0.141cm" fo:padding-left="0.141cm" fo:padding-right="0.141cm"/>
      <style:paragraph-properties style:writing-mode="lr-tb"/>
    </style:style>
    <style:style style:name="gr15" style:family="graphic" style:parent-style-name="standard">
      <style:graphic-properties draw:stroke="none" draw:fill="solid" draw:fill-color="#e6e6e6" draw:shadow="hidden"/>
    </style:style>
    <style:style style:name="gr16" style:family="graphic" style:parent-style-name="standard">
      <style:graphic-properties draw:stroke="none" draw:fill="none" draw:textarea-vertical-align="middle" fo:min-height="0.763cm" fo:min-width="2.54cm" fo:padding-top="0.141cm" fo:padding-bottom="0.141cm" fo:padding-left="0.141cm" fo:padding-right="0.141cm"/>
      <style:paragraph-properties style:writing-mode="lr-tb"/>
    </style:style>
    <style:style style:name="gr17" style:family="graphic" style:parent-style-name="standard">
      <style:graphic-properties draw:stroke="solid" svg:stroke-width="0.025cm" svg:stroke-color="#000000" draw:marker-end="Marker_5f_0" draw:marker-end-width="0.319cm" svg:stroke-opacity="100%" draw:stroke-linejoin="round" svg:stroke-linecap="round" draw:fill="none" fo:padding-top="0.137cm" fo:padding-bottom="0.137cm" fo:padding-left="0.262cm" fo:padding-right="0.262cm"/>
    </style:style>
    <style:style style:name="gr18" style:family="graphic" style:parent-style-name="standard">
      <style:graphic-properties draw:stroke="none" draw:fill="none" draw:textarea-vertical-align="middle" fo:min-height="22.545cm" fo:min-width="2.54cm" fo:padding-top="0.071cm" fo:padding-bottom="0.071cm" fo:padding-left="0.071cm" fo:padding-right="0.071cm"/>
    </style:style>
    <style:style style:name="gr19" style:family="graphic" style:parent-style-name="standard">
      <style:graphic-properties draw:stroke="none" draw:fill="none" draw:textarea-vertical-align="middle" fo:min-height="0.341cm" fo:min-width="2.54cm" fo:padding-top="0cm" fo:padding-bottom="0cm" fo:padding-left="0.212cm" fo:padding-right="0.141cm"/>
      <style:paragraph-properties style:writing-mode="lr-tb"/>
    </style:style>
    <style:style style:name="gr20" style:family="graphic" style:parent-style-name="standard">
      <style:graphic-properties draw:stroke="none" draw:fill="none" draw:textarea-vertical-align="middle" fo:min-height="0.296cm" fo:min-width="2.54cm" fo:padding-top="0.141cm" fo:padding-bottom="0.141cm" fo:padding-left="0.141cm" fo:padding-right="0.141cm"/>
      <style:paragraph-properties style:writing-mode="lr-tb"/>
    </style:style>
    <style:style style:name="gr21" style:family="graphic" style:parent-style-name="standard">
      <style:graphic-properties draw:stroke="none" draw:fill="none" draw:textarea-vertical-align="middle" fo:min-height="1.425cm" fo:min-width="2.54cm" fo:padding-top="0cm" fo:padding-bottom="0.141cm" fo:padding-left="0.141cm" fo:padding-right="0.141cm"/>
      <style:paragraph-properties style:writing-mode="lr-tb"/>
    </style:style>
    <style:style style:name="gr22" style:family="graphic" style:parent-style-name="standard">
      <style:graphic-properties draw:stroke="none" draw:fill="none" draw:textarea-vertical-align="middle" fo:min-height="0.985cm" fo:min-width="2.54cm" fo:padding-top="0.071cm" fo:padding-bottom="0.071cm" fo:padding-left="0.071cm" fo:padding-right="0.071cm"/>
      <style:paragraph-properties style:writing-mode="lr-tb"/>
    </style:style>
    <style:style style:name="gr23" style:family="graphic" style:parent-style-name="standard">
      <style:graphic-properties draw:stroke="none" draw:fill="none" draw:textarea-vertical-align="middle" fo:min-height="0.468cm" fo:min-width="2.54cm" fo:padding-top="0.141cm" fo:padding-bottom="0.141cm" fo:padding-left="0.141cm" fo:padding-right="0.141cm"/>
      <style:paragraph-properties style:writing-mode="lr-tb"/>
    </style:style>
    <style:style style:name="gr24" style:family="graphic" style:parent-style-name="standard">
      <style:graphic-properties draw:stroke="solid" svg:stroke-width="0.008cm" svg:stroke-color="#000000" draw:marker-end="Marker_5f_0" draw:marker-end-width="0.276cm" svg:stroke-opacity="100%" draw:stroke-linejoin="round" svg:stroke-linecap="round" draw:fill="none" fo:padding-top="0.129cm" fo:padding-bottom="0.129cm" fo:padding-left="0.254cm" fo:padding-right="0.254cm"/>
    </style:style>
    <style:style style:name="gr25" style:family="graphic" style:parent-style-name="standard">
      <style:graphic-properties draw:stroke="none" draw:fill="solid" draw:fill-color="#000000" draw:shadow="hidden"/>
    </style:style>
    <style:style style:name="gr26" style:family="graphic" style:parent-style-name="standard">
      <style:graphic-properties draw:stroke="none" draw:fill="none" draw:textarea-vertical-align="middle" fo:min-height="0.255cm" fo:min-width="2.54cm" fo:padding-top="0.141cm" fo:padding-bottom="0.141cm" fo:padding-left="0.141cm" fo:padding-right="0.141cm"/>
      <style:paragraph-properties style:writing-mode="lr-tb"/>
    </style:style>
    <style:style style:name="gr27" style:family="graphic" style:parent-style-name="standard">
      <style:graphic-properties draw:stroke="none" draw:fill="none" draw:textarea-vertical-align="middle" fo:min-height="0.834cm" fo:min-width="2.54cm" fo:padding-top="0.071cm" fo:padding-bottom="0.071cm" fo:padding-left="0.071cm" fo:padding-right="0.071cm"/>
      <style:paragraph-properties style:writing-mode="lr-tb"/>
    </style:style>
    <style:style style:name="gr28" style:family="graphic" style:parent-style-name="standard">
      <style:graphic-properties draw:stroke="none" draw:fill="none" draw:textarea-vertical-align="middle" fo:min-height="1.813cm" fo:min-width="2.54cm" fo:padding-top="0.035cm" fo:padding-bottom="0.035cm" fo:padding-left="0.035cm" fo:padding-right="0.035cm"/>
      <style:paragraph-properties style:writing-mode="lr-tb"/>
    </style:style>
    <style:style style:name="gr29" style:family="graphic" style:parent-style-name="standard">
      <style:graphic-properties draw:stroke="none" draw:fill="none" draw:textarea-vertical-align="middle" fo:min-height="0.811cm" fo:min-width="2.54cm" fo:padding-top="0.071cm" fo:padding-bottom="0.071cm" fo:padding-left="0.071cm" fo:padding-right="0.071cm"/>
      <style:paragraph-properties style:writing-mode="lr-tb"/>
    </style:style>
    <style:style style:name="gr30" style:family="graphic" style:parent-style-name="standard">
      <style:graphic-properties draw:stroke="none" draw:fill="none" draw:textarea-vertical-align="middle" fo:min-height="0.652cm" fo:min-width="2.54cm" fo:padding-top="0.071cm" fo:padding-bottom="0.071cm" fo:padding-left="0.071cm" fo:padding-right="0.071cm"/>
      <style:paragraph-properties style:writing-mode="lr-tb"/>
    </style:style>
    <style:style style:name="gr31" style:family="graphic" style:parent-style-name="standard">
      <style:graphic-properties draw:stroke="none" draw:fill="none" draw:textarea-vertical-align="middle" fo:min-height="0.509cm" fo:min-width="2.54cm" fo:padding-top="0.141cm" fo:padding-bottom="0.141cm" fo:padding-left="0.141cm" fo:padding-right="0.141cm"/>
      <style:paragraph-properties style:writing-mode="lr-tb"/>
    </style:style>
    <style:style style:name="gr32" style:family="graphic" style:parent-style-name="standard">
      <style:graphic-properties draw:stroke="none" draw:fill="none" draw:textarea-vertical-align="middle" fo:min-height="1.021cm" fo:min-width="2.54cm" fo:padding-top="0.141cm" fo:padding-bottom="0.141cm" fo:padding-left="0.141cm" fo:padding-right="0.141cm"/>
      <style:paragraph-properties style:writing-mode="lr-tb"/>
    </style:style>
    <style:style style:name="gr33" style:family="graphic" style:parent-style-name="standard">
      <style:graphic-properties draw:stroke="dash" draw:stroke-dash="Dash_5f_0" svg:stroke-width="0.025cm" svg:stroke-color="#000000" svg:stroke-opacity="100%" draw:stroke-linejoin="round" svg:stroke-linecap="round" draw:fill="none" fo:padding-top="0.137cm" fo:padding-bottom="0.137cm" fo:padding-left="0.262cm" fo:padding-right="0.262cm"/>
    </style:style>
    <style:style style:name="gr34" style:family="graphic" style:parent-style-name="standard">
      <style:graphic-properties draw:stroke="none" draw:fill="none" draw:textarea-vertical-align="top" fo:min-height="4.759cm" fo:min-width="2.54cm" fo:padding-top="0.071cm" fo:padding-bottom="0.071cm" fo:padding-left="0.071cm" fo:padding-right="0.071cm"/>
      <style:paragraph-properties style:writing-mode="lr-tb"/>
    </style:style>
    <style:style style:name="gr35" style:family="graphic" style:parent-style-name="standard">
      <style:graphic-properties draw:stroke="none" draw:fill="none" draw:textarea-vertical-align="middle" fo:min-height="0.681cm" fo:min-width="2.54cm" fo:padding-top="0.141cm" fo:padding-bottom="0.141cm" fo:padding-left="0.141cm" fo:padding-right="0.141cm"/>
      <style:paragraph-properties style:writing-mode="lr-tb"/>
    </style:style>
    <style:style style:name="gr36" style:family="graphic" style:parent-style-name="standard">
      <style:graphic-properties draw:stroke="none" draw:fill="none" draw:textarea-vertical-align="middle" fo:min-height="1.679cm" fo:min-width="2.54cm" fo:padding-top="0.035cm" fo:padding-bottom="0.035cm" fo:padding-left="0.035cm" fo:padding-right="0.035cm"/>
      <style:paragraph-properties style:writing-mode="lr-tb"/>
    </style:style>
    <style:style style:name="gr37" style:family="graphic" style:parent-style-name="standard">
      <style:graphic-properties draw:stroke="none" draw:fill="none" draw:textarea-vertical-align="middle" fo:min-height="2.041cm" fo:min-width="2.54cm" fo:padding-top="0.071cm" fo:padding-bottom="0.071cm" fo:padding-left="0.071cm" fo:padding-right="0.071cm"/>
      <style:paragraph-properties style:writing-mode="lr-tb"/>
    </style:style>
    <style:style style:name="gr38" style:family="graphic" style:parent-style-name="standard">
      <style:graphic-properties draw:stroke="none" draw:fill="none" draw:textarea-vertical-align="middle" fo:min-height="1.04cm" fo:min-width="2.54cm" fo:padding-top="0.071cm" fo:padding-bottom="0.071cm" fo:padding-left="0.071cm" fo:padding-right="0.071cm"/>
      <style:paragraph-properties style:writing-mode="lr-tb"/>
    </style:style>
    <style:style style:name="gr39" style:family="graphic" style:parent-style-name="standard">
      <style:graphic-properties draw:stroke="none" draw:fill="none" draw:textarea-vertical-align="middle" fo:min-height="1.021cm" fo:min-width="2.54cm" fo:padding-top="0.071cm" fo:padding-bottom="0.071cm" fo:padding-left="0.071cm" fo:padding-right="0.071cm"/>
      <style:paragraph-properties style:writing-mode="lr-tb"/>
    </style:style>
    <style:style style:name="gr40" style:family="graphic" style:parent-style-name="standard">
      <style:graphic-properties draw:stroke="none" draw:fill="none" draw:textarea-vertical-align="middle" fo:min-height="1.361cm" fo:min-width="2.54cm" fo:padding-top="0.071cm" fo:padding-bottom="0.071cm" fo:padding-left="0.071cm" fo:padding-right="0.071cm"/>
      <style:paragraph-properties style:writing-mode="lr-tb"/>
    </style:style>
    <style:style style:name="gr41" style:family="graphic" style:parent-style-name="standard">
      <style:graphic-properties draw:stroke="none" draw:fill="none" draw:textarea-vertical-align="middle" fo:min-height="0.681cm" fo:min-width="2.54cm" fo:padding-top="0.353cm" fo:padding-bottom="0.141cm" fo:padding-left="0.141cm" fo:padding-right="0.141cm"/>
      <style:paragraph-properties style:writing-mode="lr-tb"/>
    </style:style>
    <style:style style:name="gr42" style:family="graphic" style:parent-style-name="standard">
      <style:graphic-properties draw:stroke="none" draw:fill="none" draw:textarea-vertical-align="middle" fo:min-height="1.021cm" fo:min-width="2.54cm" fo:padding-top="0.353cm" fo:padding-bottom="0.141cm" fo:padding-left="0.141cm" fo:padding-right="0.141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textarea-vertical-align="middle" fo:min-height="0.341cm" fo:min-width="2.54cm" fo:padding-top="0cm" fo:padding-bottom="0cm" fo:padding-left="0.212cm" fo:padding-right="0.141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textarea-vertical-align="middle" fo:min-height="1.701cm" fo:min-width="2.54cm" fo:padding-top="0cm" fo:padding-bottom="0.141cm" fo:padding-left="0.141cm" fo:padding-right="0.141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textarea-vertical-align="middle" fo:min-height="0.985cm" fo:min-width="2.54cm" fo:padding-top="0.071cm" fo:padding-bottom="0.071cm" fo:padding-left="0.071cm" fo:padding-right="0.071cm"/>
      <style:paragraph-properties style:writing-mode="lr-tb"/>
    </style:style>
    <style:style style:name="gr46" style:family="graphic" style:parent-style-name="standard">
      <style:graphic-properties draw:stroke="none" draw:fill="none" draw:textarea-vertical-align="middle" fo:min-height="0.786cm" fo:min-width="2.54cm" fo:padding-top="0.141cm" fo:padding-bottom="0.141cm" fo:padding-left="0.141cm" fo:padding-right="0.141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textarea-vertical-align="middle" fo:min-height="0.786cm" fo:min-width="2.54cm" fo:padding-top="0.141cm" fo:padding-bottom="0.141cm" fo:padding-left="0.141cm" fo:padding-right="0.141cm"/>
      <style:paragraph-properties style:writing-mode="lr-tb"/>
    </style:style>
    <style:style style:name="gr48" style:family="graphic" style:parent-style-name="standard">
      <style:graphic-properties draw:stroke="none" svg:stroke-color="#ff0000" draw:fill="solid" draw:fill-color="#ffffff" draw:shadow="hidden"/>
    </style:style>
    <style:style style:name="gr49" style:family="graphic" style:parent-style-name="standard">
      <style:graphic-properties draw:stroke="solid" svg:stroke-width="0.008cm" svg:stroke-color="#ff0000" svg:stroke-opacity="100%" draw:stroke-linejoin="round" svg:stroke-linecap="round" draw:fill="none" fo:padding-top="0.129cm" fo:padding-bottom="0.129cm" fo:padding-left="0.254cm" fo:padding-right="0.254cm"/>
    </style:style>
    <style:style style:name="gr50" style:family="graphic" style:parent-style-name="standard">
      <style:graphic-properties draw:stroke="none" svg:stroke-color="#ff0000" draw:fill="none" draw:textarea-vertical-align="middle" fo:min-height="0.834cm" fo:min-width="2.54cm" fo:padding-top="0.071cm" fo:padding-bottom="0.071cm" fo:padding-left="0.071cm" fo:padding-right="0.071cm"/>
      <style:paragraph-properties style:writing-mode="lr-tb"/>
    </style:style>
    <style:style style:name="gr51" style:family="graphic" style:parent-style-name="standard">
      <style:graphic-properties draw:stroke="solid" svg:stroke-width="0.008cm" svg:stroke-color="#ff0000" draw:marker-end="Marker_5f_0" draw:marker-end-width="0.276cm" svg:stroke-opacity="100%" draw:stroke-linejoin="round" svg:stroke-linecap="round" draw:fill="none" fo:padding-top="0.129cm" fo:padding-bottom="0.129cm" fo:padding-left="0.254cm" fo:padding-right="0.254cm"/>
    </style:style>
    <style:style style:name="gr52" style:family="graphic" style:parent-style-name="standard">
      <style:graphic-properties draw:stroke="none" draw:fill="none" draw:textarea-vertical-align="middle" fo:min-height="22.547cm" fo:min-width="2.54cm" fo:padding-top="0.071cm" fo:padding-bottom="0.071cm" fo:padding-left="0.071cm" fo:padding-right="0.071cm"/>
    </style:style>
    <style:style style:name="gr53" style:family="graphic" style:parent-style-name="standard">
      <style:graphic-properties draw:stroke="none" draw:fill="none" draw:textarea-vertical-align="middle" fo:min-height="1.358cm" fo:min-width="2.54cm" fo:padding-top="0.071cm" fo:padding-bottom="0.071cm" fo:padding-left="0.071cm" fo:padding-right="0.071cm"/>
      <style:paragraph-properties style:writing-mode="lr-tb"/>
    </style:style>
    <style:style style:name="gr54" style:family="graphic" style:parent-style-name="standard">
      <style:graphic-properties draw:stroke="none" draw:fill="none" draw:textarea-vertical-align="middle" fo:min-height="0.843cm" fo:min-width="2.54cm" fo:padding-top="0.141cm" fo:padding-bottom="0.141cm" fo:padding-left="0.141cm" fo:padding-right="0.141cm"/>
      <style:paragraph-properties style:writing-mode="lr-tb"/>
    </style:style>
    <style:style style:name="gr55" style:family="graphic" style:parent-style-name="standard">
      <style:graphic-properties draw:stroke="none" draw:fill="none" draw:textarea-vertical-align="middle" fo:min-height="1.128cm" fo:min-width="2.54cm" fo:padding-top="0.071cm" fo:padding-bottom="0.071cm" fo:padding-left="0.071cm" fo:padding-right="0.071cm"/>
      <style:paragraph-properties style:writing-mode="lr-tb"/>
    </style:style>
    <style:style style:name="gr56" style:family="graphic" style:parent-style-name="standard">
      <style:graphic-properties draw:stroke="none" draw:fill="none" draw:textarea-vertical-align="middle" fo:min-height="0.704cm" fo:min-width="2.54cm" fo:padding-top="0.141cm" fo:padding-bottom="0.141cm" fo:padding-left="0.141cm" fo:padding-right="0.141cm"/>
      <style:paragraph-properties style:writing-mode="lr-tb"/>
    </style:style>
    <style:style style:name="gr57" style:family="graphic" style:parent-style-name="standard">
      <style:graphic-properties draw:stroke="none" draw:fill="none" draw:textarea-vertical-align="middle" fo:min-height="1.053cm" fo:min-width="2.54cm" fo:padding-top="0.141cm" fo:padding-bottom="0.141cm" fo:padding-left="0.141cm" fo:padding-right="0.141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textarea-vertical-align="middle" fo:min-height="1.908cm" fo:min-width="2.54cm" fo:padding-top="0.141cm" fo:padding-bottom="0.141cm" fo:padding-left="0.141cm" fo:padding-right="0.141cm"/>
      <style:paragraph-properties style:writing-mode="lr-tb"/>
    </style:style>
    <style:style style:name="P1" style:family="paragraph">
      <loext:graphic-properties draw:fill="solid" draw:fill-color="#ffffff" draw:opacity="0%"/>
    </style:style>
    <style:style style:name="P2" style:family="paragraph">
      <loext:graphic-properties draw:fill="none"/>
    </style:style>
    <style:style style:name="P3" style:family="paragraph">
      <loext:graphic-properties draw:fill="solid" draw:fill-color="#ffffff"/>
    </style:style>
    <style:style style:name="P4" style:family="paragraph">
      <style:paragraph-properties fo:margin-left="0cm" fo:margin-right="0cm" fo:margin-top="0cm" fo:margin-bottom="0cm" fo:line-height="120%" fo:text-align="center" fo:text-indent="0cm"/>
    </style:style>
    <style:style style:name="P5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fo:color="#000000" loext:opacity="100%"/>
    </style:style>
    <style:style style:name="P6" style:family="paragraph">
      <style:paragraph-properties fo:margin-left="0cm" fo:margin-right="0cm" fo:margin-top="0cm" fo:margin-bottom="0cm" fo:line-height="120%" fo:text-align="start" fo:text-indent="0cm"/>
    </style:style>
    <style:style style:name="P7" style:family="paragraph">
      <loext:graphic-properties draw:fill="none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20%" fo:text-align="end" fo:text-indent="0cm"/>
    </style:style>
    <style:style style:name="P9" style:family="paragraph">
      <loext:graphic-properties draw:fill="solid" draw:fill-color="#e6e6e6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none"/>
      <style:paragraph-properties style:writing-mode="lr-tb"/>
      <style:text-properties fo:color="#ff0000" loext:opacity="100%"/>
    </style:style>
    <style:style style:name="P13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/>
    </style:style>
    <style:style style:name="P14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/>
      <style:text-properties fo:color="#000000" loext:opacity="100%"/>
    </style:style>
    <style:style style:name="P15" style:family="paragraph">
      <loext:graphic-properties draw:fill="none"/>
      <style:paragraph-properties style:writing-mode="lr-tb"/>
      <style:text-properties fo:color="#000000" loext:opacity="100%"/>
    </style:style>
    <style:style style:name="P16" style:family="paragraph">
      <loext:graphic-properties draw:fill="none"/>
      <style:text-properties fo:color="#000000" loext:opacity="100%"/>
    </style:style>
    <style:style style:name="P17" style:family="paragraph">
      <loext:graphic-properties draw:fill="solid" draw:fill-color="#ffffff"/>
      <style:text-properties fo:color="#ff0000" loext:opacity="100%"/>
    </style:style>
    <style:style style:name="P18" style:family="paragraph">
      <loext:graphic-properties draw:fill="none"/>
      <style:text-properties fo:color="#ff0000" loext:opacity="100%"/>
    </style:style>
    <style:style style:name="P19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fo:color="#ff0000" loext:opacity="100%"/>
    </style:style>
    <style:style style:name="P20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/>
      <style:text-properties fo:color="#ff0000" loext:opacity="100%"/>
    </style:style>
    <style:style style:name="T1" style:family="text">
      <style:text-properties fo:color="#000000" loext:opacity="100%" style:font-name="Ｍ1" fo:font-size="8pt" style:font-name-asian="Ｍ1" style:font-size-asian="8pt" style:font-name-complex="Ｍ1" style:font-size-complex="8pt"/>
    </style:style>
    <style:style style:name="T2" style:family="text">
      <style:text-properties fo:color="#000000" loext:opacity="100%" style:font-name="Ｍ1" fo:font-size="12pt" style:font-name-asian="Ｍ1" style:font-size-asian="12pt" style:font-name-complex="Ｍ1" style:font-size-complex="12pt"/>
    </style:style>
    <style:style style:name="T3" style:family="text">
      <style:text-properties fo:color="#000000" loext:opacity="100%" style:font-name="Ｍ1" fo:font-size="10pt" style:font-name-asian="Ｍ1" style:font-size-asian="10pt" style:font-name-complex="Ｍ1" style:font-size-complex="10pt"/>
    </style:style>
    <style:style style:name="T4" style:family="text">
      <style:text-properties fo:color="#000000" loext:opacity="100%" style:font-name="Ｍ1" fo:font-size="6pt" style:font-name-asian="Ｍ1" style:font-size-asian="6pt" style:font-name-complex="Ｍ1" style:font-size-complex="6pt"/>
    </style:style>
    <style:style style:name="T5" style:family="text">
      <style:text-properties fo:color="#000000" loext:opacity="100%" style:font-name="Ｍ1" fo:font-size="6pt" fo:background-color="#ffffff" style:font-name-asian="Ｍ1" style:font-size-asian="6pt" style:font-name-complex="Ｍ1" style:font-size-complex="6pt"/>
    </style:style>
    <style:style style:name="T6" style:family="text">
      <style:text-properties fo:color="#ff0000" loext:opacity="100%" style:font-name="Ｍ1" fo:font-size="10pt" style:font-name-asian="Ｍ1" style:font-size-asian="10pt" style:font-name-complex="Ｍ1" style:font-size-complex="10pt"/>
    </style:style>
    <style:style style:name="T7" style:family="text">
      <style:text-properties fo:color="#000000" loext:opacity="100%" style:font-name="Ｍ1" fo:font-size="9pt" style:text-underline-style="solid" style:text-underline-width="auto" style:text-underline-color="font-color" fo:font-weight="bold" style:font-name-asian="Ｍ1" style:font-size-asian="9pt" style:font-weight-asian="bold" style:font-name-complex="Ｍ1" style:font-size-complex="9pt" style:font-weight-complex="bold"/>
    </style:style>
    <style:style style:name="T8" style:family="text">
      <style:text-properties fo:color="#000000" loext:opacity="100%" style:font-name="Ｍ1" fo:font-size="9pt" style:font-name-asian="Ｍ1" style:font-size-asian="9pt" style:font-name-complex="Ｍ1" style:font-size-complex="9pt"/>
    </style:style>
    <style:style style:name="T9" style:family="text">
      <style:text-properties fo:color="#ff0000" loext:opacity="100%" style:font-name="HGGothicM" fo:font-size="9pt" style:font-name-asian="HGGothicM" style:font-size-asian="9pt" style:font-name-complex="HGGothicM" style:font-size-complex="9pt"/>
    </style:style>
    <style:style style:name="T10" style:family="text">
      <style:text-properties fo:color="#ff0000" loext:opacity="100%" style:font-name="MS-Mincho" fo:font-size="9pt" style:font-name-asian="MS-Mincho" style:font-size-asian="9pt" style:font-name-complex="MS-Mincho" style:font-size-complex="9pt"/>
    </style:style>
    <style:style style:name="T11" style:family="text">
      <style:text-properties fo:color="#ff0000" loext:opacity="100%" style:font-name="Ｍ1" fo:font-size="9pt" style:font-name-asian="Ｍ1" style:font-size-asian="9pt" style:font-name-complex="Ｍ1" style:font-size-complex="9pt"/>
    </style:style>
    <style:style style:name="T12" style:family="text">
      <style:text-properties fo:color="#ff0000" loext:opacity="100%" style:font-name="Ｍ1" fo:font-size="6pt" style:font-name-asian="Ｍ1" style:font-size-asian="6pt" style:font-name-complex="Ｍ1" style:font-size-complex="6pt"/>
    </style:style>
    <style:style style:name="T13" style:family="text">
      <style:text-properties fo:color="#ff0000" loext:opacity="100%" style:font-name="Ｍ1" fo:font-size="8pt" style:font-name-asian="Ｍ1" style:font-size-asian="8pt" style:font-name-complex="Ｍ1" style:font-size-complex="8pt"/>
    </style:style>
    <style:style style:name="T14" style:family="text">
      <style:text-properties fo:font-variant="normal" fo:text-transform="none" fo:color="#ff0000" loext:opacity="100%" style:text-outline="false" style:text-line-through-style="none" style:text-line-through-type="none" style:font-name="Ｍ1" fo:font-size="6pt" fo:font-style="normal" fo:text-shadow="none" style:text-underline-style="none" fo:font-weight="normal" style:letter-kerning="true" style:font-name-asian="Ｍ1" style:font-size-asian="6pt" style:font-style-asian="normal" style:font-weight-asian="normal" style:font-name-complex="Ｍ1" style:font-size-complex="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0000" loext:opacity="100%" style:font-name="Ｍ1" fo:font-size="8pt" fo:background-color="#ffffff" style:font-name-asian="Ｍ1" style:font-size-asian="8pt" style:font-name-complex="Ｍ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MD050_SPF_CMM_002" draw:style-name="dp1" draw:master-page-name="PM0">
        <draw:g>
          <draw:polygon draw:style-name="gr1" draw:text-style-name="P1" draw:layer="layout" svg:width="7.117cm" svg:height="4.804cm" svg:x="15.505cm" svg:y="8.344cm" svg:viewBox="0 0 7118 4805" draw:points="0,4805 7118,4805 7118,0 0,0">
            <text:p/>
          </draw:polygon>
          <draw:polygon draw:style-name="gr2" draw:text-style-name="P2" draw:layer="layout" svg:width="7.117cm" svg:height="4.804cm" svg:x="15.505cm" svg:y="8.344cm" svg:viewBox="0 0 7118 4805" draw:points="0,4805 7118,4805 7118,0 0,0">
            <text:p/>
          </draw:polygon>
        </draw:g>
        <draw:g>
          <draw:g>
            <draw:path draw:style-name="gr3" draw:text-style-name="P3" draw:layer="layout" svg:width="1.976cm" svg:height="1.808cm" svg:x="15.934cm" svg:y="10.83cm" svg:viewBox="0 0 1977 1809" svg:d="M0 246v1317c0 43 46 86 132 123 87 37 212 69 362 90 151 22 321 33 495 33 173 0 343-11 494-33 150-21 275-53 362-90 86-37 132-80 132-123v-1317c0-43-46-86-132-123-87-37-212-69-362-90-151-22-321-33-495-33-173 0-343 11-494 33-150 21-275 53-362 90-86 37-132 80-132 123z">
              <text:p/>
            </draw:path>
            <draw:path draw:style-name="gr4" draw:text-style-name="P2" draw:layer="layout" svg:width="1.976cm" svg:height="1.808cm" svg:x="15.934cm" svg:y="10.83cm" svg:viewBox="0 0 1977 1809" svg:d="M0 246v1317c0 43 46 86 132 123 87 37 212 69 362 90 151 22 321 33 495 33 173 0 343-11 494-33 150-21 275-53 362-90 86-37 132-80 132-123v-1317c0-43-46-86-132-123-87-37-212-69-362-90-151-22-321-33-495-33-173 0-343 11-494 33-150 21-275 53-362 90-86 37-132 80-132 123zM0 246c0 43 46 86 132 123 87 38 212 69 362 90 151 22 321 33 495 33 173 0 343-11 494-33 150-21 275-52 362-90 86-37 132-80 132-123">
              <text:p/>
            </draw:path>
          </draw:g>
          <draw:frame draw:style-name="gr5" draw:text-style-name="P5" draw:layer="layout" svg:width="1.976cm" svg:height="1.303cm" svg:x="15.934cm" svg:y="11.207cm">
            <draw:text-box>
              <text:p text:style-name="P4"><text:span text:style-name="T1">標準：</text:span></text:p>
              <text:p text:style-name="P4"><text:span text:style-name="T1">パーティマスタ</text:span></text:p>
            </draw:text-box>
          </draw:frame>
        </draw:g>
        <draw:g>
          <draw:g>
            <draw:path draw:style-name="gr3" draw:text-style-name="P3" draw:layer="layout" svg:width="1.976cm" svg:height="1.808cm" svg:x="18.126cm" svg:y="10.83cm" svg:viewBox="0 0 1977 1809" svg:d="M0 246v1317c0 43 46 86 132 123 87 37 212 69 362 90 151 22 321 33 495 33 173 0 343-11 494-33 150-21 275-53 362-90 86-37 132-80 132-123v-1317c0-43-46-86-132-123-87-37-212-69-362-90-151-22-321-33-495-33-173 0-343 11-494 33-150 21-275 53-362 90-86 37-132 80-132 123z">
              <text:p/>
            </draw:path>
            <draw:path draw:style-name="gr4" draw:text-style-name="P2" draw:layer="layout" svg:width="1.976cm" svg:height="1.808cm" svg:x="18.126cm" svg:y="10.83cm" svg:viewBox="0 0 1977 1809" svg:d="M0 246v1317c0 43 46 86 132 123 87 37 212 69 362 90 151 22 321 33 495 33 173 0 343-11 494-33 150-21 275-53 362-90 86-37 132-80 132-123v-1317c0-43-46-86-132-123-87-37-212-69-362-90-151-22-321-33-495-33-173 0-343 11-494 33-150 21-275 53-362 90-86 37-132 80-132 123zM0 246c0 43 46 86 132 123 87 38 212 69 362 90 151 22 321 33 495 33 173 0 343-11 494-33 150-21 275-52 362-90 86-37 132-80 132-123">
              <text:p/>
            </draw:path>
          </draw:g>
          <draw:frame draw:style-name="gr5" draw:text-style-name="P5" draw:layer="layout" svg:width="1.976cm" svg:height="1.303cm" svg:x="18.126cm" svg:y="11.207cm">
            <draw:text-box>
              <text:p text:style-name="P4"><text:span text:style-name="T1">標準：</text:span></text:p>
              <text:p text:style-name="P4"><text:span text:style-name="T1">顧客所在地マスタ</text:span></text:p>
            </draw:text-box>
          </draw:frame>
        </draw:g>
        <draw:g>
          <draw:polygon draw:style-name="gr1" draw:text-style-name="P1" draw:layer="layout" svg:width="6.075cm" svg:height="4.101cm" svg:x="17.064cm" svg:y="3.625cm" svg:viewBox="0 0 6076 4102" draw:points="0,4102 6076,4102 6076,0 0,0">
            <text:p/>
          </draw:polygon>
          <draw:polygon draw:style-name="gr2" draw:text-style-name="P2" draw:layer="layout" svg:width="6.075cm" svg:height="4.101cm" svg:x="17.064cm" svg:y="3.625cm" svg:viewBox="0 0 6076 4102" draw:points="0,4102 6076,4102 6076,0 0,0">
            <text:p/>
          </draw:polygon>
        </draw:g>
        <draw:g>
          <draw:g>
            <draw:path draw:style-name="gr3" draw:text-style-name="P3" draw:layer="layout" svg:width="1.976cm" svg:height="1.808cm" svg:x="17.938cm" svg:y="5.658cm" svg:viewBox="0 0 1977 1809" svg:d="M0 246v1317c0 43 46 86 132 123 87 37 212 69 362 90 151 22 321 33 495 33 173 0 343-11 494-33 150-21 275-53 362-90 86-37 132-80 132-123v-1317c0-43-46-86-132-123-87-37-212-69-362-90-151-22-321-33-495-33-173 0-343 11-494 33-150 21-275 53-362 90-86 37-132 80-132 123z">
              <text:p/>
            </draw:path>
            <draw:path draw:style-name="gr4" draw:text-style-name="P2" draw:layer="layout" svg:width="1.976cm" svg:height="1.808cm" svg:x="17.938cm" svg:y="5.658cm" svg:viewBox="0 0 1977 1809" svg:d="M0 246v1317c0 43 46 86 132 123 87 37 212 69 362 90 151 22 321 33 495 33 173 0 343-11 494-33 150-21 275-53 362-90 86-37 132-80 132-123v-1317c0-43-46-86-132-123-87-37-212-69-362-90-151-22-321-33-495-33-173 0-343 11-494 33-150 21-275 53-362 90-86 37-132 80-132 123zM0 246c0 43 46 86 132 123 87 38 212 69 362 90 151 22 321 33 495 33 173 0 343-11 494-33 150-21 275-52 362-90 86-37 132-80 132-123">
              <text:p/>
            </draw:path>
          </draw:g>
          <draw:frame draw:style-name="gr5" draw:text-style-name="P5" draw:layer="layout" svg:width="1.976cm" svg:height="1.303cm" svg:x="17.938cm" svg:y="6.035cm">
            <draw:text-box>
              <text:p text:style-name="P4"><text:span text:style-name="T1">標準：</text:span></text:p>
              <text:p text:style-name="P4"><text:span text:style-name="T1">リソース役割</text:span></text:p>
            </draw:text-box>
          </draw:frame>
        </draw:g>
        <draw:g>
          <draw:g>
            <draw:path draw:style-name="gr3" draw:text-style-name="P3" draw:layer="layout" svg:width="1.976cm" svg:height="1.808cm" svg:x="20.13cm" svg:y="5.658cm" svg:viewBox="0 0 1977 1809" svg:d="M0 246v1317c0 43 46 86 132 123 87 37 212 69 362 90 151 22 321 33 495 33 173 0 343-11 494-33 150-21 275-53 362-90 86-37 132-80 132-123v-1317c0-43-46-86-132-123-87-37-212-69-362-90-151-22-321-33-495-33-173 0-343 11-494 33-150 21-275 53-362 90-86 37-132 80-132 123z">
              <text:p/>
            </draw:path>
            <draw:path draw:style-name="gr4" draw:text-style-name="P2" draw:layer="layout" svg:width="1.976cm" svg:height="1.808cm" svg:x="20.13cm" svg:y="5.658cm" svg:viewBox="0 0 1977 1809" svg:d="M0 246v1317c0 43 46 86 132 123 87 37 212 69 362 90 151 22 321 33 495 33 173 0 343-11 494-33 150-21 275-53 362-90 86-37 132-80 132-123v-1317c0-43-46-86-132-123-87-37-212-69-362-90-151-22-321-33-495-33-173 0-343 11-494 33-150 21-275 53-362 90-86 37-132 80-132 123zM0 246c0 43 46 86 132 123 87 38 212 69 362 90 151 22 321 33 495 33 173 0 343-11 494-33 150-21 275-52 362-90 86-37 132-80 132-123">
              <text:p/>
            </draw:path>
          </draw:g>
          <draw:frame draw:style-name="gr6" draw:text-style-name="P5" draw:layer="layout" svg:width="1.976cm" svg:height="1.643cm" svg:x="20.13cm" svg:y="5.865cm">
            <draw:text-box>
              <text:p text:style-name="P4"><text:span text:style-name="T1">標準：</text:span></text:p>
              <text:p text:style-name="P4"><text:span text:style-name="T1">リソース</text:span></text:p>
              <text:p text:style-name="P4"><text:span text:style-name="T1">グループメンバー</text:span></text:p>
            </draw:text-box>
          </draw:frame>
        </draw:g>
        <draw:g>
          <draw:polygon draw:style-name="gr7" draw:text-style-name="P1" draw:layer="layout" svg:width="3.704cm" svg:height="2.5cm" svg:x="15.266cm" svg:y="22.204cm" svg:viewBox="0 0 3705 2501" draw:points="0,2501 3705,2501 3705,0 0,0">
            <text:p/>
          </draw:polygon>
          <draw:polygon draw:style-name="gr2" draw:text-style-name="P2" draw:layer="layout" svg:width="3.704cm" svg:height="2.5cm" svg:x="15.266cm" svg:y="22.204cm" svg:viewBox="0 0 3705 2501" draw:points="0,2501 3705,2501 3705,0 0,0">
            <text:p/>
          </draw:polygon>
        </draw:g>
        <draw:frame draw:style-name="gr8" draw:text-style-name="P7" draw:layer="layout" svg:width="2.54cm" svg:height="0.79cm" svg:x="0.476cm" svg:y="25.178cm">
          <draw:text-box>
            <text:p text:style-name="P6"><text:span text:style-name="T2">凡例</text:span><text:span text:style-name="T2">:</text:span></text:p>
          </draw:text-box>
        </draw:frame>
        <draw:frame draw:style-name="gr9" draw:text-style-name="P7" draw:layer="layout" svg:width="11.591cm" svg:height="0.635cm" svg:x="1.213cm" svg:y="28.43cm">
          <draw:text-box>
            <text:p text:style-name="P6"><text:span text:style-name="T1">MD050_SPF_CMM_002_</text:span><text:span text:style-name="T1">従業員</text:span><text:span text:style-name="T1">.vsd</text:span></text:p>
          </draw:text-box>
        </draw:frame>
        <draw:g>
          <draw:polygon draw:style-name="gr4" draw:text-style-name="P2" draw:layer="layout" svg:width="13.152cm" svg:height="0.953cm" svg:x="9.866cm" svg:y="0.807cm" svg:viewBox="0 0 13153 954" draw:points="0,954 13153,954 13153,0 0,0">
            <text:p/>
          </draw:polygon>
          <draw:frame draw:style-name="gr10" draw:text-style-name="P7" draw:layer="layout" svg:width="13.152cm" svg:height="0.953cm" svg:x="9.866cm" svg:y="0.807cm">
            <draw:text-box>
              <text:p text:style-name="P6"><text:span text:style-name="T3">説明</text:span><text:span text:style-name="T3">: <text:s/></text:span><text:span text:style-name="T3">人事システムからの自動取込みの流れ</text:span></text:p>
            </draw:text-box>
          </draw:frame>
        </draw:g>
        <draw:g>
          <draw:polygon draw:style-name="gr4" draw:text-style-name="P2" draw:layer="layout" svg:width="8.599cm" svg:height="0.953cm" svg:x="1.27cm" svg:y="0.807cm" svg:viewBox="0 0 8600 954" draw:points="0,954 8600,954 8600,0 0,0">
            <text:p/>
          </draw:polygon>
          <draw:frame draw:style-name="gr10" draw:text-style-name="P7" draw:layer="layout" svg:width="8.599cm" svg:height="0.953cm" svg:x="1.27cm" svg:y="0.807cm">
            <draw:text-box>
              <text:p text:style-name="P6"><text:span text:style-name="T3">MD050_SPF_CMM_002</text:span><text:span text:style-name="T3">　従業員マスタの管理</text:span></text:p>
            </draw:text-box>
          </draw:frame>
        </draw:g>
        <draw:frame draw:style-name="gr9" draw:text-style-name="P7" draw:layer="layout" svg:width="3.971cm" svg:height="0.635cm" svg:x="37.304cm" svg:y="28.43cm">
          <draw:text-box>
            <text:p text:style-name="P8"><text:span text:style-name="T1">1 / 2</text:span></text:p>
          </draw:text-box>
        </draw:frame>
        <draw:g>
          <draw:g>
            <draw:polygon draw:style-name="gr11" draw:text-style-name="P3" draw:layer="layout" svg:width="1.588cm" svg:height="1.175cm" svg:x="4.207cm" svg:y="26.255cm" svg:viewBox="0 0 1589 1176" draw:points="0,0 0,1176 794,858 1589,1176 1589,0">
              <text:p/>
            </draw:polygon>
            <draw:polygon draw:style-name="gr2" draw:text-style-name="P2" draw:layer="layout" svg:width="1.588cm" svg:height="1.175cm" svg:x="4.207cm" svg:y="26.255cm" svg:viewBox="0 0 1589 1176" draw:points="0,0 0,1176 794,858 1589,1176 1589,0">
              <text:p/>
            </draw:polygon>
          </draw:g>
        </draw:g>
        <draw:frame draw:style-name="gr12" draw:text-style-name="P2" draw:layer="layout" svg:width="1.588cm" svg:height="0.932cm" svg:x="4.207cm" svg:y="25.959cm">
          <draw:text-box>
            <text:p/>
          </draw:text-box>
        </draw:frame>
        <draw:frame draw:style-name="gr13" draw:text-style-name="P2" draw:layer="layout" svg:width="1.588cm" svg:height="1.214cm" svg:x="4.842cm" svg:y="26.736cm">
          <draw:text-box>
            <text:p/>
          </draw:text-box>
        </draw:frame>
        <draw:frame draw:style-name="gr14" draw:text-style-name="P7" draw:layer="layout" svg:width="1.588cm" svg:height="0.677cm" svg:x="4.207cm" svg:y="26.594cm">
          <draw:text-box>
            <text:p text:style-name="P4"><text:span text:style-name="T4">帳票名称</text:span></text:p>
          </draw:text-box>
        </draw:frame>
        <draw:g>
          <draw:g>
            <draw:path draw:style-name="gr15" draw:text-style-name="P9" draw:layer="layout" svg:width="1.767cm" svg:height="0.615cm" svg:x="4.911cm" svg:y="27.259cm" svg:viewBox="0 0 1768 616" svg:d="M76 616h1616c51 0 76-26 76-77v-463c0-51-25-76-76-76h-1616c-51 0-76 25-76 76v463c0 51 25 77 76 77z">
              <text:p/>
            </draw:path>
            <draw:path draw:style-name="gr2" draw:text-style-name="P2" draw:layer="layout" svg:width="1.767cm" svg:height="0.615cm" svg:x="4.911cm" svg:y="27.259cm" svg:viewBox="0 0 1768 616" svg:d="M76 616h1616c51 0 76-26 76-77v-463c0-51-25-76-76-76h-1616c-51 0-76 25-76 76v463c0 51 25 77 76 77z">
              <text:p/>
            </draw:path>
          </draw:g>
          <draw:frame draw:style-name="gr16" draw:text-style-name="P7" draw:layer="layout" svg:width="1.767cm" svg:height="1.045cm" svg:x="4.911cm" svg:y="27.044cm">
            <draw:text-box>
              <text:p text:style-name="P6"><text:span text:style-name="T4">BP080_</text:span><text:span text:style-name="T4">システムプロセスステップ</text:span></text:p>
            </draw:text-box>
          </draw:frame>
        </draw:g>
        <draw:g>
          <draw:polygon draw:style-name="gr17" draw:text-style-name="P2" draw:layer="layout" svg:width="39.292cm" svg:height="22.688cm" svg:x="1.332cm" svg:y="2.25cm" svg:viewBox="0 0 39293 22689" draw:points="0,22689 39293,22689 39293,0 0,0">
            <text:p/>
          </draw:polygon>
          <draw:frame draw:style-name="gr18" draw:text-style-name="P2" draw:layer="layout" svg:width="39.292cm" svg:height="22.687cm" svg:x="1.332cm" svg:y="2.25cm">
            <draw:text-box>
              <text:p/>
            </draw:text-box>
          </draw:frame>
        </draw:g>
        <draw:g>
          <draw:polygon draw:style-name="gr2" draw:text-style-name="P2" draw:layer="layout" svg:width="2.54cm" svg:height="1.905cm" svg:x="10.186cm" svg:y="11.946cm" svg:viewBox="0 0 2541 1906" draw:points="158,0 0,158 0,1747 158,1906 2382,1906 2541,1747 2541,158 2382,0">
            <text:p/>
          </draw:polygon>
        </draw:g>
        <draw:frame draw:style-name="gr19" draw:text-style-name="P7" draw:layer="layout" svg:width="2.54cm" svg:height="0.341cm" svg:x="10.186cm" svg:y="11.945cm">
          <draw:text-box>
            <text:p text:style-name="P6"><text:span text:style-name="T1">CMM_002_A01</text:span></text:p>
          </draw:text-box>
        </draw:frame>
        <draw:g>
          <draw:g>
            <draw:path draw:style-name="gr15" draw:text-style-name="P9" draw:layer="layout" svg:width="2.691cm" svg:height="0.578cm" svg:x="10.806cm" svg:y="13.681cm" svg:viewBox="0 0 2692 579" svg:d="M101 579h2489c68 0 102-34 102-102v-376c0-67-34-101-102-101h-2489c-67 0-101 34-101 101v376c0 68 34 102 101 102z">
              <text:p/>
            </draw:path>
            <draw:path draw:style-name="gr2" draw:text-style-name="P2" draw:layer="layout" svg:width="2.691cm" svg:height="0.578cm" svg:x="10.806cm" svg:y="13.681cm" svg:viewBox="0 0 2692 579" svg:d="M101 579h2489c68 0 102-34 102-102v-376c0-67-34-101-102-101h-2489c-67 0-101 34-101 101v376c0 68 34 102 101 102z">
              <text:p/>
            </draw:path>
          </draw:g>
          <draw:frame draw:style-name="gr20" draw:text-style-name="P7" draw:layer="layout" svg:width="2.691cm" svg:height="0.578cm" svg:x="10.806cm" svg:y="13.681cm">
            <draw:text-box>
              <text:p text:style-name="P10"><text:span text:style-name="T4">【自動】社員データ取込</text:span></text:p>
            </draw:text-box>
          </draw:frame>
        </draw:g>
        <draw:frame draw:style-name="gr21" draw:text-style-name="P7" draw:layer="layout" svg:width="2.54cm" svg:height="1.566cm" svg:x="10.186cm" svg:y="12.285cm">
          <draw:text-box>
            <text:p text:style-name="P4"><text:span text:style-name="T1">【自動】</text:span></text:p>
            <text:p text:style-name="P4"><text:span text:style-name="T1"/></text:p>
            <text:p text:style-name="P4"><text:span text:style-name="T1">社員データ取込</text:span></text:p>
          </draw:text-box>
        </draw:frame>
        <draw:g>
          <draw:g>
            <draw:polygon draw:style-name="gr11" draw:text-style-name="P3" draw:layer="layout" svg:width="2.442cm" svg:height="1.127cm" svg:x="12.127cm" svg:y="26.245cm" svg:viewBox="0 0 2443 1128" draw:points="0,1128 1879,1128 2443,0 563,0">
              <text:p/>
            </draw:polygon>
            <draw:polygon draw:style-name="gr2" draw:text-style-name="P2" draw:layer="layout" svg:width="2.442cm" svg:height="1.127cm" svg:x="12.127cm" svg:y="26.245cm" svg:viewBox="0 0 2443 1128" draw:points="0,1128 1879,1128 2443,0 563,0">
              <text:p/>
            </draw:polygon>
          </draw:g>
          <draw:frame draw:style-name="gr22" draw:text-style-name="P7" draw:layer="layout" svg:width="1.252cm" svg:height="1.127cm" svg:x="12.722cm" svg:y="26.245cm">
            <draw:text-box>
              <text:p text:style-name="P4"><text:span text:style-name="T4">データ</text:span></text:p>
              <text:p text:style-name="P4"><text:span text:style-name="T4">ファイル名</text:span></text:p>
            </draw:text-box>
          </draw:frame>
        </draw:g>
        <draw:g>
          <draw:g>
            <draw:polygon draw:style-name="gr11" draw:text-style-name="P3" draw:layer="layout" svg:width="1.588cm" svg:height="1.016cm" svg:x="6.834cm" svg:y="26.195cm" svg:viewBox="0 0 1589 1017" draw:points="158,0 0,158 0,859 158,1017 1430,1017 1589,859 1589,158 1430,0">
              <text:p/>
            </draw:polygon>
            <draw:polygon draw:style-name="gr2" draw:text-style-name="P2" draw:layer="layout" svg:width="1.588cm" svg:height="1.016cm" svg:x="6.834cm" svg:y="26.195cm" svg:viewBox="0 0 1589 1017" draw:points="158,0 0,158 0,859 158,1017 1430,1017 1589,859 1589,158 1430,0">
              <text:p/>
            </draw:polygon>
          </draw:g>
        </draw:g>
        <draw:frame draw:style-name="gr12" draw:text-style-name="P2" draw:layer="layout" svg:width="1.588cm" svg:height="0.932cm" svg:x="6.834cm" svg:y="25.899cm">
          <draw:text-box>
            <text:p/>
          </draw:text-box>
        </draw:frame>
        <draw:frame draw:style-name="gr13" draw:text-style-name="P2" draw:layer="layout" svg:width="1.588cm" svg:height="1.214cm" svg:x="7.469cm" svg:y="26.676cm">
          <draw:text-box>
            <text:p/>
          </draw:text-box>
        </draw:frame>
        <draw:frame draw:style-name="gr14" draw:text-style-name="P7" draw:layer="layout" svg:width="1.588cm" svg:height="0.677cm" svg:x="6.834cm" svg:y="26.534cm">
          <draw:text-box>
            <text:p text:style-name="P4"><text:span text:style-name="T4">バッチ名称</text:span></text:p>
          </draw:text-box>
        </draw:frame>
        <draw:g>
          <draw:g>
            <draw:path draw:style-name="gr15" draw:text-style-name="P9" draw:layer="layout" svg:width="1.767cm" svg:height="0.615cm" svg:x="7.538cm" svg:y="27.199cm" svg:viewBox="0 0 1768 616" svg:d="M76 616h1616c51 0 76-26 76-77v-463c0-51-25-76-76-76h-1616c-51 0-76 25-76 76v463c0 51 25 77 76 77z">
              <text:p/>
            </draw:path>
            <draw:path draw:style-name="gr2" draw:text-style-name="P2" draw:layer="layout" svg:width="1.767cm" svg:height="0.615cm" svg:x="7.538cm" svg:y="27.199cm" svg:viewBox="0 0 1768 616" svg:d="M76 616h1616c51 0 76-26 76-77v-463c0-51-25-76-76-76h-1616c-51 0-76 25-76 76v463c0 51 25 77 76 77z">
              <text:p/>
            </draw:path>
          </draw:g>
          <draw:frame draw:style-name="gr16" draw:text-style-name="P7" draw:layer="layout" svg:width="1.767cm" svg:height="1.045cm" svg:x="7.538cm" svg:y="26.984cm">
            <draw:text-box>
              <text:p text:style-name="P6"><text:span text:style-name="T4">BP080_</text:span><text:span text:style-name="T4">システムプロセスステップ</text:span></text:p>
            </draw:text-box>
          </draw:frame>
        </draw:g>
        <draw:g>
          <draw:g>
            <draw:path draw:style-name="gr11" draw:text-style-name="P3" draw:layer="layout" svg:width="1.733cm" svg:height="1.399cm" svg:x="9.79cm" svg:y="26.077cm" svg:viewBox="0 0 1734 1400" svg:d="M0 216v968c0 38 40 75 116 108s186 60 318 79c131 19 281 29 433 29s302-10 434-29c131-19 241-46 317-79s116-70 116-108v-968c0-38-40-75-116-108s-186-60-318-79c-131-19-281-29-433-29s-302 10-434 29c-131 19-241 46-317 79s-116 70-116 108z">
              <text:p/>
            </draw:path>
            <draw:path draw:style-name="gr4" draw:text-style-name="P2" draw:layer="layout" svg:width="1.733cm" svg:height="1.399cm" svg:x="9.79cm" svg:y="26.077cm" svg:viewBox="0 0 1734 1400" svg:d="M0 216v968c0 38 40 75 116 108s186 60 318 79c131 19 281 29 433 29s302-10 434-29c131-19 241-46 317-79s116-70 116-108v-968c0-38-40-75-116-108s-186-60-318-79c-131-19-281-29-433-29s-302 10-434 29c-131 19-241 46-317 79s-116 70-116 108zM0 216c0 38 40 75 116 108s186 60 318 79c131 19 281 29 433 29s302-10 434-29c131-19 241-46 317-79s116-70 116-108">
              <text:p/>
            </draw:path>
          </draw:g>
          <draw:frame draw:style-name="gr23" draw:text-style-name="P7" draw:layer="layout" svg:width="1.733cm" svg:height="0.75cm" svg:x="9.79cm" svg:y="26.511cm">
            <draw:text-box>
              <text:p text:style-name="P4"><text:span text:style-name="T4">テーブル名称</text:span></text:p>
            </draw:text-box>
          </draw:frame>
        </draw:g>
        <draw:line draw:style-name="gr24" draw:text-style-name="P2" draw:layer="layout" svg:x1="27.459cm" svg:y1="18.096cm" svg:x2="29.68cm" svg:y2="18.096cm">
          <text:p/>
        </draw:line>
        <draw:g>
          <draw:polygon draw:style-name="gr11" draw:text-style-name="P3" draw:layer="layout" svg:width="1.283cm" svg:height="1.283cm" svg:x="1.455cm" svg:y="26.287cm" svg:viewBox="0 0 1284 1284" draw:points="280,843 0,843 0,1284 1284,1284 1284,843 1003,843 1003,782 1123,782 1123,0 160,0 160,782 280,782">
            <text:p/>
          </draw:polygon>
          <draw:path draw:style-name="gr4" draw:text-style-name="P2" draw:layer="layout" svg:width="1.283cm" svg:height="1.283cm" svg:x="1.455cm" svg:y="26.287cm" svg:viewBox="0 0 1284 1284" svg:d="M280 843h-280v441h1284v-441h-281v-61h120v-782h-963v782h120zM280 843h723M280 782h723">
            <text:p/>
          </draw:path>
        </draw:g>
        <draw:g>
          <draw:path draw:style-name="gr11" draw:text-style-name="P3" draw:layer="layout" svg:width="0.521cm" svg:height="0.361cm" svg:x="2.117cm" svg:y="27.169cm" svg:viewBox="0 0 522 362" svg:d="M0 362h422v-362h-422zM462 60h60v-60h-60z">
            <text:p/>
          </draw:path>
          <draw:path draw:style-name="gr2" draw:text-style-name="P2" draw:layer="layout" svg:width="0.521cm" svg:height="0.361cm" svg:x="2.117cm" svg:y="27.169cm" svg:viewBox="0 0 522 362" svg:d="M0 362h422v-362h-422zM0 121h422M0 241h422M20 181h382M240 221h121v-80h-121zM462 60h60v-60h-60z">
            <text:p/>
          </draw:path>
        </draw:g>
        <draw:g>
          <draw:path draw:style-name="gr25" draw:text-style-name="P11" draw:layer="layout" svg:width="1.203cm" svg:height="0.862cm" svg:x="1.495cm" svg:y="26.377cm" svg:viewBox="0 0 1204 863" svg:d="M1008 617h45v-15h-45zM270 512v-452h663v452zM240 542h723v-512h30v-30h-783v572h30zM0 833h120v-41h-120zM702 863h261v-20h-261zM1163 813h41v-21h-41zM1163 853h41v-20h-41z">
            <text:p/>
          </draw:path>
          <draw:path draw:style-name="gr2" draw:text-style-name="P2" draw:layer="layout" svg:width="1.203cm" svg:height="0.862cm" svg:x="1.495cm" svg:y="26.377cm" svg:viewBox="0 0 1204 863" svg:d="M1008 617h45v-15h-45zM270 512v-452h663v452zM240 542h723v-512h30v-30h-783v572h30zM120 647h963M360 692v-45M601 692v-45M0 833h120v-41h-120zM702 863h261v-20h-261zM1163 813h41v-21h-41zM1163 853h41v-20h-41z">
            <text:p/>
          </draw:path>
        </draw:g>
        <draw:frame draw:style-name="gr26" draw:text-style-name="P7" draw:layer="layout" svg:width="2.117cm" svg:height="0.537cm" svg:x="1.039cm" svg:y="27.57cm">
          <draw:text-box>
            <text:p text:style-name="P4"><text:span text:style-name="T5">画面名称</text:span></text:p>
          </draw:text-box>
        </draw:frame>
        <draw:g>
          <draw:g>
            <draw:path draw:style-name="gr15" draw:text-style-name="P9" draw:layer="layout" svg:width="1.767cm" svg:height="0.615cm" svg:x="2.17cm" svg:y="26.995cm" svg:viewBox="0 0 1768 616" svg:d="M76 616h1616c51 0 76-26 76-77v-463c0-51-25-76-76-76h-1616c-51 0-76 25-76 76v463c0 51 25 77 76 77z">
              <text:p/>
            </draw:path>
            <draw:path draw:style-name="gr2" draw:text-style-name="P2" draw:layer="layout" svg:width="1.767cm" svg:height="0.615cm" svg:x="2.17cm" svg:y="26.995cm" svg:viewBox="0 0 1768 616" svg:d="M76 616h1616c51 0 76-26 76-77v-463c0-51-25-76-76-76h-1616c-51 0-76 25-76 76v463c0 51 25 77 76 77z">
              <text:p/>
            </draw:path>
          </draw:g>
          <draw:frame draw:style-name="gr16" draw:text-style-name="P7" draw:layer="layout" svg:width="1.767cm" svg:height="1.045cm" svg:x="2.17cm" svg:y="26.78cm">
            <draw:text-box>
              <text:p text:style-name="P6"><text:span text:style-name="T4">BP080_</text:span><text:span text:style-name="T4">システムプロセスステップ</text:span></text:p>
            </draw:text-box>
          </draw:frame>
        </draw:g>
        <draw:g>
          <draw:polygon draw:style-name="gr4" draw:text-style-name="P2" draw:layer="layout" svg:width="2.143cm" svg:height="0.953cm" svg:x="24.606cm" svg:y="0.807cm" svg:viewBox="0 0 2144 954" draw:points="0,954 2144,954 2144,0 0,0">
            <text:p/>
          </draw:polygon>
          <draw:frame draw:style-name="gr10" draw:text-style-name="P7" draw:layer="layout" svg:width="2.143cm" svg:height="0.953cm" svg:x="24.606cm" svg:y="0.807cm">
            <draw:text-box>
              <text:p text:style-name="P6"><text:span text:style-name="T3">2008/06/09</text:span></text:p>
            </draw:text-box>
          </draw:frame>
        </draw:g>
        <draw:g>
          <draw:polygon draw:style-name="gr4" draw:text-style-name="P2" draw:layer="layout" svg:width="1.59cm" svg:height="0.953cm" svg:x="23.019cm" svg:y="0.807cm" svg:viewBox="0 0 1591 954" draw:points="0,954 1591,954 1591,0 0,0">
            <text:p/>
          </draw:polygon>
          <draw:frame draw:style-name="gr10" draw:text-style-name="P7" draw:layer="layout" svg:width="1.59cm" svg:height="0.953cm" svg:x="23.019cm" svg:y="0.807cm">
            <draw:text-box>
              <text:p text:style-name="P6"><text:span text:style-name="T3">作成日</text:span></text:p>
            </draw:text-box>
          </draw:frame>
        </draw:g>
        <draw:g>
          <draw:polygon draw:style-name="gr4" draw:text-style-name="P2" draw:layer="layout" svg:width="2.064cm" svg:height="0.953cm" svg:x="31.988cm" svg:y="0.807cm" svg:viewBox="0 0 2065 954" draw:points="0,954 2065,954 2065,0 0,0">
            <text:p/>
          </draw:polygon>
          <draw:frame draw:style-name="gr10" draw:text-style-name="P12" draw:layer="layout" svg:width="2.064cm" svg:height="0.953cm" svg:x="31.988cm" svg:y="0.807cm">
            <draw:text-box>
              <text:p text:style-name="P6"><text:span text:style-name="T6">2022/08/04</text:span></text:p>
            </draw:text-box>
          </draw:frame>
        </draw:g>
        <draw:g>
          <draw:polygon draw:style-name="gr4" draw:text-style-name="P2" draw:layer="layout" svg:width="1.429cm" svg:height="0.953cm" svg:x="30.559cm" svg:y="0.807cm" svg:viewBox="0 0 1430 954" draw:points="0,954 1430,954 1430,0 0,0">
            <text:p/>
          </draw:polygon>
          <draw:frame draw:style-name="gr10" draw:text-style-name="P7" draw:layer="layout" svg:width="1.429cm" svg:height="0.953cm" svg:x="30.559cm" svg:y="0.807cm">
            <draw:text-box>
              <text:p text:style-name="P6"><text:span text:style-name="T3">更新日</text:span></text:p>
            </draw:text-box>
          </draw:frame>
        </draw:g>
        <draw:g>
          <draw:polygon draw:style-name="gr4" draw:text-style-name="P2" draw:layer="layout" svg:width="2.143cm" svg:height="0.953cm" svg:x="35.56cm" svg:y="0.807cm" svg:viewBox="0 0 2144 954" draw:points="0,954 2144,954 2144,0 0,0">
            <text:p/>
          </draw:polygon>
          <draw:frame draw:style-name="gr10" draw:text-style-name="P12" draw:layer="layout" svg:width="2.143cm" svg:height="0.953cm" svg:x="35.56cm" svg:y="0.807cm">
            <draw:text-box>
              <text:p text:style-name="P6"><text:span text:style-name="T6">SCSK</text:span><text:span text:style-name="T6">鈴木</text:span></text:p>
            </draw:text-box>
          </draw:frame>
        </draw:g>
        <draw:g>
          <draw:polygon draw:style-name="gr4" draw:text-style-name="P2" draw:layer="layout" svg:width="1.508cm" svg:height="0.953cm" svg:x="34.052cm" svg:y="0.807cm" svg:viewBox="0 0 1509 954" draw:points="0,954 1509,954 1509,0 0,0">
            <text:p/>
          </draw:polygon>
          <draw:frame draw:style-name="gr10" draw:text-style-name="P7" draw:layer="layout" svg:width="1.508cm" svg:height="0.953cm" svg:x="34.052cm" svg:y="0.807cm">
            <draw:text-box>
              <text:p text:style-name="P6"><text:span text:style-name="T3">更新者</text:span></text:p>
            </draw:text-box>
          </draw:frame>
        </draw:g>
        <draw:g>
          <draw:polygon draw:style-name="gr4" draw:text-style-name="P2" draw:layer="layout" svg:width="2.223cm" svg:height="0.953cm" svg:x="28.337cm" svg:y="0.807cm" svg:viewBox="0 0 2224 954" draw:points="0,954 2224,954 2224,0 0,0">
            <text:p/>
          </draw:polygon>
          <draw:frame draw:style-name="gr10" draw:text-style-name="P7" draw:layer="layout" svg:width="2.223cm" svg:height="0.953cm" svg:x="28.337cm" svg:y="0.807cm">
            <draw:text-box>
              <text:p text:style-name="P6"><text:span text:style-name="T3">ORCL</text:span><text:span text:style-name="T3">濱田</text:span></text:p>
            </draw:text-box>
          </draw:frame>
        </draw:g>
        <draw:g>
          <draw:polygon draw:style-name="gr4" draw:text-style-name="P2" draw:layer="layout" svg:width="1.588cm" svg:height="0.953cm" svg:x="26.749cm" svg:y="0.807cm" svg:viewBox="0 0 1589 954" draw:points="0,954 1589,954 1589,0 0,0">
            <text:p/>
          </draw:polygon>
          <draw:frame draw:style-name="gr10" draw:text-style-name="P7" draw:layer="layout" svg:width="1.588cm" svg:height="0.953cm" svg:x="26.749cm" svg:y="0.807cm">
            <draw:text-box>
              <text:p text:style-name="P6"><text:span text:style-name="T3">作成者</text:span></text:p>
            </draw:text-box>
          </draw:frame>
        </draw:g>
        <draw:g>
          <draw:polygon draw:style-name="gr4" draw:text-style-name="P2" draw:layer="layout" svg:width="1.866cm" svg:height="0.953cm" svg:x="38.735cm" svg:y="0.807cm" svg:viewBox="0 0 1867 954" draw:points="0,954 1867,954 1867,0 0,0">
            <text:p/>
          </draw:polygon>
          <draw:frame draw:style-name="gr10" draw:text-style-name="P12" draw:layer="layout" svg:width="1.866cm" svg:height="0.953cm" svg:x="38.735cm" svg:y="0.807cm">
            <draw:text-box>
              <text:p text:style-name="P6"><text:span text:style-name="T6">Issue1.3</text:span></text:p>
            </draw:text-box>
          </draw:frame>
        </draw:g>
        <draw:g>
          <draw:polygon draw:style-name="gr4" draw:text-style-name="P2" draw:layer="layout" svg:width="1.032cm" svg:height="0.953cm" svg:x="37.703cm" svg:y="0.807cm" svg:viewBox="0 0 1033 954" draw:points="0,954 1033,954 1033,0 0,0">
            <text:p/>
          </draw:polygon>
          <draw:frame draw:style-name="gr10" draw:text-style-name="P7" draw:layer="layout" svg:width="1.032cm" svg:height="0.953cm" svg:x="37.703cm" svg:y="0.807cm">
            <draw:text-box>
              <text:p text:style-name="P6"><text:span text:style-name="T3">Ver.</text:span></text:p>
            </draw:text-box>
          </draw:frame>
        </draw:g>
        <draw:g>
          <draw:g>
            <draw:path draw:style-name="gr11" draw:text-style-name="P3" draw:layer="layout" svg:width="0.976cm" svg:height="0.976cm" svg:x="15.24cm" svg:y="26.29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2" draw:text-style-name="P2" draw:layer="layout" svg:width="0.976cm" svg:height="0.976cm" svg:x="15.24cm" svg:y="26.29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27" draw:text-style-name="P7" draw:layer="layout" svg:width="0.976cm" svg:height="0.976cm" svg:x="15.24cm" svg:y="26.29cm">
            <draw:text-box>
              <text:p text:style-name="P4"><text:span text:style-name="T4">番号</text:span></text:p>
            </draw:text-box>
          </draw:frame>
        </draw:g>
        <draw:frame draw:style-name="gr26" draw:text-style-name="P7" draw:layer="layout" svg:width="10.358cm" svg:height="0.537cm" svg:x="16.435cm" svg:y="28.605cm">
          <draw:text-box>
            <text:p text:style-name="P4"><text:span text:style-name="T4">CONFIDENTIAL</text:span><text:span text:style-name="T4">　株式会社伊藤園　</text:span><text:span text:style-name="T4">SCSK</text:span><text:span text:style-name="T4">株式会社</text:span></text:p>
          </draw:text-box>
        </draw:frame>
        <draw:frame draw:style-name="gr26" draw:text-style-name="P7" draw:layer="layout" svg:width="10.358cm" svg:height="0.537cm" svg:x="16.351cm" svg:y="28.896cm">
          <draw:text-box>
            <text:p text:style-name="P4"><text:span text:style-name="T4">Copyright © <text:s/>2022, SCSK Corporation All rights reserved.</text:span></text:p>
          </draw:text-box>
        </draw:frame>
        <draw:g>
          <draw:g>
            <draw:path draw:style-name="gr11" draw:text-style-name="P3" draw:layer="layout" svg:width="2.226cm" svg:height="1.887cm" svg:x="16.748cm" svg:y="25.71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  <draw:path draw:style-name="gr2" draw:text-style-name="P2" draw:layer="layout" svg:width="2.226cm" svg:height="1.887cm" svg:x="16.748cm" svg:y="25.71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</draw:g>
          <draw:frame draw:style-name="gr28" draw:text-style-name="P7" draw:layer="layout" svg:width="2.223cm" svg:height="1.883cm" svg:x="16.748cm" svg:y="25.71cm">
            <draw:text-box>
              <text:p text:style-name="P4"><text:span text:style-name="T4">他システム名</text:span></text:p>
              <text:p text:style-name="P4"><text:span text:style-name="T4">/</text:span><text:span text:style-name="T4">他領域名</text:span></text:p>
              <text:p text:style-name="P4"><text:span text:style-name="T4">(INBOUND</text:span><text:span text:style-name="T4">、</text:span><text:span text:style-name="T4">OUTBOUND)</text:span></text:p>
            </draw:text-box>
          </draw:frame>
        </draw:g>
        <draw:g>
          <draw:g>
            <draw:path draw:style-name="gr11" draw:text-style-name="P3" draw:layer="layout" svg:width="2.539cm" svg:height="0.953cm" svg:x="2.291cm" svg:y="7.563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2" draw:text-style-name="P2" draw:layer="layout" svg:width="2.539cm" svg:height="0.953cm" svg:x="2.291cm" svg:y="7.563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9" draw:text-style-name="P7" draw:layer="layout" svg:width="2.54cm" svg:height="0.953cm" svg:x="2.291cm" svg:y="7.563cm">
            <draw:text-box>
              <text:p text:style-name="P4"><text:span text:style-name="T3">START</text:span></text:p>
            </draw:text-box>
          </draw:frame>
        </draw:g>
        <draw:g>
          <draw:g>
            <draw:path draw:style-name="gr11" draw:text-style-name="P3" draw:layer="layout" svg:width="2.539cm" svg:height="0.953cm" svg:x="37.478cm" svg:y="13.733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2" draw:text-style-name="P2" draw:layer="layout" svg:width="2.539cm" svg:height="0.953cm" svg:x="37.478cm" svg:y="13.733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9" draw:text-style-name="P7" draw:layer="layout" svg:width="2.54cm" svg:height="0.953cm" svg:x="37.478cm" svg:y="13.733cm">
            <draw:text-box>
              <text:p text:style-name="P4"><text:span text:style-name="T3">END</text:span></text:p>
            </draw:text-box>
          </draw:frame>
        </draw:g>
        <draw:g>
          <draw:g>
            <draw:path draw:style-name="gr11" draw:text-style-name="P3" draw:layer="layout" svg:width="2.117cm" svg:height="0.794cm" svg:x="19.553cm" svg:y="26.366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  <draw:path draw:style-name="gr2" draw:text-style-name="P2" draw:layer="layout" svg:width="2.117cm" svg:height="0.794cm" svg:x="19.553cm" svg:y="26.366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</draw:g>
          <draw:frame draw:style-name="gr30" draw:text-style-name="P7" draw:layer="layout" svg:width="2.117cm" svg:height="0.794cm" svg:x="19.553cm" svg:y="26.366cm">
            <draw:text-box>
              <text:p text:style-name="P4"><text:span text:style-name="T4">START/END</text:span></text:p>
            </draw:text-box>
          </draw:frame>
        </draw:g>
        <draw:g>
          <draw:g>
            <draw:polygon draw:style-name="gr11" draw:text-style-name="P3" draw:layer="layout" svg:width="2.918cm" svg:height="1.127cm" svg:x="7.285cm" svg:y="10.026cm" svg:viewBox="0 0 2919 1128" draw:points="0,1128 2355,1128 2919,0 563,0">
              <text:p/>
            </draw:polygon>
            <draw:polygon draw:style-name="gr2" draw:text-style-name="P2" draw:layer="layout" svg:width="2.918cm" svg:height="1.127cm" svg:x="7.285cm" svg:y="10.026cm" svg:viewBox="0 0 2919 1128" draw:points="0,1128 2355,1128 2919,0 563,0">
              <text:p/>
            </draw:polygon>
          </draw:g>
          <draw:frame draw:style-name="gr22" draw:text-style-name="P7" draw:layer="layout" svg:width="1.57cm" svg:height="1.127cm" svg:x="7.96cm" svg:y="10.026cm">
            <draw:text-box>
              <text:p text:style-name="P4"><text:span text:style-name="T1">社員データ</text:span></text:p>
            </draw:text-box>
          </draw:frame>
        </draw:g>
        <draw:path draw:style-name="gr24" draw:text-style-name="P2" draw:layer="layout" svg:width="1.442cm" svg:height="1.429cm" svg:x="8.744cm" svg:y="11.153cm" svg:viewBox="0 0 1443 1430" svg:d="M0 0v1271c0 106 53 159 158 159h1285">
          <text:p/>
        </draw:path>
        <draw:g>
          <draw:polygon draw:style-name="gr2" draw:text-style-name="P2" draw:layer="layout" svg:width="2.98cm" svg:height="1.905cm" svg:x="24.479cm" svg:y="17.144cm" svg:viewBox="0 0 2981 1906" draw:points="158,0 0,158 0,1747 158,1906 2823,1906 2981,1747 2981,158 2823,0">
            <text:p/>
          </draw:polygon>
        </draw:g>
        <draw:frame draw:style-name="gr19" draw:text-style-name="P7" draw:layer="layout" svg:width="2.98cm" svg:height="0.341cm" svg:x="24.479cm" svg:y="17.143cm">
          <draw:text-box>
            <text:p text:style-name="P6"><text:span text:style-name="T1">CMM_002_A02</text:span></text:p>
          </draw:text-box>
        </draw:frame>
        <draw:g>
          <draw:g>
            <draw:path draw:style-name="gr15" draw:text-style-name="P9" draw:layer="layout" svg:width="3.421cm" svg:height="0.503cm" svg:x="25.206cm" svg:y="18.879cm" svg:viewBox="0 0 3422 504" svg:d="M101 504h3219c68 0 102-34 102-101v-302c0-67-34-101-102-101h-3219c-67 0-101 34-101 101v302c0 67 34 101 101 101z">
              <text:p/>
            </draw:path>
            <draw:path draw:style-name="gr2" draw:text-style-name="P2" draw:layer="layout" svg:width="3.421cm" svg:height="0.503cm" svg:x="25.206cm" svg:y="18.879cm" svg:viewBox="0 0 3422 504" svg:d="M101 504h3219c68 0 102-34 102-101v-302c0-67-34-101-102-101h-3219c-67 0-101 34-101 101v302c0 67 34 101 101 101z">
              <text:p/>
            </draw:path>
          </draw:g>
          <draw:frame draw:style-name="gr31" draw:text-style-name="P7" draw:layer="layout" svg:width="3.421cm" svg:height="0.791cm" svg:x="25.206cm" svg:y="18.735cm">
            <draw:text-box>
              <text:p text:style-name="P6"><text:span text:style-name="T4">【自動】</text:span></text:p>
              <text:p text:style-name="P6"><text:span text:style-name="T4">社員データ連携（自販機）</text:span></text:p>
            </draw:text-box>
          </draw:frame>
        </draw:g>
        <draw:frame draw:style-name="gr21" draw:text-style-name="P7" draw:layer="layout" svg:width="2.98cm" svg:height="1.566cm" svg:x="24.479cm" svg:y="17.482cm">
          <draw:text-box>
            <text:p text:style-name="P4"><text:span text:style-name="T1">【自動】</text:span></text:p>
            <text:p text:style-name="P4"><text:span text:style-name="T1"/></text:p>
            <text:p text:style-name="P4"><text:span text:style-name="T1">社員データ連携</text:span></text:p>
            <text:p text:style-name="P4"><text:span text:style-name="T1">（自販機）</text:span></text:p>
          </draw:text-box>
        </draw:frame>
        <draw:g>
          <draw:polygon draw:style-name="gr2" draw:text-style-name="P2" draw:layer="layout" svg:width="2.988cm" svg:height="1.905cm" svg:x="24.543cm" svg:y="21.239cm" svg:viewBox="0 0 2989 1906" draw:points="158,0 0,158 0,1747 158,1906 2831,1906 2989,1747 2989,158 2831,0">
            <text:p/>
          </draw:polygon>
        </draw:g>
        <draw:frame draw:style-name="gr19" draw:text-style-name="P7" draw:layer="layout" svg:width="2.988cm" svg:height="0.341cm" svg:x="24.543cm" svg:y="21.238cm">
          <draw:text-box>
            <text:p text:style-name="P6"><text:span text:style-name="T1">CMM_002_A03</text:span></text:p>
          </draw:text-box>
        </draw:frame>
        <draw:g>
          <draw:g>
            <draw:path draw:style-name="gr15" draw:text-style-name="P9" draw:layer="layout" svg:width="3.466cm" svg:height="0.519cm" svg:x="25.272cm" svg:y="22.974cm" svg:viewBox="0 0 3467 520" svg:d="M101 520h3264c68 0 102-34 102-102v-317c0-67-34-101-102-101h-3264c-67 0-101 34-101 101v317c0 68 34 102 101 102z">
              <text:p/>
            </draw:path>
            <draw:path draw:style-name="gr2" draw:text-style-name="P2" draw:layer="layout" svg:width="3.466cm" svg:height="0.519cm" svg:x="25.272cm" svg:y="22.974cm" svg:viewBox="0 0 3467 520" svg:d="M101 520h3264c68 0 102-34 102-102v-317c0-67-34-101-102-101h-3264c-67 0-101 34-101 101v317c0 68 34 102 101 102z">
              <text:p/>
            </draw:path>
          </draw:g>
          <draw:frame draw:style-name="gr31" draw:text-style-name="P7" draw:layer="layout" svg:width="3.466cm" svg:height="0.791cm" svg:x="25.272cm" svg:y="22.838cm">
            <draw:text-box>
              <text:p text:style-name="P6"><text:span text:style-name="T4">【自動】</text:span></text:p>
              <text:p text:style-name="P6"><text:span text:style-name="T4">社員データ連携（情報系）</text:span></text:p>
            </draw:text-box>
          </draw:frame>
        </draw:g>
        <draw:frame draw:style-name="gr21" draw:text-style-name="P7" draw:layer="layout" svg:width="2.988cm" svg:height="1.566cm" svg:x="24.543cm" svg:y="21.577cm">
          <draw:text-box>
            <text:p text:style-name="P4"><text:span text:style-name="T1">【自動】</text:span></text:p>
            <text:p text:style-name="P4"><text:span text:style-name="T1"/></text:p>
            <text:p text:style-name="P4"><text:span text:style-name="T1">社員データ連携</text:span></text:p>
            <text:p text:style-name="P4"><text:span text:style-name="T1">（情報系）</text:span></text:p>
          </draw:text-box>
        </draw:frame>
        <draw:path draw:style-name="gr24" draw:text-style-name="P2" draw:layer="layout" svg:width="1.892cm" svg:height="6.228cm" svg:x="22.65cm" svg:y="15.963cm" svg:viewBox="0 0 1893 6229" svg:d="M0 0h606c106 0 159 53 159 158v5913c0 105 53 158 158 158h970">
          <text:p/>
        </draw:path>
        <draw:g>
          <draw:g>
            <draw:polygon draw:style-name="gr11" draw:text-style-name="P3" draw:layer="layout" svg:width="2.95cm" svg:height="1.127cm" svg:x="29.398cm" svg:y="17.533cm" svg:viewBox="0 0 2951 1128" draw:points="0,1128 2387,1128 2951,0 563,0">
              <text:p/>
            </draw:polygon>
            <draw:polygon draw:style-name="gr2" draw:text-style-name="P2" draw:layer="layout" svg:width="2.95cm" svg:height="1.127cm" svg:x="29.398cm" svg:y="17.533cm" svg:viewBox="0 0 2951 1128" draw:points="0,1128 2387,1128 2951,0 563,0">
              <text:p/>
            </draw:polygon>
          </draw:g>
          <draw:frame draw:style-name="gr22" draw:text-style-name="P7" draw:layer="layout" svg:width="1.591cm" svg:height="1.127cm" svg:x="30.077cm" svg:y="17.533cm">
            <draw:text-box>
              <text:p text:style-name="P4"><text:span text:style-name="T1">社員データ</text:span></text:p>
            </draw:text-box>
          </draw:frame>
        </draw:g>
        <draw:g>
          <draw:g>
            <draw:polygon draw:style-name="gr11" draw:text-style-name="P3" draw:layer="layout" svg:width="3.024cm" svg:height="1.127cm" svg:x="29.233cm" svg:y="21.618cm" svg:viewBox="0 0 3025 1128" draw:points="0,1128 2461,1128 3025,0 563,0">
              <text:p/>
            </draw:polygon>
            <draw:polygon draw:style-name="gr2" draw:text-style-name="P2" draw:layer="layout" svg:width="3.024cm" svg:height="1.127cm" svg:x="29.233cm" svg:y="21.618cm" svg:viewBox="0 0 3025 1128" draw:points="0,1128 2461,1128 3025,0 563,0">
              <text:p/>
            </draw:polygon>
          </draw:g>
          <draw:frame draw:style-name="gr22" draw:text-style-name="P7" draw:layer="layout" svg:width="1.64cm" svg:height="1.127cm" svg:x="29.924cm" svg:y="21.618cm">
            <draw:text-box>
              <text:p text:style-name="P4"><text:span text:style-name="T1">社員データ</text:span></text:p>
            </draw:text-box>
          </draw:frame>
        </draw:g>
        <draw:path draw:style-name="gr24" draw:text-style-name="P2" draw:layer="layout" svg:width="1.984cm" svg:height="0.009cm" svg:x="27.531cm" svg:y="22.182cm" svg:viewBox="0 0 1985 10" svg:d="M0 10h471c4 0 5-2 5-6 0-3 2-4 4-4h1505">
          <text:p/>
        </draw:path>
        <draw:g>
          <draw:polygon draw:style-name="gr2" draw:text-style-name="P2" draw:layer="layout" svg:width="2.54cm" svg:height="1.905cm" svg:x="13.078cm" svg:y="18.727cm" svg:viewBox="0 0 2541 1906" draw:points="158,0 0,158 0,1748 158,1906 2382,1906 2541,1748 2541,158 2382,0">
            <text:p/>
          </draw:polygon>
        </draw:g>
        <draw:frame draw:style-name="gr19" draw:text-style-name="P7" draw:layer="layout" svg:width="2.54cm" svg:height="0.341cm" svg:x="13.078cm" svg:y="18.726cm">
          <draw:text-box>
            <text:p text:style-name="P6"><text:span text:style-name="T1">CMM_002_A05</text:span></text:p>
          </draw:text-box>
        </draw:frame>
        <draw:g>
          <draw:g>
            <draw:path draw:style-name="gr15" draw:text-style-name="P9" draw:layer="layout" svg:width="3.123cm" svg:height="0.612cm" svg:x="13.698cm" svg:y="20.462cm" svg:viewBox="0 0 3124 613" svg:d="M101 613h2921c68 0 102-34 102-102v-410c0-67-34-101-102-101h-2921c-67 0-101 34-101 101v410c0 68 34 102 101 102z">
              <text:p/>
            </draw:path>
            <draw:path draw:style-name="gr2" draw:text-style-name="P2" draw:layer="layout" svg:width="3.123cm" svg:height="0.612cm" svg:x="13.698cm" svg:y="20.462cm" svg:viewBox="0 0 3124 613" svg:d="M101 613h2921c68 0 102-34 102-102v-410c0-67-34-101-102-101h-2921c-67 0-101 34-101 101v410c0 68 34 102 101 102z">
              <text:p/>
            </draw:path>
          </draw:g>
          <draw:frame draw:style-name="gr31" draw:text-style-name="P7" draw:layer="layout" svg:width="3.123cm" svg:height="0.791cm" svg:x="13.698cm" svg:y="20.373cm">
            <draw:text-box>
              <text:p text:style-name="P6"><text:span text:style-name="T4">【自動】仕入先マスタデータ連携</text:span></text:p>
            </draw:text-box>
          </draw:frame>
        </draw:g>
        <draw:frame draw:style-name="gr21" draw:text-style-name="P7" draw:layer="layout" svg:width="2.54cm" svg:height="1.566cm" svg:x="13.078cm" svg:y="19.066cm">
          <draw:text-box>
            <text:p text:style-name="P4"><text:span text:style-name="T1">【自動】</text:span></text:p>
            <text:p text:style-name="P4"><text:span text:style-name="T1"/></text:p>
            <text:p text:style-name="P4"><text:span text:style-name="T1">仕入先マスタ</text:span></text:p>
            <text:p text:style-name="P4"><text:span text:style-name="T1">データ連携</text:span></text:p>
          </draw:text-box>
        </draw:frame>
        <draw:path draw:style-name="gr24" draw:text-style-name="P2" draw:layer="layout" svg:width="1.097cm" svg:height="0.001cm" svg:x="36.447cm" svg:y="22.182cm" svg:viewBox="0 0 1098 2" svg:d="M0 0h735 1c0 1 0 2 1 2h361">
          <text:p/>
        </draw:path>
        <draw:g>
          <draw:g>
            <draw:path draw:style-name="gr11" draw:text-style-name="P3" draw:layer="layout" svg:width="2.539cm" svg:height="0.953cm" svg:x="37.544cm" svg:y="21.707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2" draw:text-style-name="P2" draw:layer="layout" svg:width="2.539cm" svg:height="0.953cm" svg:x="37.544cm" svg:y="21.707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9" draw:text-style-name="P7" draw:layer="layout" svg:width="2.54cm" svg:height="0.953cm" svg:x="37.544cm" svg:y="21.707cm">
            <draw:text-box>
              <text:p text:style-name="P4"><text:span text:style-name="T3">END</text:span></text:p>
            </draw:text-box>
          </draw:frame>
        </draw:g>
        <draw:path draw:style-name="gr24" draw:text-style-name="P2" draw:layer="layout" svg:width="1.501cm" svg:height="2.524cm" svg:x="15.618cm" svg:y="19.68cm" svg:viewBox="0 0 1502 2525" svg:d="M0 0h1343c106 0 159 53 159 158v2367">
          <text:p/>
        </draw:path>
        <draw:g>
          <draw:path draw:style-name="gr4" draw:text-style-name="P2" draw:layer="layout" svg:width="2.183cm" svg:height="1.998cm" svg:x="10.319cm" svg:y="7.99cm" svg:viewBox="0 0 2184 1999" svg:d="M0 272v1455c0 48 50 94 146 136 96 41 234 76 400 100 166 23 354 36 546 36s380-13 546-36c166-24 304-59 400-100 96-42 146-88 146-136v-1455c0-48-50-94-146-136-96-41-234-76-400-100-166-23-354-36-546-36s-380 13-546 36c-166 24-304 59-400 100-96 42-146 88-146 136zM0 272c0 48 50 95 146 136 96 42 234 76 400 100s354 37 546 37 380-13 546-37 304-58 400-100c96-41 146-88 146-136">
            <text:p/>
          </draw:path>
          <draw:frame draw:style-name="gr32" draw:text-style-name="P7" draw:layer="layout" svg:width="2.183cm" svg:height="1.303cm" svg:x="10.319cm" svg:y="8.474cm">
            <draw:text-box>
              <text:p text:style-name="P4"><text:span text:style-name="T1">アドオン：</text:span></text:p>
              <text:p text:style-name="P4"><text:span text:style-name="T1">社員マスタＩＦ</text:span></text:p>
            </draw:text-box>
          </draw:frame>
        </draw:g>
        <draw:g>
          <draw:line draw:style-name="gr24" draw:text-style-name="P2" draw:layer="layout" svg:x1="11.827cm" svg:y1="9.962cm" svg:x2="11.827cm" svg:y2="11.986cm">
            <text:p/>
          </draw:line>
          <draw:frame draw:style-name="gr31" draw:text-style-name="P7" draw:layer="layout" svg:width="1.058cm" svg:height="0.791cm" svg:x="11.298cm" svg:y="10.579cm">
            <draw:text-box>
              <text:p text:style-name="P4"><text:span text:style-name="T5">挿入・</text:span></text:p>
              <text:p text:style-name="P4"><text:span text:style-name="T5">パージ</text:span></text:p>
            </draw:text-box>
          </draw:frame>
        </draw:g>
        <draw:g>
          <draw:line draw:style-name="gr24" draw:text-style-name="P2" draw:layer="layout" svg:x1="10.98cm" svg:y1="11.946cm" svg:x2="10.98cm" svg:y2="9.956cm">
            <text:p/>
          </draw:line>
          <draw:frame draw:style-name="gr26" draw:text-style-name="P7" draw:layer="layout" svg:width="1.058cm" svg:height="0.537cm" svg:x="10.451cm" svg:y="10.683cm">
            <draw:text-box>
              <text:p text:style-name="P4"><text:span text:style-name="T5">読込</text:span></text:p>
            </draw:text-box>
          </draw:frame>
        </draw:g>
        <draw:g>
          <draw:path draw:style-name="gr4" draw:text-style-name="P2" draw:layer="layout" svg:width="2.132cm" svg:height="1.951cm" svg:x="24.844cm" svg:y="14.38cm" svg:viewBox="0 0 2133 1952" svg:d="M0 266v1420c0 47 49 93 143 133 93 40 228 74 390 97 162 24 346 36 533 36 188 0 372-12 534-36 162-23 297-57 390-97 94-40 143-86 143-133v-1420c0-47-49-93-143-133-93-40-228-74-390-97-162-24-346-36-534-36-187 0-371 12-533 36-162 23-297 57-390 97-94 40-143 86-143 133zM0 266c0 47 49 93 143 133 93 41 228 74 390 98 162 23 346 35 533 35 188 0 372-12 534-35 162-24 297-57 390-98 94-40 143-86 143-133">
            <text:p/>
          </draw:path>
          <draw:frame draw:style-name="gr32" draw:text-style-name="P7" draw:layer="layout" svg:width="2.132cm" svg:height="1.303cm" svg:x="24.844cm" svg:y="14.838cm">
            <draw:text-box>
              <text:p text:style-name="P4"><text:span text:style-name="T1">アドオン：</text:span></text:p>
              <text:p text:style-name="P4"><text:span text:style-name="T1">最終実行日時</text:span></text:p>
              <text:p text:style-name="P4"><text:span text:style-name="T1">管理テーブル</text:span></text:p>
            </draw:text-box>
          </draw:frame>
        </draw:g>
        <draw:line draw:style-name="gr24" draw:text-style-name="P2" draw:layer="layout" svg:x1="26.273cm" svg:y1="17.144cm" svg:x2="26.273cm" svg:y2="16.286cm">
          <text:p/>
        </draw:line>
        <draw:line draw:style-name="gr24" draw:text-style-name="P2" draw:layer="layout" svg:x1="25.648cm" svg:y1="16.365cm" svg:x2="25.648cm" svg:y2="17.143cm">
          <text:p/>
        </draw:line>
        <draw:g>
          <draw:polygon draw:style-name="gr2" draw:text-style-name="P2" draw:layer="layout" svg:width="2.54cm" svg:height="1.905cm" svg:x="24.602cm" svg:y="3.756cm" svg:viewBox="0 0 2541 1906" draw:points="158,0 0,158 0,1747 158,1906 2382,1906 2541,1747 2541,158 2382,0">
            <text:p/>
          </draw:polygon>
        </draw:g>
        <draw:frame draw:style-name="gr19" draw:text-style-name="P7" draw:layer="layout" svg:width="2.54cm" svg:height="0.341cm" svg:x="24.602cm" svg:y="3.755cm">
          <draw:text-box>
            <text:p text:style-name="P6"><text:span text:style-name="T1">CMM_002_A06</text:span></text:p>
          </draw:text-box>
        </draw:frame>
        <draw:g>
          <draw:g>
            <draw:path draw:style-name="gr15" draw:text-style-name="P9" draw:layer="layout" svg:width="3.123cm" svg:height="0.601cm" svg:x="25.222cm" svg:y="5.491cm" svg:viewBox="0 0 3124 602" svg:d="M101 602h2921c68 0 102-34 102-101v-400c0-67-34-101-102-101h-2921c-67 0-101 34-101 101v400c0 67 34 101 101 101z">
              <text:p/>
            </draw:path>
            <draw:path draw:style-name="gr2" draw:text-style-name="P2" draw:layer="layout" svg:width="3.123cm" svg:height="0.601cm" svg:x="25.222cm" svg:y="5.491cm" svg:viewBox="0 0 3124 602" svg:d="M101 602h2921c68 0 102-34 102-101v-400c0-67-34-101-102-101h-2921c-67 0-101 34-101 101v400c0 67 34 101 101 101z">
              <text:p/>
            </draw:path>
          </draw:g>
          <draw:frame draw:style-name="gr31" draw:text-style-name="P7" draw:layer="layout" svg:width="3.123cm" svg:height="0.791cm" svg:x="25.222cm" svg:y="5.396cm">
            <draw:text-box>
              <text:p text:style-name="P6"><text:span text:style-name="T4">【自動】社員マスタ</text:span><text:span text:style-name="T4">IF</text:span><text:span text:style-name="T4">出力（</text:span><text:span text:style-name="T4">HHT</text:span><text:span text:style-name="T4">）</text:span></text:p>
            </draw:text-box>
          </draw:frame>
        </draw:g>
        <draw:frame draw:style-name="gr21" draw:text-style-name="P7" draw:layer="layout" svg:width="2.54cm" svg:height="1.566cm" svg:x="24.602cm" svg:y="4.094cm">
          <draw:text-box>
            <text:p text:style-name="P4"><text:span text:style-name="T1">【自動】</text:span></text:p>
            <text:p text:style-name="P4"><text:span text:style-name="T1">社員マスタ</text:span><text:span text:style-name="T1">IF</text:span><text:span text:style-name="T1">出力（</text:span><text:span text:style-name="T1">HHT</text:span><text:span text:style-name="T1">）</text:span></text:p>
          </draw:text-box>
        </draw:frame>
        <draw:g>
          <draw:g>
            <draw:polygon draw:style-name="gr11" draw:text-style-name="P3" draw:layer="layout" svg:width="2.85cm" svg:height="1.127cm" svg:x="29.643cm" svg:y="4.152cm" svg:viewBox="0 0 2851 1128" draw:points="0,1128 2288,1128 2851,0 563,0">
              <text:p/>
            </draw:polygon>
            <draw:polygon draw:style-name="gr2" draw:text-style-name="P2" draw:layer="layout" svg:width="2.85cm" svg:height="1.127cm" svg:x="29.643cm" svg:y="4.152cm" svg:viewBox="0 0 2851 1128" draw:points="0,1128 2288,1128 2851,0 563,0">
              <text:p/>
            </draw:polygon>
          </draw:g>
          <draw:frame draw:style-name="gr22" draw:text-style-name="P7" draw:layer="layout" svg:width="1.524cm" svg:height="1.127cm" svg:x="30.306cm" svg:y="4.152cm">
            <draw:text-box>
              <text:p text:style-name="P4"><text:span text:style-name="T1">社員データ</text:span></text:p>
            </draw:text-box>
          </draw:frame>
        </draw:g>
        <draw:g>
          <draw:polygon draw:style-name="gr33" draw:text-style-name="P2" draw:layer="layout" svg:width="15.2cm" svg:height="4.625cm" svg:x="1.588cm" svg:y="2.599cm" svg:viewBox="0 0 15201 4626" draw:points="0,4626 15201,4626 15201,0 0,0">
            <text:p/>
          </draw:polygon>
          <draw:frame draw:style-name="gr34" draw:text-style-name="P13" draw:layer="layout" svg:width="15.2cm" svg:height="4.901cm" svg:x="1.588cm" svg:y="2.599cm">
            <draw:text-box>
              <text:p text:style-name="P6"><text:span text:style-name="T7">処理概要</text:span></text:p>
              <text:p text:style-name="P6"><text:span text:style-name="T8">人事システム（</text:span><text:span text:style-name="T8">ADPS)</text:span><text:span text:style-name="T8">から従業員情報をデータ連携する。</text:span></text:p>
              <text:p text:style-name="P6"><text:span text:style-name="T8">自販機系／情報系／営業帳票システムへ従業員情報を連携する。</text:span></text:p>
              <text:p text:style-name="P6"><text:span text:style-name="T9">EBS</text:span><text:span text:style-name="T9">の従業員、ユーザ等から</text:span><text:span text:style-name="T9">CSV</text:span><text:span text:style-name="T10">データを</text:span><text:span text:style-name="T9">PaaS</text:span><text:span text:style-name="T10">へ取込み、</text:span><text:span text:style-name="T9">OIC</text:span><text:span text:style-name="T10">の機能にて</text:span><text:span text:style-name="T9">ERP</text:span><text:span text:style-name="T10">標準の</text:span><text:span text:style-name="T9">従業員、ユーザ等の</text:span><text:span text:style-name="T10">取込を行い</text:span><text:span text:style-name="T11">ます。</text:span></text:p>
              <text:p text:style-name="P6"><text:span text:style-name="T7">システム利用者</text:span></text:p>
              <text:p text:style-name="P6"><text:span text:style-name="T8"><text:s/></text:span><text:span text:style-name="T8">利用者はマスタ管理担当者</text:span></text:p>
              <text:p text:style-name="P6"><text:span text:style-name="T7">処理タイミング、その他</text:span></text:p>
              <text:p text:style-name="P6"><text:span text:style-name="T8">　人事システム（</text:span><text:span text:style-name="T8">ADPS)</text:span><text:span text:style-name="T8">からの社員データ取込は、日次夜間のバッチ処理にて稼動します。</text:span></text:p>
              <text:p text:style-name="P6"><text:span text:style-name="T8">　自販機系／情報系／営業帳票システムへの社員データ出力は、日次夜間のバッチ処理にて稼動します。</text:span></text:p>
              <text:p text:style-name="P6"><text:span text:style-name="T9">　</text:span><text:span text:style-name="T9">EBS</text:span><text:span text:style-name="T9">から</text:span><text:span text:style-name="T9">ERP</text:span><text:span text:style-name="T10">標準への連携は、日次夜間のバッチ処理で行います。</text:span></text:p>
            </draw:text-box>
          </draw:frame>
        </draw:g>
        <draw:path draw:style-name="gr24" draw:text-style-name="P2" draw:layer="layout" svg:width="6.626cm" svg:height="4.399cm" svg:x="3.561cm" svg:y="8.5cm" svg:viewBox="0 0 6627 4400" svg:d="M0 0v4263c0 91 53 137 158 137h6469">
          <text:p/>
        </draw:path>
        <draw:path draw:style-name="gr24" draw:text-style-name="P2" draw:layer="layout" svg:width="2.854cm" svg:height="3.382cm" svg:x="12.726cm" svg:y="12.581cm" svg:viewBox="0 0 2855 3383" svg:d="M0 0h1985c106 0 159 53 159 158v3067c0 105 52 158 158 158h553">
          <text:p/>
        </draw:path>
        <draw:path draw:style-name="gr24" draw:text-style-name="P2" draw:layer="layout" svg:width="1.952cm" svg:height="11.255cm" svg:x="22.65cm" svg:y="4.708cm" svg:viewBox="0 0 1953 11256" svg:d="M0 11256h632c106 0 159-53 159-159v-4209c-18 0-36-5-53-15-16-9-29-22-38-38-10-17-15-35-15-53 0-19 5-37 15-53 9-17 22-30 38-39 17-10 35-14 53-14v-5603c-18 0-36-5-53-14-16-9-29-23-38-39-10-16-15-34-15-53s5-37 15-53c9-16 22-29 38-39 17-9 35-14 53-14v-703c0-105 53-158 159-158h1003">
          <text:p/>
        </draw:path>
        <draw:path draw:style-name="gr24" draw:text-style-name="P2" draw:layer="layout" svg:width="1.829cm" svg:height="2.133cm" svg:x="22.65cm" svg:y="15.963cm" svg:viewBox="0 0 1830 2134" svg:d="M0 0h977c106 0 159 53 159 158v1818c0 105 53 158 159 158h535">
          <text:p/>
        </draw:path>
        <draw:g>
          <draw:polygon draw:style-name="gr11" draw:text-style-name="P3" draw:layer="layout" svg:width="7.07cm" svg:height="4.772cm" svg:x="15.581cm" svg:y="13.577cm" svg:viewBox="0 0 7071 4773" draw:points="0,4773 7071,4773 7071,0 0,0">
            <text:p/>
          </draw:polygon>
          <draw:polygon draw:style-name="gr2" draw:text-style-name="P2" draw:layer="layout" svg:width="7.07cm" svg:height="4.772cm" svg:x="15.581cm" svg:y="13.577cm" svg:viewBox="0 0 7071 4773" draw:points="0,4773 7071,4773 7071,0 0,0">
            <text:p/>
          </draw:polygon>
        </draw:g>
        <draw:g>
          <draw:path draw:style-name="gr4" draw:text-style-name="P2" draw:layer="layout" svg:width="1.945cm" svg:height="1.627cm" svg:x="20.32cm" svg:y="16.06cm" svg:viewBox="0 0 1946 1628" svg:d="M0 243v1142c0 43 45 84 130 121 86 37 209 68 357 89 147 22 315 33 486 33s339-11 487-33c147-21 270-52 356-89 85-37 130-78 130-121v-1142c0-43-45-84-130-121-86-37-209-68-357-89-147-22-315-33-486-33s-339 11-487 33c-147 21-270 52-356 89-85 37-130 78-130 121zM0 243c0 43 45 85 130 122 86 37 209 67 357 89 147 21 315 32 486 32s339-11 487-32c147-22 270-52 356-89 85-37 130-79 130-122">
            <text:p/>
          </draw:path>
          <draw:frame draw:style-name="gr35" draw:text-style-name="P7" draw:layer="layout" svg:width="1.945cm" svg:height="0.963cm" svg:x="20.32cm" svg:y="16.515cm">
            <draw:text-box>
              <text:p text:style-name="P4"><text:span text:style-name="T1">標準：</text:span></text:p>
              <text:p text:style-name="P4"><text:span text:style-name="T1">ユーザ職責</text:span></text:p>
            </draw:text-box>
          </draw:frame>
        </draw:g>
        <draw:g>
          <draw:path draw:style-name="gr4" draw:text-style-name="P2" draw:layer="layout" svg:width="1.94cm" svg:height="1.626cm" svg:x="15.919cm" svg:y="16.06cm" svg:viewBox="0 0 1941 1627" svg:d="M0 242v1143c0 42 45 84 130 121s208 67 355 89c148 21 315 32 486 32 170 0 337-11 485-32 147-22 270-52 355-89s130-79 130-121v-1143c0-42-45-84-130-121s-208-67-355-89c-148-21-315-32-486-32-170 0-337 11-485 32-147 22-270 52-355 89s-130 79-130 121zM0 242c0 43 45 84 130 121s208 68 355 89c148 21 315 32 486 32 170 0 337-11 485-32 147-21 270-52 355-89s130-78 130-121">
            <text:p/>
          </draw:path>
          <draw:frame draw:style-name="gr32" draw:text-style-name="P7" draw:layer="layout" svg:width="1.94cm" svg:height="1.303cm" svg:x="15.919cm" svg:y="16.345cm">
            <draw:text-box>
              <text:p text:style-name="P4"><text:span text:style-name="T1">標準：</text:span></text:p>
              <text:p text:style-name="P4"><text:span text:style-name="T1">アサイン</text:span></text:p>
              <text:p text:style-name="P4"><text:span text:style-name="T1">メント</text:span></text:p>
            </draw:text-box>
          </draw:frame>
        </draw:g>
        <draw:g>
          <draw:path draw:style-name="gr4" draw:text-style-name="P2" draw:layer="layout" svg:width="1.979cm" svg:height="1.626cm" svg:x="15.92cm" svg:y="14.246cm" svg:viewBox="0 0 1980 1627" svg:d="M0 247v1133c0 43 46 86 133 123 87 38 212 69 362 91s321 33 495 33 345-11 495-33 275-53 362-91c87-37 133-80 133-123v-1133c0-43-46-86-133-123-87-38-212-69-362-91s-321-33-495-33-345 11-495 33-275 53-362 91c-87 37-133 80-133 123zM0 247c0 44 46 86 133 124 87 37 212 68 362 90s321 33 495 33 345-11 495-33 275-53 362-90c87-38 133-80 133-124">
            <text:p/>
          </draw:path>
          <draw:frame draw:style-name="gr35" draw:text-style-name="P7" draw:layer="layout" svg:width="1.979cm" svg:height="0.963cm" svg:x="15.92cm" svg:y="14.702cm">
            <draw:text-box>
              <text:p text:style-name="P4"><text:span text:style-name="T1">標準：</text:span></text:p>
              <text:p text:style-name="P4"><text:span text:style-name="T1">従業員</text:span></text:p>
            </draw:text-box>
          </draw:frame>
        </draw:g>
        <draw:g>
          <draw:path draw:style-name="gr4" draw:text-style-name="P2" draw:layer="layout" svg:width="1.945cm" svg:height="1.627cm" svg:x="20.32cm" svg:y="14.262cm" svg:viewBox="0 0 1946 1628" svg:d="M0 243v1142c0 43 45 84 130 121 86 37 209 68 357 89 147 22 315 33 486 33s339-11 487-33c147-21 270-52 356-89 85-37 130-78 130-121v-1142c0-43-45-84-130-121-86-37-209-68-357-89-147-22-315-33-486-33s-339 11-487 33c-147 21-270 52-356 89-85 37-130 78-130 121zM0 243c0 43 45 85 130 122 86 37 209 67 357 89 147 21 315 32 486 32s339-11 487-32c147-22 270-52 356-89 85-37 130-79 130-122">
            <text:p/>
          </draw:path>
          <draw:frame draw:style-name="gr35" draw:text-style-name="P7" draw:layer="layout" svg:width="1.945cm" svg:height="0.963cm" svg:x="20.32cm" svg:y="14.716cm">
            <draw:text-box>
              <text:p text:style-name="P4"><text:span text:style-name="T1">標準：</text:span></text:p>
              <text:p text:style-name="P4"><text:span text:style-name="T1">ユーザ</text:span></text:p>
            </draw:text-box>
          </draw:frame>
        </draw:g>
        <draw:line draw:style-name="gr24" draw:text-style-name="P2" draw:layer="layout" svg:x1="27.142cm" svg:y1="4.708cm" svg:x2="29.925cm" svg:y2="4.716cm">
          <text:p/>
        </draw:line>
        <draw:g>
          <draw:g>
            <draw:path draw:style-name="gr11" draw:text-style-name="P3" draw:layer="layout" svg:width="2.54cm" svg:height="0.953cm" svg:x="37.359cm" svg:y="4.247cm" svg:viewBox="0 0 2541 954" svg:d="M476 954h1589c83 0 165-22 238-64 72-42 132-102 174-174 42-73 64-155 64-239s-22-166-64-239c-42-72-102-132-174-174-73-42-155-64-238-64h-1589c-83 0-165 22-238 64-72 42-132 102-174 175-42 72-64 154-64 238s22 166 64 239c42 72 102 132 174 174 73 42 155 64 238 64z">
              <text:p/>
            </draw:path>
            <draw:path draw:style-name="gr2" draw:text-style-name="P2" draw:layer="layout" svg:width="2.54cm" svg:height="0.953cm" svg:x="37.359cm" svg:y="4.247cm" svg:viewBox="0 0 2541 954" svg:d="M476 954h1589c83 0 165-22 238-64 72-42 132-102 174-174 42-73 64-155 64-239s-22-166-64-239c-42-72-102-132-174-174-73-42-155-64-238-64h-1589c-83 0-165 22-238 64-72 42-132 102-174 175-42 72-64 154-64 238s22 166 64 239c42 72 102 132 174 174 73 42 155 64 238 64z">
              <text:p/>
            </draw:path>
          </draw:g>
          <draw:frame draw:style-name="gr29" draw:text-style-name="P7" draw:layer="layout" svg:width="2.54cm" svg:height="0.953cm" svg:x="37.359cm" svg:y="4.247cm">
            <draw:text-box>
              <text:p text:style-name="P4"><text:span text:style-name="T3">END</text:span></text:p>
            </draw:text-box>
          </draw:frame>
        </draw:g>
        <draw:path draw:style-name="gr24" draw:text-style-name="P2" draw:layer="layout" svg:width="1.622cm" svg:height="5.511cm" svg:x="12.726cm" svg:y="13.217cm" svg:viewBox="0 0 1623 5512" svg:d="M0 0h1464c106 0 159 53 159 158v5354">
          <text:p/>
        </draw:path>
        <draw:g>
          <draw:g>
            <draw:path draw:style-name="gr11" draw:text-style-name="P3" draw:layer="layout" svg:width="3.015cm" svg:height="1.752cm" svg:x="3.995cm" svg:y="9.722cm" svg:viewBox="0 0 3016 1753" svg:d="M441 1373c3 40 18 79 46 113 30 39 74 70 126 92 53 22 112 34 173 34 53 0 106-9 153-26 42 50 100 91 170 120 73 31 155 47 239 47s167-16 239-47c73-30 133-74 175-127 18-23 33-47 44-72-1 3-1 6-1 9 0 19 7 37 19 53 13 16 31 29 53 38s47 14 72 14c5 0 9 0 14 0 26 3 52 4 78 4 97 0 192-19 275-54 70-29 130-69 176-116 17 2 35 3 53 3 60 0 119-12 171-34 52-21 95-53 125-91 9-11 17-24 24-37 5-55-9-113-42-168-37-61-96-117-170-162-5-3-9-5-14-8 147-98 274-211 376-332 0-7 1-14 1-21 0-85-36-170-103-244-67-75-163-137-279-180-5-1-10-3-15-5-7-10-15-20-24-30-40-44-97-81-167-107-69-26-148-39-228-39s-159 13-228 39-127 63-167 107-61 95-61 146c0 8 1 16 2 24-5-5-11-10-16-15-37-32-89-56-149-71-61-15-128-20-196-14s-134 22-191 48c-41 18-76 40-105 65-73-27-155-45-238-50-98-7-195 2-282 26-86 24-159 63-212 111-52 49-82 106-86 166s17 121 62 177c14 16 30 33 47 48-55 5-109 17-158 35-67 25-123 61-162 104s-60 92-60 142 21 99 60 142c39 44 95 80 162 104 67 25 142 38 219 39z">
              <text:p/>
            </draw:path>
            <draw:path draw:style-name="gr2" draw:text-style-name="P2" draw:layer="layout" svg:width="3.015cm" svg:height="1.752cm" svg:x="3.995cm" svg:y="9.722cm" svg:viewBox="0 0 3016 1753" svg:d="M441 1373c3 40 18 79 46 113 30 39 74 70 126 92 53 22 112 34 173 34 53 0 106-9 153-26 42 50 100 91 170 120 73 31 155 47 239 47s167-16 239-47c73-30 133-74 175-127 18-23 33-47 44-72-1 3-1 6-1 9 0 19 7 37 19 53 13 16 31 29 53 38s47 14 72 14c5 0 9 0 14 0 26 3 52 4 78 4 97 0 192-19 275-54 70-29 130-69 176-116 17 2 35 3 53 3 60 0 119-12 171-34 52-21 95-53 125-91 9-11 17-24 24-37 5-55-9-113-42-168-37-61-96-117-170-162-5-3-9-5-14-8 147-98 274-211 376-332 0-7 1-14 1-21 0-85-36-170-103-244-67-75-163-137-279-180-5-1-10-3-15-5-7-10-15-20-24-30-40-44-97-81-167-107-69-26-148-39-228-39s-159 13-228 39-127 63-167 107-61 95-61 146c0 8 1 16 2 24-5-5-11-10-16-15-37-32-89-56-149-71-61-15-128-20-196-14s-134 22-191 48c-41 18-76 40-105 65-73-27-155-45-238-50-98-7-195 2-282 26-86 24-159 63-212 111-52 49-82 106-86 166s17 121 62 177c14 16 30 33 47 48-55 5-109 17-158 35-67 25-123 61-162 104s-60 92-60 142 21 99 60 142c39 44 95 80 162 104 67 25 142 38 219 39z">
              <text:p/>
            </draw:path>
          </draw:g>
          <draw:frame draw:style-name="gr36" draw:text-style-name="P7" draw:layer="layout" svg:width="3.005cm" svg:height="1.749cm" svg:x="3.995cm" svg:y="9.722cm">
            <draw:text-box>
              <text:p text:style-name="P4"><text:span text:style-name="T1">ADPS</text:span><text:span text:style-name="T1">システム</text:span></text:p>
              <text:p text:style-name="P4"><text:span text:style-name="T1">（</text:span><text:span text:style-name="T1">INBOUND</text:span><text:span text:style-name="T1">）</text:span></text:p>
            </draw:text-box>
          </draw:frame>
        </draw:g>
        <draw:line draw:style-name="gr24" draw:text-style-name="P2" draw:layer="layout" svg:x1="6.741cm" svg:y1="10.597cm" svg:x2="7.568cm" svg:y2="10.589cm">
          <text:p/>
        </draw:line>
        <draw:frame draw:style-name="gr37" draw:text-style-name="P7" draw:layer="layout" svg:width="5.08cm" svg:height="2.183cm" svg:x="9.287cm" svg:y="13.969cm">
          <draw:text-box>
            <text:p text:style-name="P6"><text:span text:style-name="T1">・</text:span><text:span text:style-name="T1">ADPS</text:span><text:span text:style-name="T1">より配信された</text:span><text:span text:style-name="T1">IF</text:span><text:span text:style-name="T1">ファイル（</text:span><text:span text:style-name="T1">CSV</text:span><text:span text:style-name="T1">）を読込み、</text:span><text:span text:style-name="T1">EBS</text:span><text:span text:style-name="T1">の従業員マスタ情報へ反映する。</text:span></text:p>
            <text:p text:style-name="P6"><text:span text:style-name="T1">・対象データは、従業員全件とする。</text:span></text:p>
          </draw:text-box>
        </draw:frame>
        <draw:frame draw:style-name="gr38" draw:text-style-name="P7" draw:layer="layout" svg:width="4.564cm" svg:height="1.182cm" svg:x="12.277cm" svg:y="21.004cm">
          <draw:text-box>
            <text:p text:style-name="P6"><text:span text:style-name="T1">・従業員情報更新後に、仕入先との紐づきを更新する。</text:span></text:p>
          </draw:text-box>
        </draw:frame>
        <draw:frame draw:style-name="gr39" draw:text-style-name="P7" draw:layer="layout" svg:width="4.154cm" svg:height="1.163cm" svg:x="23.932cm" svg:y="6.011cm">
          <draw:text-box>
            <text:p text:style-name="P6"><text:span text:style-name="T1">・</text:span><text:span text:style-name="T1">EBS</text:span><text:span text:style-name="T1">より</text:span><text:span text:style-name="T1">HHT</text:span><text:span text:style-name="T1">システム連携用の</text:span></text:p>
            <text:p text:style-name="P6"><text:span text:style-name="T1">　</text:span><text:span text:style-name="T1">IF</text:span><text:span text:style-name="T1">ファイル（</text:span><text:span text:style-name="T1">CSV</text:span><text:span text:style-name="T1">）を作成する。</text:span></text:p>
          </draw:text-box>
        </draw:frame>
        <draw:g>
          <draw:g>
            <draw:path draw:style-name="gr11" draw:text-style-name="P3" draw:layer="layout" svg:width="3.015cm" svg:height="1.752cm" svg:x="33.708cm" svg:y="3.848cm" svg:viewBox="0 0 3016 1753" svg:d="M441 1373c3 40 18 79 46 113 30 39 74 70 126 92 53 22 112 34 173 34 53 0 106-9 153-26 42 50 100 91 170 120 73 31 155 47 239 47s167-16 239-47c73-30 133-74 175-127 18-23 33-47 44-72-1 3-1 6-1 9 0 19 7 37 19 53 13 16 31 29 53 38s47 14 72 14c5 0 9 0 14 0 26 3 52 4 78 4 97 0 192-19 275-54 70-29 130-69 176-116 17 2 35 3 53 3 60 0 119-12 171-34 52-21 95-53 125-91 9-11 17-24 24-37 5-55-9-113-42-168-37-61-96-117-170-162-5-3-9-5-14-8 147-98 274-211 376-332 0-7 1-14 1-21 0-85-36-170-103-244-67-75-163-137-279-180-5-1-10-3-15-5-7-10-15-20-24-30-40-44-97-81-167-107-69-26-148-39-228-39s-159 13-228 39-127 63-167 107-61 95-61 146c0 8 1 16 2 24-5-5-11-10-16-15-37-32-89-56-149-71-61-15-128-20-196-14s-134 22-191 48c-41 18-76 40-105 65-73-27-155-45-238-50-98-7-195 2-282 26-86 24-159 63-212 111-52 49-82 106-86 166s17 121 62 177c14 16 30 33 47 48-55 5-109 17-158 35-67 25-123 61-162 104s-60 92-60 142 21 99 60 142c39 44 95 80 162 104 67 25 142 38 219 39z">
              <text:p/>
            </draw:path>
            <draw:path draw:style-name="gr2" draw:text-style-name="P2" draw:layer="layout" svg:width="3.015cm" svg:height="1.752cm" svg:x="33.708cm" svg:y="3.848cm" svg:viewBox="0 0 3016 1753" svg:d="M441 1373c3 40 18 79 46 113 30 39 74 70 126 92 53 22 112 34 173 34 53 0 106-9 153-26 42 50 100 91 170 120 73 31 155 47 239 47s167-16 239-47c73-30 133-74 175-127 18-23 33-47 44-72-1 3-1 6-1 9 0 19 7 37 19 53 13 16 31 29 53 38s47 14 72 14c5 0 9 0 14 0 26 3 52 4 78 4 97 0 192-19 275-54 70-29 130-69 176-116 17 2 35 3 53 3 60 0 119-12 171-34 52-21 95-53 125-91 9-11 17-24 24-37 5-55-9-113-42-168-37-61-96-117-170-162-5-3-9-5-14-8 147-98 274-211 376-332 0-7 1-14 1-21 0-85-36-170-103-244-67-75-163-137-279-180-5-1-10-3-15-5-7-10-15-20-24-30-40-44-97-81-167-107-69-26-148-39-228-39s-159 13-228 39-127 63-167 107-61 95-61 146c0 8 1 16 2 24-5-5-11-10-16-15-37-32-89-56-149-71-61-15-128-20-196-14s-134 22-191 48c-41 18-76 40-105 65-73-27-155-45-238-50-98-7-195 2-282 26-86 24-159 63-212 111-52 49-82 106-86 166s17 121 62 177c14 16 30 33 47 48-55 5-109 17-158 35-67 25-123 61-162 104s-60 92-60 142 21 99 60 142c39 44 95 80 162 104 67 25 142 38 219 39z">
              <text:p/>
            </draw:path>
          </draw:g>
          <draw:frame draw:style-name="gr36" draw:text-style-name="P7" draw:layer="layout" svg:width="3.005cm" svg:height="1.749cm" svg:x="33.708cm" svg:y="3.848cm">
            <draw:text-box>
              <text:p text:style-name="P4"><text:span text:style-name="T1">ＨＨＴシステム</text:span></text:p>
              <text:p text:style-name="P4"><text:span text:style-name="T1">（</text:span><text:span text:style-name="T1">OUTBOUND</text:span><text:span text:style-name="T1">）</text:span></text:p>
            </draw:text-box>
          </draw:frame>
        </draw:g>
        <draw:path draw:style-name="gr24" draw:text-style-name="P2" draw:layer="layout" svg:width="1.65cm" svg:height="0.007cm" svg:x="32.211cm" svg:y="4.716cm" svg:viewBox="0 0 1651 8" svg:d="M0 0h472c3 0 4 1 4 4s1 4 3 4h1172">
          <text:p/>
        </draw:path>
        <draw:path draw:style-name="gr24" draw:text-style-name="P2" draw:layer="layout" svg:width="0.906cm" svg:height="0.001cm" svg:x="36.454cm" svg:y="4.722cm" svg:viewBox="0 0 907 2" svg:d="M0 0h640c1 0 1 0 1 0 0 1 0 2 0 2h266">
          <text:p/>
        </draw:path>
        <draw:g>
          <draw:g>
            <draw:path draw:style-name="gr11" draw:text-style-name="P3" draw:layer="layout" svg:width="3.015cm" svg:height="1.752cm" svg:x="33.701cm" svg:y="13.333cm" svg:viewBox="0 0 3016 1753" svg:d="M441 1373c3 40 18 79 46 113 30 39 74 70 126 92 53 22 112 34 173 34 53 0 106-9 153-26 42 50 100 91 170 120 73 31 155 47 239 47s167-16 239-47c73-30 133-74 175-127 18-23 33-47 44-72-1 3-1 6-1 9 0 19 7 37 19 53 13 16 31 29 53 38s47 14 72 14c5 0 9 0 14 0 26 3 52 4 78 4 97 0 192-19 275-54 70-29 130-69 176-116 17 2 35 3 53 3 60 0 119-12 171-34 52-21 95-53 125-91 9-11 17-24 24-37 5-55-9-113-42-168-37-61-96-117-170-162-5-3-9-5-14-8 147-98 274-211 376-332 0-7 1-14 1-21 0-85-36-170-103-244-67-75-163-137-279-180-5-1-10-3-15-5-7-10-15-20-24-30-40-44-97-81-167-107-69-26-148-39-228-39s-159 13-228 39-127 63-167 107-61 95-61 146c0 8 1 16 2 24-5-5-11-10-16-15-37-32-89-56-149-71-61-15-128-20-196-14s-134 22-191 48c-41 18-76 40-105 65-73-27-155-45-238-50-98-7-195 2-282 26-86 24-159 63-212 111-52 49-82 106-86 166s17 121 62 177c14 16 30 33 47 48-55 5-109 17-158 35-67 25-123 61-162 104s-60 92-60 142 21 99 60 142c39 44 95 80 162 104 67 25 142 38 219 39z">
              <text:p/>
            </draw:path>
            <draw:path draw:style-name="gr2" draw:text-style-name="P2" draw:layer="layout" svg:width="3.015cm" svg:height="1.752cm" svg:x="33.701cm" svg:y="13.333cm" svg:viewBox="0 0 3016 1753" svg:d="M441 1373c3 40 18 79 46 113 30 39 74 70 126 92 53 22 112 34 173 34 53 0 106-9 153-26 42 50 100 91 170 120 73 31 155 47 239 47s167-16 239-47c73-30 133-74 175-127 18-23 33-47 44-72-1 3-1 6-1 9 0 19 7 37 19 53 13 16 31 29 53 38s47 14 72 14c5 0 9 0 14 0 26 3 52 4 78 4 97 0 192-19 275-54 70-29 130-69 176-116 17 2 35 3 53 3 60 0 119-12 171-34 52-21 95-53 125-91 9-11 17-24 24-37 5-55-9-113-42-168-37-61-96-117-170-162-5-3-9-5-14-8 147-98 274-211 376-332 0-7 1-14 1-21 0-85-36-170-103-244-67-75-163-137-279-180-5-1-10-3-15-5-7-10-15-20-24-30-40-44-97-81-167-107-69-26-148-39-228-39s-159 13-228 39-127 63-167 107-61 95-61 146c0 8 1 16 2 24-5-5-11-10-16-15-37-32-89-56-149-71-61-15-128-20-196-14s-134 22-191 48c-41 18-76 40-105 65-73-27-155-45-238-50-98-7-195 2-282 26-86 24-159 63-212 111-52 49-82 106-86 166s17 121 62 177c14 16 30 33 47 48-55 5-109 17-158 35-67 25-123 61-162 104s-60 92-60 142 21 99 60 142c39 44 95 80 162 104 67 25 142 38 219 39z">
              <text:p/>
            </draw:path>
          </draw:g>
          <draw:frame draw:style-name="gr36" draw:text-style-name="P7" draw:layer="layout" svg:width="3.005cm" svg:height="1.749cm" svg:x="33.701cm" svg:y="13.333cm">
            <draw:text-box>
              <text:p text:style-name="P4"><text:span text:style-name="T1">自販機システム</text:span></text:p>
              <text:p text:style-name="P4"><text:span text:style-name="T1">（</text:span><text:span text:style-name="T1">OUTBOUND</text:span><text:span text:style-name="T1">）</text:span></text:p>
            </draw:text-box>
          </draw:frame>
        </draw:g>
        <draw:path draw:style-name="gr24" draw:text-style-name="P2" draw:layer="layout" svg:width="1.788cm" svg:height="3.889cm" svg:x="32.066cm" svg:y="14.207cm" svg:viewBox="0 0 1789 3890" svg:d="M0 3890h610c106 0 159-53 159-159v-3573c0-105 53-158 159-158h861">
          <text:p/>
        </draw:path>
        <draw:path draw:style-name="gr24" draw:text-style-name="P2" draw:layer="layout" svg:width="1.031cm" svg:height="0.001cm" svg:x="36.447cm" svg:y="14.207cm" svg:viewBox="0 0 1032 2" svg:d="M0 0h640 1c0 1 0 2 0 2h391">
          <text:p/>
        </draw:path>
        <draw:g>
          <draw:g>
            <draw:path draw:style-name="gr11" draw:text-style-name="P3" draw:layer="layout" svg:width="3.015cm" svg:height="1.752cm" svg:x="33.701cm" svg:y="21.308cm" svg:viewBox="0 0 3016 1753" svg:d="M441 1373c3 40 18 79 46 113 30 39 74 70 126 92 53 22 112 34 173 34 53 0 106-9 153-26 42 50 100 91 170 120 73 31 155 47 239 47s167-16 239-47c73-30 133-74 175-127 18-23 33-47 44-72-1 3-1 6-1 9 0 19 7 37 19 53 13 16 31 29 53 38s47 14 72 14c5 0 9 0 14 0 26 3 52 4 78 4 97 0 192-19 275-54 70-29 130-69 176-116 17 2 35 3 53 3 60 0 119-12 171-34 52-21 95-53 125-91 9-11 17-24 24-37 5-55-9-113-42-168-37-61-96-117-170-162-5-3-9-5-14-8 147-98 274-211 376-332 0-7 1-14 1-21 0-85-36-170-103-244-67-75-163-137-279-180-5-1-10-3-15-5-7-10-15-20-24-30-40-44-97-81-167-107-69-26-148-39-228-39s-159 13-228 39-127 63-167 107-61 95-61 146c0 8 1 16 2 24-5-5-11-10-16-15-37-32-89-56-149-71-61-15-128-20-196-14s-134 22-191 48c-41 18-76 40-105 65-73-27-155-45-238-50-98-7-195 2-282 26-86 24-159 63-212 111-52 49-82 106-86 166s17 121 62 177c14 16 30 33 47 48-55 5-109 17-158 35-67 25-123 61-162 104s-60 92-60 142 21 99 60 142c39 44 95 80 162 104 67 25 142 38 219 39z">
              <text:p/>
            </draw:path>
            <draw:path draw:style-name="gr2" draw:text-style-name="P2" draw:layer="layout" svg:width="3.015cm" svg:height="1.752cm" svg:x="33.701cm" svg:y="21.308cm" svg:viewBox="0 0 3016 1753" svg:d="M441 1373c3 40 18 79 46 113 30 39 74 70 126 92 53 22 112 34 173 34 53 0 106-9 153-26 42 50 100 91 170 120 73 31 155 47 239 47s167-16 239-47c73-30 133-74 175-127 18-23 33-47 44-72-1 3-1 6-1 9 0 19 7 37 19 53 13 16 31 29 53 38s47 14 72 14c5 0 9 0 14 0 26 3 52 4 78 4 97 0 192-19 275-54 70-29 130-69 176-116 17 2 35 3 53 3 60 0 119-12 171-34 52-21 95-53 125-91 9-11 17-24 24-37 5-55-9-113-42-168-37-61-96-117-170-162-5-3-9-5-14-8 147-98 274-211 376-332 0-7 1-14 1-21 0-85-36-170-103-244-67-75-163-137-279-180-5-1-10-3-15-5-7-10-15-20-24-30-40-44-97-81-167-107-69-26-148-39-228-39s-159 13-228 39-127 63-167 107-61 95-61 146c0 8 1 16 2 24-5-5-11-10-16-15-37-32-89-56-149-71-61-15-128-20-196-14s-134 22-191 48c-41 18-76 40-105 65-73-27-155-45-238-50-98-7-195 2-282 26-86 24-159 63-212 111-52 49-82 106-86 166s17 121 62 177c14 16 30 33 47 48-55 5-109 17-158 35-67 25-123 61-162 104s-60 92-60 142 21 99 60 142c39 44 95 80 162 104 67 25 142 38 219 39z">
              <text:p/>
            </draw:path>
          </draw:g>
          <draw:frame draw:style-name="gr36" draw:text-style-name="P7" draw:layer="layout" svg:width="3.005cm" svg:height="1.749cm" svg:x="33.701cm" svg:y="21.308cm">
            <draw:text-box>
              <text:p text:style-name="P4"><text:span text:style-name="T1">情報系システム</text:span></text:p>
              <text:p text:style-name="P4"><text:span text:style-name="T1">（</text:span><text:span text:style-name="T1">OUTBOUND</text:span><text:span text:style-name="T1">）</text:span></text:p>
            </draw:text-box>
          </draw:frame>
        </draw:g>
        <draw:polyline draw:style-name="gr24" draw:text-style-name="P2" draw:layer="layout" svg:width="1.877cm" svg:height="0cm" svg:x="31.975cm" svg:y="22.182cm" svg:viewBox="0 0 1878 0" draw:points="0,0 476,0 476,0 476,0 1878,0">
          <text:p/>
        </draw:polyline>
        <draw:frame draw:style-name="gr40" draw:text-style-name="P7" draw:layer="layout" svg:width="4.524cm" svg:height="1.503cm" svg:x="23.932cm" svg:y="19.15cm">
          <draw:text-box>
            <text:p text:style-name="P6"><text:span text:style-name="T1">・</text:span><text:span text:style-name="T1">EBS</text:span><text:span text:style-name="T1">より自販機システム連携用の</text:span><text:span text:style-name="T1">IF</text:span><text:span text:style-name="T1">ファイル（</text:span><text:span text:style-name="T1">CSV</text:span><text:span text:style-name="T1">）を作成する。</text:span></text:p>
          </draw:text-box>
        </draw:frame>
        <draw:frame draw:style-name="gr40" draw:text-style-name="P7" draw:layer="layout" svg:width="4.524cm" svg:height="1.503cm" svg:x="23.932cm" svg:y="23.261cm">
          <draw:text-box>
            <text:p text:style-name="P6"><text:span text:style-name="T1">・</text:span><text:span text:style-name="T1">EBS</text:span><text:span text:style-name="T1">より情報系システム連携用の</text:span><text:span text:style-name="T1">IF</text:span><text:span text:style-name="T1">ファイル（</text:span><text:span text:style-name="T1">CSV</text:span><text:span text:style-name="T1">）を作成する。</text:span></text:p>
          </draw:text-box>
        </draw:frame>
        <draw:g>
          <draw:path draw:style-name="gr4" draw:text-style-name="P2" draw:layer="layout" svg:width="1.68cm" svg:height="1.599cm" svg:x="15.41cm" svg:y="22.602cm" svg:viewBox="0 0 1681 1600" svg:d="M0 209v1182c0 37 39 73 113 104 73 32 179 59 307 77s273 28 421 28c147 0 292-10 420-28s234-45 307-77c74-31 113-67 113-104v-1182c0-37-39-73-113-104-73-32-179-59-307-77s-273-28-421-28c-147 0-292 10-420 28s-234 45-307 77c-74 31-113 67-113 104zM0 209c0 37 39 73 113 105 73 32 179 58 307 76 128 19 273 28 421 28 147 0 292-9 420-28 128-18 234-44 307-76 74-32 113-68 113-105">
            <text:p/>
          </draw:path>
          <draw:frame draw:style-name="gr41" draw:text-style-name="P7" draw:layer="layout" svg:width="1.68cm" svg:height="1.175cm" svg:x="15.41cm" svg:y="22.92cm">
            <draw:text-box>
              <text:p text:style-name="P4"><text:span text:style-name="T1">標準：</text:span></text:p>
              <text:p text:style-name="P4"><text:span text:style-name="T1">仕入先</text:span></text:p>
            </draw:text-box>
          </draw:frame>
        </draw:g>
        <draw:g>
          <draw:path draw:style-name="gr4" draw:text-style-name="P2" draw:layer="layout" svg:width="1.679cm" svg:height="1.611cm" svg:x="17.222cm" svg:y="22.59cm" svg:viewBox="0 0 1680 1612" svg:d="M0 209v1194c0 36 39 73 113 104 73 32 179 59 307 77s273 28 420 28 292-10 420-28 234-45 307-77c74-31 113-68 113-104v-1194c0-36-39-73-113-104-73-32-179-59-307-77s-273-28-420-28-292 10-420 28-234 45-307 77c-74 31-113 68-113 104zM0 209c0 37 39 73 113 105 73 32 179 58 307 76 128 19 273 29 420 29s292-10 420-29c128-18 234-44 307-76 74-32 113-68 113-105">
            <text:p/>
          </draw:path>
          <draw:frame draw:style-name="gr42" draw:text-style-name="P7" draw:layer="layout" svg:width="1.679cm" svg:height="1.515cm" svg:x="17.222cm" svg:y="22.744cm">
            <draw:text-box>
              <text:p text:style-name="P4"><text:span text:style-name="T1">標準：</text:span></text:p>
              <text:p text:style-name="P4"><text:span text:style-name="T1">仕入先</text:span></text:p>
              <text:p text:style-name="P4"><text:span text:style-name="T1">サイト</text:span></text:p>
            </draw:text-box>
          </draw:frame>
        </draw:g>
        <draw:g>
          <draw:polygon draw:style-name="gr2" draw:text-style-name="P2" draw:layer="layout" svg:width="2.988cm" svg:height="1.905cm" svg:x="24.519cm" svg:y="10.537cm" svg:viewBox="0 0 2989 1906" draw:points="158,0 0,158 0,1747 158,1906 2831,1906 2989,1747 2989,158 2831,0">
            <text:p/>
          </draw:polygon>
        </draw:g>
        <draw:frame draw:style-name="gr43" draw:text-style-name="P14" draw:layer="layout" svg:width="2.988cm" svg:height="0.341cm" svg:x="24.519cm" svg:y="10.536cm">
          <draw:text-box>
            <text:p text:style-name="P6"><text:span text:style-name="T1">CMM_002_A07</text:span></text:p>
          </draw:text-box>
        </draw:frame>
        <draw:g>
          <draw:g>
            <draw:path draw:style-name="gr15" draw:text-style-name="P9" draw:layer="layout" svg:width="3.466cm" svg:height="0.519cm" svg:x="25.248cm" svg:y="12.273cm" svg:viewBox="0 0 3467 520" svg:d="M101 520h3264c68 0 102-34 102-102v-317c0-67-34-101-102-101h-3264c-67 0-101 34-101 101v317c0 68 34 102 101 102z">
              <text:p/>
            </draw:path>
            <draw:path draw:style-name="gr2" draw:text-style-name="P2" draw:layer="layout" svg:width="3.466cm" svg:height="0.519cm" svg:x="25.248cm" svg:y="12.273cm" svg:viewBox="0 0 3467 520" svg:d="M101 520h3264c68 0 102-34 102-102v-317c0-67-34-101-102-101h-3264c-67 0-101 34-101 101v317c0 68 34 102 101 102z">
              <text:p/>
            </draw:path>
          </draw:g>
          <draw:frame draw:style-name="gr31" draw:text-style-name="P15" draw:layer="layout" svg:width="3.466cm" svg:height="0.791cm" svg:x="25.248cm" svg:y="12.137cm">
            <draw:text-box>
              <text:p text:style-name="P6"><text:span text:style-name="T4">【自動】</text:span></text:p>
              <text:p text:style-name="P6"><text:span text:style-name="T4">社員データ連携（</text:span><text:span text:style-name="T4">eSM</text:span><text:span text:style-name="T4">）</text:span></text:p>
            </draw:text-box>
          </draw:frame>
        </draw:g>
        <draw:frame draw:style-name="gr44" draw:text-style-name="P5" draw:layer="layout" svg:width="2.988cm" svg:height="1.842cm" svg:x="24.519cm" svg:y="10.738cm">
          <draw:text-box>
            <text:p text:style-name="P4"><text:span text:style-name="T1">【自動】</text:span></text:p>
            <text:p text:style-name="P4"><text:span text:style-name="T1">社員データ連携</text:span></text:p>
            <text:p text:style-name="P4"><text:span text:style-name="T1">（</text:span><text:span text:style-name="T1">eSM</text:span><text:span text:style-name="T1">）</text:span></text:p>
          </draw:text-box>
        </draw:frame>
        <draw:g>
          <draw:g>
            <draw:polygon draw:style-name="gr3" draw:text-style-name="P3" draw:layer="layout" svg:width="3.024cm" svg:height="1.127cm" svg:x="29.209cm" svg:y="10.917cm" svg:viewBox="0 0 3025 1128" draw:points="0,1128 2461,1128 3025,0 563,0">
              <text:p/>
            </draw:polygon>
            <draw:polygon draw:style-name="gr2" draw:text-style-name="P2" draw:layer="layout" svg:width="3.024cm" svg:height="1.127cm" svg:x="29.209cm" svg:y="10.917cm" svg:viewBox="0 0 3025 1128" draw:points="0,1128 2461,1128 3025,0 563,0">
              <text:p/>
            </draw:polygon>
          </draw:g>
          <draw:frame draw:style-name="gr45" draw:text-style-name="P5" draw:layer="layout" svg:width="1.64cm" svg:height="1.127cm" svg:x="29.901cm" svg:y="10.917cm">
            <draw:text-box>
              <text:p text:style-name="P4"><text:span text:style-name="T1">社員データ</text:span></text:p>
              <text:p text:style-name="P4"><text:span text:style-name="T1">(eSM)</text:span></text:p>
            </draw:text-box>
          </draw:frame>
        </draw:g>
        <draw:path draw:style-name="gr24" draw:text-style-name="P2" draw:layer="layout" svg:width="1.984cm" svg:height="0.009cm" svg:x="27.507cm" svg:y="11.481cm" svg:viewBox="0 0 1985 10" svg:d="M0 10h471c4 0 5-2 5-6 0-3 2-4 4-4h1505">
          <text:p/>
        </draw:path>
        <draw:frame draw:style-name="gr40" draw:text-style-name="P15" draw:layer="layout" svg:width="4.524cm" svg:height="1.503cm" svg:x="23.908cm" svg:y="12.805cm">
          <draw:text-box>
            <text:p text:style-name="P6"><text:span text:style-name="T1">・</text:span><text:span text:style-name="T1">EBS</text:span><text:span text:style-name="T1">より</text:span><text:span text:style-name="T1">eSM</text:span><text:span text:style-name="T1">連携用の</text:span><text:span text:style-name="T1">IF</text:span><text:span text:style-name="T1">ファイル（</text:span><text:span text:style-name="T1">CSV</text:span><text:span text:style-name="T1">）を作成する。</text:span></text:p>
            <text:p text:style-name="P6"><text:span text:style-name="T1">　※送信先は自販機システム</text:span></text:p>
          </draw:text-box>
        </draw:frame>
        <draw:path draw:style-name="gr24" draw:text-style-name="P2" draw:layer="layout" svg:width="1.903cm" svg:height="2.727cm" svg:x="31.951cm" svg:y="11.481cm" svg:viewBox="0 0 1904 2728" svg:d="M0 0h688c106 0 159 53 159 158v2412c0 105 53 158 159 158h898">
          <text:p/>
        </draw:path>
        <draw:g>
          <draw:g>
            <draw:path draw:style-name="gr11" draw:text-style-name="P3" draw:layer="layout" svg:width="1.976cm" svg:height="1.808cm" svg:x="17.933cm" svg:y="3.771cm" svg:viewBox="0 0 1977 1809" svg:d="M0 246v1317c0 43 46 86 132 123 87 37 212 69 362 90 151 22 321 33 495 33 173 0 343-11 494-33 150-21 275-53 362-90 86-37 132-80 132-123v-1317c0-43-46-86-132-123-87-37-212-69-362-90-151-22-321-33-495-33-173 0-343 11-494 33-150 21-275 53-362 90-86 37-132 80-132 123z">
              <text:p/>
            </draw:path>
            <draw:path draw:style-name="gr4" draw:text-style-name="P2" draw:layer="layout" svg:width="1.976cm" svg:height="1.808cm" svg:x="17.933cm" svg:y="3.771cm" svg:viewBox="0 0 1977 1809" svg:d="M0 246v1317c0 43 46 86 132 123 87 37 212 69 362 90 151 22 321 33 495 33 173 0 343-11 494-33 150-21 275-53 362-90 86-37 132-80 132-123v-1317c0-43-46-86-132-123-87-37-212-69-362-90-151-22-321-33-495-33-173 0-343 11-494 33-150 21-275 53-362 90-86 37-132 80-132 123zM0 246c0 43 46 86 132 123 87 38 212 69 362 90 151 22 321 33 495 33 173 0 343-11 494-33 150-21 275-52 362-90 86-37 132-80 132-123">
              <text:p/>
            </draw:path>
          </draw:g>
          <draw:frame draw:style-name="gr46" draw:text-style-name="P7" draw:layer="layout" svg:width="1.976cm" svg:height="1.068cm" svg:x="17.933cm" svg:y="4.265cm">
            <draw:text-box>
              <text:p text:style-name="P4"><text:span text:style-name="T1">標準：</text:span></text:p>
              <text:p text:style-name="P4"><text:span text:style-name="T1">リソース</text:span></text:p>
            </draw:text-box>
          </draw:frame>
        </draw:g>
        <draw:g>
          <draw:g>
            <draw:path draw:style-name="gr11" draw:text-style-name="P3" draw:layer="layout" svg:width="1.976cm" svg:height="1.808cm" svg:x="20.125cm" svg:y="3.771cm" svg:viewBox="0 0 1977 1809" svg:d="M0 246v1317c0 43 46 86 132 123 87 37 212 69 362 90 151 22 321 33 495 33 173 0 343-11 494-33 150-21 275-53 362-90 86-37 132-80 132-123v-1317c0-43-46-86-132-123-87-37-212-69-362-90-151-22-321-33-495-33-173 0-343 11-494 33-150 21-275 53-362 90-86 37-132 80-132 123z">
              <text:p/>
            </draw:path>
            <draw:path draw:style-name="gr4" draw:text-style-name="P2" draw:layer="layout" svg:width="1.976cm" svg:height="1.808cm" svg:x="20.125cm" svg:y="3.771cm" svg:viewBox="0 0 1977 1809" svg:d="M0 246v1317c0 43 46 86 132 123 87 37 212 69 362 90 151 22 321 33 495 33 173 0 343-11 494-33 150-21 275-53 362-90 86-37 132-80 132-123v-1317c0-43-46-86-132-123-87-37-212-69-362-90-151-22-321-33-495-33-173 0-343 11-494 33-150 21-275 53-362 90-86 37-132 80-132 123zM0 246c0 43 46 86 132 123 87 38 212 69 362 90 151 22 321 33 495 33 173 0 343-11 494-33 150-21 275-52 362-90 86-37 132-80 132-123">
              <text:p/>
            </draw:path>
          </draw:g>
          <draw:frame draw:style-name="gr32" draw:text-style-name="P7" draw:layer="layout" svg:width="1.976cm" svg:height="1.303cm" svg:x="20.125cm" svg:y="4.148cm">
            <draw:text-box>
              <text:p text:style-name="P4"><text:span text:style-name="T1">標準：</text:span></text:p>
              <text:p text:style-name="P4"><text:span text:style-name="T1">リソース</text:span></text:p>
              <text:p text:style-name="P4"><text:span text:style-name="T1">グループ</text:span></text:p>
            </draw:text-box>
          </draw:frame>
        </draw:g>
        <draw:path draw:style-name="gr24" draw:text-style-name="P2" draw:layer="layout" svg:width="1.463cm" svg:height="0.967cm" svg:x="23.139cm" svg:y="4.708cm" svg:viewBox="0 0 1464 968" svg:d="M0 968h461c106 0 159-53 159-159v-651c0-105 53-158 160-158h684">
          <text:p/>
        </draw:path>
        <draw:path draw:style-name="gr24" draw:text-style-name="P16" draw:layer="layout" svg:width="1.38cm" svg:height="5.814cm" svg:x="23.139cm" svg:y="5.676cm" svg:viewBox="0 0 1381 5815" svg:d="M0 0h436c105 0 158 53 158 158v5498c0 106 53 159 159 159h628">
          <text:p/>
        </draw:path>
        <draw:g>
          <draw:g>
            <draw:path draw:style-name="gr3" draw:text-style-name="P3" draw:layer="layout" svg:width="1.976cm" svg:height="1.808cm" svg:x="15.934cm" svg:y="8.872cm" svg:viewBox="0 0 1977 1809" svg:d="M0 246v1317c0 43 46 86 132 123 87 37 212 69 362 90 151 22 321 33 495 33 173 0 343-11 494-33 150-21 275-53 362-90 86-37 132-80 132-123v-1317c0-43-46-86-132-123-87-37-212-69-362-90-151-22-321-33-495-33-173 0-343 11-494 33-150 21-275 53-362 90-86 37-132 80-132 123z">
              <text:p/>
            </draw:path>
            <draw:path draw:style-name="gr4" draw:text-style-name="P2" draw:layer="layout" svg:width="1.976cm" svg:height="1.808cm" svg:x="15.934cm" svg:y="8.872cm" svg:viewBox="0 0 1977 1809" svg:d="M0 246v1317c0 43 46 86 132 123 87 37 212 69 362 90 151 22 321 33 495 33 173 0 343-11 494-33 150-21 275-53 362-90 86-37 132-80 132-123v-1317c0-43-46-86-132-123-87-37-212-69-362-90-151-22-321-33-495-33-173 0-343 11-494 33-150 21-275 53-362 90-86 37-132 80-132 123zM0 246c0 43 46 86 132 123 87 38 212 69 362 90 151 22 321 33 495 33 173 0 343-11 494-33 150-21 275-52 362-90 86-37 132-80 132-123">
              <text:p/>
            </draw:path>
          </draw:g>
          <draw:frame draw:style-name="gr47" draw:text-style-name="P5" draw:layer="layout" svg:width="1.976cm" svg:height="1.068cm" svg:x="15.934cm" svg:y="9.366cm">
            <draw:text-box>
              <text:p text:style-name="P4"><text:span text:style-name="T1">標準：</text:span></text:p>
              <text:p text:style-name="P4"><text:span text:style-name="T1">顧客マスタ</text:span></text:p>
            </draw:text-box>
          </draw:frame>
        </draw:g>
        <draw:g>
          <draw:g>
            <draw:path draw:style-name="gr3" draw:text-style-name="P3" draw:layer="layout" svg:width="1.976cm" svg:height="1.808cm" svg:x="18.126cm" svg:y="8.872cm" svg:viewBox="0 0 1977 1809" svg:d="M0 246v1317c0 43 46 86 132 123 87 37 212 69 362 90 151 22 321 33 495 33 173 0 343-11 494-33 150-21 275-53 362-90 86-37 132-80 132-123v-1317c0-43-46-86-132-123-87-37-212-69-362-90-151-22-321-33-495-33-173 0-343 11-494 33-150 21-275 53-362 90-86 37-132 80-132 123z">
              <text:p/>
            </draw:path>
            <draw:path draw:style-name="gr4" draw:text-style-name="P2" draw:layer="layout" svg:width="1.976cm" svg:height="1.808cm" svg:x="18.126cm" svg:y="8.872cm" svg:viewBox="0 0 1977 1809" svg:d="M0 246v1317c0 43 46 86 132 123 87 37 212 69 362 90 151 22 321 33 495 33 173 0 343-11 494-33 150-21 275-53 362-90 86-37 132-80 132-123v-1317c0-43-46-86-132-123-87-37-212-69-362-90-151-22-321-33-495-33-173 0-343 11-494 33-150 21-275 53-362 90-86 37-132 80-132 123zM0 246c0 43 46 86 132 123 87 38 212 69 362 90 151 22 321 33 495 33 173 0 343-11 494-33 150-21 275-52 362-90 86-37 132-80 132-123">
              <text:p/>
            </draw:path>
          </draw:g>
          <draw:frame draw:style-name="gr5" draw:text-style-name="P5" draw:layer="layout" svg:width="1.976cm" svg:height="1.303cm" svg:x="18.126cm" svg:y="9.249cm">
            <draw:text-box>
              <text:p text:style-name="P4"><text:span text:style-name="T1">標準：</text:span></text:p>
              <text:p text:style-name="P4"><text:span text:style-name="T1">パーティサイトマスタ</text:span></text:p>
            </draw:text-box>
          </draw:frame>
        </draw:g>
        <draw:g>
          <draw:g>
            <draw:path draw:style-name="gr3" draw:text-style-name="P3" draw:layer="layout" svg:width="1.976cm" svg:height="1.808cm" svg:x="20.294cm" svg:y="8.894cm" svg:viewBox="0 0 1977 1809" svg:d="M0 246v1317c0 43 46 86 132 123 87 37 212 69 362 90 151 22 321 33 495 33 173 0 343-11 494-33 150-21 275-53 362-90 86-37 132-80 132-123v-1317c0-43-46-86-132-123-87-37-212-69-362-90-151-22-321-33-495-33-173 0-343 11-494 33-150 21-275 53-362 90-86 37-132 80-132 123z">
              <text:p/>
            </draw:path>
            <draw:path draw:style-name="gr4" draw:text-style-name="P2" draw:layer="layout" svg:width="1.976cm" svg:height="1.808cm" svg:x="20.294cm" svg:y="8.894cm" svg:viewBox="0 0 1977 1809" svg:d="M0 246v1317c0 43 46 86 132 123 87 37 212 69 362 90 151 22 321 33 495 33 173 0 343-11 494-33 150-21 275-53 362-90 86-37 132-80 132-123v-1317c0-43-46-86-132-123-87-37-212-69-362-90-151-22-321-33-495-33-173 0-343 11-494 33-150 21-275 53-362 90-86 37-132 80-132 123zM0 246c0 43 46 86 132 123 87 38 212 69 362 90 151 22 321 33 495 33 173 0 343-11 494-33 150-21 275-52 362-90 86-37 132-80 132-123">
              <text:p/>
            </draw:path>
          </draw:g>
          <draw:frame draw:style-name="gr5" draw:text-style-name="P5" draw:layer="layout" svg:width="1.976cm" svg:height="1.303cm" svg:x="20.294cm" svg:y="9.271cm">
            <draw:text-box>
              <text:p text:style-name="P4"><text:span text:style-name="T1">標準：</text:span></text:p>
              <text:p text:style-name="P4"><text:span text:style-name="T1">顧客事業所マスタ</text:span></text:p>
            </draw:text-box>
          </draw:frame>
        </draw:g>
        <draw:path draw:style-name="gr24" draw:text-style-name="P2" draw:layer="layout" svg:width="1.897cm" svg:height="0.744cm" svg:x="22.622cm" svg:y="10.746cm" svg:viewBox="0 0 1898 745" svg:d="M0 0h317c106 0 159 53 159 158v429c0 105 53 158 159 158h1263">
          <text:p/>
        </draw:path>
        <draw:path draw:style-name="gr24" draw:text-style-name="P2" draw:layer="layout" svg:width="1.868cm" svg:height="4.473cm" svg:x="22.65cm" svg:y="11.49cm" svg:viewBox="0 0 1869 4474" svg:d="M0 4474h1004c106 0 159-53 159-159v-4157c0-105 52-158 158-158h548">
          <text:p/>
        </draw:path>
        <draw:g>
          <draw:g>
            <draw:path draw:style-name="gr3" draw:text-style-name="P3" draw:layer="layout" svg:width="1.971cm" svg:height="1.626cm" svg:x="18.15cm" svg:y="14.262cm" svg:viewBox="0 0 1972 1627" svg:d="M0 246v1135c0 43 46 86 132 123 87 37 211 69 361 90 150 22 320 33 493 33s343-11 493-33c150-21 274-53 361-90 86-37 132-80 132-123v-1135c0-43-46-86-132-123-87-37-211-69-361-90-150-22-320-33-493-33s-343 11-493 33c-150 21-274 53-361 90-86 37-132 80-132 123z">
              <text:p/>
            </draw:path>
            <draw:path draw:style-name="gr4" draw:text-style-name="P2" draw:layer="layout" svg:width="1.971cm" svg:height="1.626cm" svg:x="18.15cm" svg:y="14.262cm" svg:viewBox="0 0 1972 1627" svg:d="M0 246v1135c0 43 46 86 132 123 87 37 211 69 361 90 150 22 320 33 493 33s343-11 493-33c150-21 274-53 361-90 86-37 132-80 132-123v-1135c0-43-46-86-132-123-87-37-211-69-361-90-150-22-320-33-493-33s-343 11-493 33c-150 21-274 53-361 90-86 37-132 80-132 123zM0 246c0 43 46 86 132 123 87 38 211 69 361 90 150 22 320 33 493 33s343-11 493-33c150-21 274-52 361-90 86-37 132-80 132-123">
              <text:p/>
            </draw:path>
          </draw:g>
          <draw:frame draw:style-name="gr6" draw:text-style-name="P5" draw:layer="layout" svg:width="1.971cm" svg:height="1.643cm" svg:x="18.15cm" svg:y="14.377cm">
            <draw:text-box>
              <text:p text:style-name="P4"><text:span text:style-name="T1">標準：</text:span></text:p>
              <text:p text:style-name="P4"><text:span text:style-name="T1">従業員サービス期間マスタ</text:span></text:p>
            </draw:text-box>
          </draw:frame>
        </draw:g>
        <draw:g>
          <draw:g>
            <draw:path draw:style-name="gr48" draw:text-style-name="P17" draw:layer="layout" svg:width="0.976cm" svg:height="0.976cm" svg:x="21.323cm" svg:y="23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49" draw:text-style-name="P18" draw:layer="layout" svg:width="0.976cm" svg:height="0.976cm" svg:x="21.323cm" svg:y="23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50" draw:text-style-name="P19" draw:layer="layout" svg:width="0.976cm" svg:height="0.976cm" svg:x="21.323cm" svg:y="23cm">
            <draw:text-box>
              <text:p text:style-name="P4"><text:span text:style-name="T12">1</text:span></text:p>
            </draw:text-box>
          </draw:frame>
        </draw:g>
        <draw:polyline draw:style-name="gr24" draw:text-style-name="P2" draw:layer="layout" svg:width="2.275cm" svg:height="0cm" svg:x="18.974cm" svg:y="23.482cm" svg:viewBox="0 0 2276 0" draw:points="0,0 577,0 577,0 577,0 2276,0">
          <text:p/>
        </draw:polyline>
        <draw:path draw:style-name="gr51" draw:text-style-name="P2" draw:layer="layout" svg:width="1.589cm" svg:height="5.084cm" svg:x="19.66cm" svg:y="18.383cm" svg:viewBox="0 0 1590 5085" svg:d="M0 0v4927c0 105 13 158 38 158h1552">
          <text:p/>
        </draw:path>
      </draw:page>
      <draw:page draw:name="page2" draw:style-name="dp1" draw:master-page-name="PM0">
        <draw:frame draw:style-name="gr8" draw:text-style-name="P7" draw:layer="layout" svg:width="2.54cm" svg:height="0.79cm" svg:x="0.476cm" svg:y="25.178cm">
          <draw:text-box>
            <text:p text:style-name="P6"><text:span text:style-name="T2">凡例</text:span><text:span text:style-name="T2">:</text:span></text:p>
          </draw:text-box>
        </draw:frame>
        <draw:frame draw:style-name="gr9" draw:text-style-name="P7" draw:layer="layout" svg:width="11.591cm" svg:height="0.635cm" svg:x="1.213cm" svg:y="28.43cm">
          <draw:text-box>
            <text:p text:style-name="P6"><text:span text:style-name="T1">MD050_SPF_CMM_002_</text:span><text:span text:style-name="T1">従業員</text:span><text:span text:style-name="T1">.vsd</text:span></text:p>
          </draw:text-box>
        </draw:frame>
        <draw:g>
          <draw:polygon draw:style-name="gr4" draw:text-style-name="P2" draw:layer="layout" svg:width="13.152cm" svg:height="0.953cm" svg:x="9.866cm" svg:y="0.807cm" svg:viewBox="0 0 13153 954" draw:points="0,954 13153,954 13153,0 0,0">
            <text:p/>
          </draw:polygon>
          <draw:frame draw:style-name="gr10" draw:text-style-name="P7" draw:layer="layout" svg:width="13.152cm" svg:height="0.953cm" svg:x="9.866cm" svg:y="0.807cm">
            <draw:text-box>
              <text:p text:style-name="P6"><text:span text:style-name="T3">説明</text:span><text:span text:style-name="T3">: <text:s/></text:span><text:span text:style-name="T3">人事システムからの自動取込みの流れ</text:span></text:p>
            </draw:text-box>
          </draw:frame>
        </draw:g>
        <draw:g>
          <draw:polygon draw:style-name="gr4" draw:text-style-name="P2" draw:layer="layout" svg:width="8.599cm" svg:height="0.953cm" svg:x="1.27cm" svg:y="0.807cm" svg:viewBox="0 0 8600 954" draw:points="0,954 8600,954 8600,0 0,0">
            <text:p/>
          </draw:polygon>
          <draw:frame draw:style-name="gr10" draw:text-style-name="P7" draw:layer="layout" svg:width="8.599cm" svg:height="0.953cm" svg:x="1.27cm" svg:y="0.807cm">
            <draw:text-box>
              <text:p text:style-name="P6"><text:span text:style-name="T3">MD050_SPF_CMM_002</text:span><text:span text:style-name="T3">　従業員マスタの管理</text:span></text:p>
            </draw:text-box>
          </draw:frame>
        </draw:g>
        <draw:frame draw:style-name="gr9" draw:text-style-name="P7" draw:layer="layout" svg:width="3.971cm" svg:height="0.635cm" svg:x="37.304cm" svg:y="28.43cm">
          <draw:text-box>
            <text:p text:style-name="P8"><text:span text:style-name="T1">2 / 2</text:span></text:p>
          </draw:text-box>
        </draw:frame>
        <draw:g>
          <draw:g>
            <draw:polygon draw:style-name="gr11" draw:text-style-name="P3" draw:layer="layout" svg:width="1.588cm" svg:height="1.175cm" svg:x="4.207cm" svg:y="26.255cm" svg:viewBox="0 0 1589 1176" draw:points="0,0 0,1176 794,858 1589,1176 1589,0">
              <text:p/>
            </draw:polygon>
            <draw:polygon draw:style-name="gr2" draw:text-style-name="P2" draw:layer="layout" svg:width="1.588cm" svg:height="1.175cm" svg:x="4.207cm" svg:y="26.255cm" svg:viewBox="0 0 1589 1176" draw:points="0,0 0,1176 794,858 1589,1176 1589,0">
              <text:p/>
            </draw:polygon>
          </draw:g>
        </draw:g>
        <draw:frame draw:style-name="gr12" draw:text-style-name="P2" draw:layer="layout" svg:width="1.588cm" svg:height="0.932cm" svg:x="4.207cm" svg:y="25.959cm">
          <draw:text-box>
            <text:p/>
          </draw:text-box>
        </draw:frame>
        <draw:frame draw:style-name="gr13" draw:text-style-name="P2" draw:layer="layout" svg:width="1.588cm" svg:height="1.214cm" svg:x="4.842cm" svg:y="26.736cm">
          <draw:text-box>
            <text:p/>
          </draw:text-box>
        </draw:frame>
        <draw:frame draw:style-name="gr14" draw:text-style-name="P7" draw:layer="layout" svg:width="1.588cm" svg:height="0.677cm" svg:x="4.207cm" svg:y="26.594cm">
          <draw:text-box>
            <text:p text:style-name="P4"><text:span text:style-name="T4">帳票名称</text:span></text:p>
          </draw:text-box>
        </draw:frame>
        <draw:g>
          <draw:g>
            <draw:path draw:style-name="gr15" draw:text-style-name="P9" draw:layer="layout" svg:width="1.767cm" svg:height="0.615cm" svg:x="4.911cm" svg:y="27.259cm" svg:viewBox="0 0 1768 616" svg:d="M76 616h1616c51 0 76-26 76-77v-463c0-51-25-76-76-76h-1616c-51 0-76 25-76 76v463c0 51 25 77 76 77z">
              <text:p/>
            </draw:path>
            <draw:path draw:style-name="gr2" draw:text-style-name="P2" draw:layer="layout" svg:width="1.767cm" svg:height="0.615cm" svg:x="4.911cm" svg:y="27.259cm" svg:viewBox="0 0 1768 616" svg:d="M76 616h1616c51 0 76-26 76-77v-463c0-51-25-76-76-76h-1616c-51 0-76 25-76 76v463c0 51 25 77 76 77z">
              <text:p/>
            </draw:path>
          </draw:g>
          <draw:frame draw:style-name="gr16" draw:text-style-name="P7" draw:layer="layout" svg:width="1.767cm" svg:height="1.045cm" svg:x="4.911cm" svg:y="27.044cm">
            <draw:text-box>
              <text:p text:style-name="P6"><text:span text:style-name="T4">BP080_</text:span><text:span text:style-name="T4">システムプロセスステップ</text:span></text:p>
            </draw:text-box>
          </draw:frame>
        </draw:g>
        <draw:g>
          <draw:polygon draw:style-name="gr17" draw:text-style-name="P2" draw:layer="layout" svg:width="39.292cm" svg:height="22.688cm" svg:x="1.332cm" svg:y="2.25cm" svg:viewBox="0 0 39293 22689" draw:points="0,22689 39293,22689 39293,0 0,0">
            <text:p/>
          </draw:polygon>
          <draw:frame draw:style-name="gr52" draw:text-style-name="P2" draw:layer="layout" svg:width="39.292cm" svg:height="22.689cm" svg:x="1.332cm" svg:y="2.25cm">
            <draw:text-box>
              <text:p/>
            </draw:text-box>
          </draw:frame>
        </draw:g>
        <draw:g>
          <draw:polygon draw:style-name="gr2" draw:text-style-name="P2" draw:layer="layout" svg:width="2.54cm" svg:height="1.905cm" svg:x="4.786cm" svg:y="12.446cm" svg:viewBox="0 0 2541 1906" draw:points="158,0 0,158 0,1747 158,1906 2382,1906 2541,1747 2541,158 2382,0">
            <text:p/>
          </draw:polygon>
        </draw:g>
        <draw:frame draw:style-name="gr19" draw:text-style-name="P12" draw:layer="layout" svg:width="2.54cm" svg:height="0.341cm" svg:x="4.786cm" svg:y="12.445cm">
          <draw:text-box>
            <text:p text:style-name="P6"><text:span text:style-name="T13">CMM_002_A08</text:span></text:p>
          </draw:text-box>
        </draw:frame>
        <draw:frame draw:style-name="gr21" draw:text-style-name="P12" draw:layer="layout" svg:width="2.54cm" svg:height="1.566cm" svg:x="4.786cm" svg:y="12.785cm">
          <draw:text-box>
            <text:p text:style-name="P4"><text:span text:style-name="T13">従業員経費口座の銀行口座</text:span><text:span text:style-name="T13">ID</text:span><text:span text:style-name="T13">連携抽出（</text:span><text:span text:style-name="T13">BIP</text:span><text:span text:style-name="T13">）</text:span></text:p>
          </draw:text-box>
        </draw:frame>
        <draw:g>
          <draw:g>
            <draw:polygon draw:style-name="gr11" draw:text-style-name="P3" draw:layer="layout" svg:width="2.442cm" svg:height="1.127cm" svg:x="12.127cm" svg:y="26.245cm" svg:viewBox="0 0 2443 1128" draw:points="0,1128 1879,1128 2443,0 563,0">
              <text:p/>
            </draw:polygon>
            <draw:polygon draw:style-name="gr2" draw:text-style-name="P2" draw:layer="layout" svg:width="2.442cm" svg:height="1.127cm" svg:x="12.127cm" svg:y="26.245cm" svg:viewBox="0 0 2443 1128" draw:points="0,1128 1879,1128 2443,0 563,0">
              <text:p/>
            </draw:polygon>
          </draw:g>
          <draw:frame draw:style-name="gr22" draw:text-style-name="P7" draw:layer="layout" svg:width="1.252cm" svg:height="1.127cm" svg:x="12.722cm" svg:y="26.245cm">
            <draw:text-box>
              <text:p text:style-name="P4"><text:span text:style-name="T4">データ</text:span></text:p>
              <text:p text:style-name="P4"><text:span text:style-name="T4">ファイル名</text:span></text:p>
            </draw:text-box>
          </draw:frame>
        </draw:g>
        <draw:g>
          <draw:g>
            <draw:polygon draw:style-name="gr11" draw:text-style-name="P3" draw:layer="layout" svg:width="1.588cm" svg:height="1.016cm" svg:x="6.834cm" svg:y="26.195cm" svg:viewBox="0 0 1589 1017" draw:points="158,0 0,158 0,859 158,1017 1430,1017 1589,859 1589,158 1430,0">
              <text:p/>
            </draw:polygon>
            <draw:polygon draw:style-name="gr2" draw:text-style-name="P2" draw:layer="layout" svg:width="1.588cm" svg:height="1.016cm" svg:x="6.834cm" svg:y="26.195cm" svg:viewBox="0 0 1589 1017" draw:points="158,0 0,158 0,859 158,1017 1430,1017 1589,859 1589,158 1430,0">
              <text:p/>
            </draw:polygon>
          </draw:g>
        </draw:g>
        <draw:frame draw:style-name="gr12" draw:text-style-name="P2" draw:layer="layout" svg:width="1.588cm" svg:height="0.932cm" svg:x="6.834cm" svg:y="25.899cm">
          <draw:text-box>
            <text:p/>
          </draw:text-box>
        </draw:frame>
        <draw:frame draw:style-name="gr13" draw:text-style-name="P2" draw:layer="layout" svg:width="1.588cm" svg:height="1.214cm" svg:x="7.469cm" svg:y="26.676cm">
          <draw:text-box>
            <text:p/>
          </draw:text-box>
        </draw:frame>
        <draw:frame draw:style-name="gr14" draw:text-style-name="P7" draw:layer="layout" svg:width="1.588cm" svg:height="0.677cm" svg:x="6.834cm" svg:y="26.534cm">
          <draw:text-box>
            <text:p text:style-name="P4"><text:span text:style-name="T4">バッチ名称</text:span></text:p>
          </draw:text-box>
        </draw:frame>
        <draw:g>
          <draw:g>
            <draw:path draw:style-name="gr15" draw:text-style-name="P9" draw:layer="layout" svg:width="1.767cm" svg:height="0.615cm" svg:x="7.538cm" svg:y="27.199cm" svg:viewBox="0 0 1768 616" svg:d="M76 616h1616c51 0 76-26 76-77v-463c0-51-25-76-76-76h-1616c-51 0-76 25-76 76v463c0 51 25 77 76 77z">
              <text:p/>
            </draw:path>
            <draw:path draw:style-name="gr2" draw:text-style-name="P2" draw:layer="layout" svg:width="1.767cm" svg:height="0.615cm" svg:x="7.538cm" svg:y="27.199cm" svg:viewBox="0 0 1768 616" svg:d="M76 616h1616c51 0 76-26 76-77v-463c0-51-25-76-76-76h-1616c-51 0-76 25-76 76v463c0 51 25 77 76 77z">
              <text:p/>
            </draw:path>
          </draw:g>
          <draw:frame draw:style-name="gr16" draw:text-style-name="P7" draw:layer="layout" svg:width="1.767cm" svg:height="1.045cm" svg:x="7.538cm" svg:y="26.984cm">
            <draw:text-box>
              <text:p text:style-name="P6"><text:span text:style-name="T4">BP080_</text:span><text:span text:style-name="T4">システムプロセスステップ</text:span></text:p>
            </draw:text-box>
          </draw:frame>
        </draw:g>
        <draw:g>
          <draw:g>
            <draw:path draw:style-name="gr11" draw:text-style-name="P3" draw:layer="layout" svg:width="1.733cm" svg:height="1.399cm" svg:x="9.79cm" svg:y="26.077cm" svg:viewBox="0 0 1734 1400" svg:d="M0 216v968c0 38 40 75 116 108s186 60 318 79c131 19 281 29 433 29s302-10 434-29c131-19 241-46 317-79s116-70 116-108v-968c0-38-40-75-116-108s-186-60-318-79c-131-19-281-29-433-29s-302 10-434 29c-131 19-241 46-317 79s-116 70-116 108z">
              <text:p/>
            </draw:path>
            <draw:path draw:style-name="gr4" draw:text-style-name="P2" draw:layer="layout" svg:width="1.733cm" svg:height="1.399cm" svg:x="9.79cm" svg:y="26.077cm" svg:viewBox="0 0 1734 1400" svg:d="M0 216v968c0 38 40 75 116 108s186 60 318 79c131 19 281 29 433 29s302-10 434-29c131-19 241-46 317-79s116-70 116-108v-968c0-38-40-75-116-108s-186-60-318-79c-131-19-281-29-433-29s-302 10-434 29c-131 19-241 46-317 79s-116 70-116 108zM0 216c0 38 40 75 116 108s186 60 318 79c131 19 281 29 433 29s302-10 434-29c131-19 241-46 317-79s116-70 116-108">
              <text:p/>
            </draw:path>
          </draw:g>
          <draw:frame draw:style-name="gr23" draw:text-style-name="P7" draw:layer="layout" svg:width="1.733cm" svg:height="0.75cm" svg:x="9.79cm" svg:y="26.511cm">
            <draw:text-box>
              <text:p text:style-name="P4"><text:span text:style-name="T4">テーブル名称</text:span></text:p>
            </draw:text-box>
          </draw:frame>
        </draw:g>
        <draw:g>
          <draw:polygon draw:style-name="gr11" draw:text-style-name="P3" draw:layer="layout" svg:width="1.283cm" svg:height="1.283cm" svg:x="1.455cm" svg:y="26.287cm" svg:viewBox="0 0 1284 1284" draw:points="280,843 0,843 0,1284 1284,1284 1284,843 1003,843 1003,782 1123,782 1123,0 160,0 160,782 280,782">
            <text:p/>
          </draw:polygon>
          <draw:path draw:style-name="gr4" draw:text-style-name="P2" draw:layer="layout" svg:width="1.283cm" svg:height="1.283cm" svg:x="1.455cm" svg:y="26.287cm" svg:viewBox="0 0 1284 1284" svg:d="M280 843h-280v441h1284v-441h-281v-61h120v-782h-963v782h120zM280 843h723M280 782h723">
            <text:p/>
          </draw:path>
        </draw:g>
        <draw:g>
          <draw:path draw:style-name="gr11" draw:text-style-name="P3" draw:layer="layout" svg:width="0.521cm" svg:height="0.361cm" svg:x="2.117cm" svg:y="27.169cm" svg:viewBox="0 0 522 362" svg:d="M0 362h422v-362h-422zM462 60h60v-60h-60z">
            <text:p/>
          </draw:path>
          <draw:path draw:style-name="gr2" draw:text-style-name="P2" draw:layer="layout" svg:width="0.521cm" svg:height="0.361cm" svg:x="2.117cm" svg:y="27.169cm" svg:viewBox="0 0 522 362" svg:d="M0 362h422v-362h-422zM0 121h422M0 241h422M20 181h382M240 221h121v-80h-121zM462 60h60v-60h-60z">
            <text:p/>
          </draw:path>
        </draw:g>
        <draw:g>
          <draw:path draw:style-name="gr25" draw:text-style-name="P11" draw:layer="layout" svg:width="1.203cm" svg:height="0.862cm" svg:x="1.495cm" svg:y="26.377cm" svg:viewBox="0 0 1204 863" svg:d="M1008 617h45v-15h-45zM270 512v-452h663v452zM240 542h723v-512h30v-30h-783v572h30zM0 833h120v-41h-120zM702 863h261v-20h-261zM1163 813h41v-21h-41zM1163 853h41v-20h-41z">
            <text:p/>
          </draw:path>
          <draw:path draw:style-name="gr2" draw:text-style-name="P2" draw:layer="layout" svg:width="1.203cm" svg:height="0.862cm" svg:x="1.495cm" svg:y="26.377cm" svg:viewBox="0 0 1204 863" svg:d="M1008 617h45v-15h-45zM270 512v-452h663v452zM240 542h723v-512h30v-30h-783v572h30zM120 647h963M360 692v-45M601 692v-45M0 833h120v-41h-120zM702 863h261v-20h-261zM1163 813h41v-21h-41zM1163 853h41v-20h-41z">
            <text:p/>
          </draw:path>
        </draw:g>
        <draw:frame draw:style-name="gr26" draw:text-style-name="P7" draw:layer="layout" svg:width="2.117cm" svg:height="0.537cm" svg:x="1.039cm" svg:y="27.57cm">
          <draw:text-box>
            <text:p text:style-name="P4"><text:span text:style-name="T5">画面名称</text:span></text:p>
          </draw:text-box>
        </draw:frame>
        <draw:g>
          <draw:g>
            <draw:path draw:style-name="gr15" draw:text-style-name="P9" draw:layer="layout" svg:width="1.767cm" svg:height="0.615cm" svg:x="2.17cm" svg:y="26.995cm" svg:viewBox="0 0 1768 616" svg:d="M76 616h1616c51 0 76-26 76-77v-463c0-51-25-76-76-76h-1616c-51 0-76 25-76 76v463c0 51 25 77 76 77z">
              <text:p/>
            </draw:path>
            <draw:path draw:style-name="gr2" draw:text-style-name="P2" draw:layer="layout" svg:width="1.767cm" svg:height="0.615cm" svg:x="2.17cm" svg:y="26.995cm" svg:viewBox="0 0 1768 616" svg:d="M76 616h1616c51 0 76-26 76-77v-463c0-51-25-76-76-76h-1616c-51 0-76 25-76 76v463c0 51 25 77 76 77z">
              <text:p/>
            </draw:path>
          </draw:g>
          <draw:frame draw:style-name="gr16" draw:text-style-name="P7" draw:layer="layout" svg:width="1.767cm" svg:height="1.045cm" svg:x="2.17cm" svg:y="26.78cm">
            <draw:text-box>
              <text:p text:style-name="P6"><text:span text:style-name="T4">BP080_</text:span><text:span text:style-name="T4">システムプロセスステップ</text:span></text:p>
            </draw:text-box>
          </draw:frame>
        </draw:g>
        <draw:g>
          <draw:polygon draw:style-name="gr4" draw:text-style-name="P2" draw:layer="layout" svg:width="2.143cm" svg:height="0.953cm" svg:x="24.606cm" svg:y="0.807cm" svg:viewBox="0 0 2144 954" draw:points="0,954 2144,954 2144,0 0,0">
            <text:p/>
          </draw:polygon>
          <draw:frame draw:style-name="gr10" draw:text-style-name="P12" draw:layer="layout" svg:width="2.143cm" svg:height="0.953cm" svg:x="24.606cm" svg:y="0.807cm">
            <draw:text-box>
              <text:p text:style-name="P6"><text:span text:style-name="T6">2022/08/04</text:span></text:p>
            </draw:text-box>
          </draw:frame>
        </draw:g>
        <draw:g>
          <draw:polygon draw:style-name="gr4" draw:text-style-name="P2" draw:layer="layout" svg:width="1.59cm" svg:height="0.953cm" svg:x="23.019cm" svg:y="0.807cm" svg:viewBox="0 0 1591 954" draw:points="0,954 1591,954 1591,0 0,0">
            <text:p/>
          </draw:polygon>
          <draw:frame draw:style-name="gr10" draw:text-style-name="P7" draw:layer="layout" svg:width="1.59cm" svg:height="0.953cm" svg:x="23.019cm" svg:y="0.807cm">
            <draw:text-box>
              <text:p text:style-name="P6"><text:span text:style-name="T3">作成日</text:span></text:p>
            </draw:text-box>
          </draw:frame>
        </draw:g>
        <draw:g>
          <draw:polygon draw:style-name="gr4" draw:text-style-name="P2" draw:layer="layout" svg:width="2.064cm" svg:height="0.953cm" svg:x="31.988cm" svg:y="0.807cm" svg:viewBox="0 0 2065 954" draw:points="0,954 2065,954 2065,0 0,0">
            <text:p/>
          </draw:polygon>
          <draw:frame draw:style-name="gr10" draw:text-style-name="P12" draw:layer="layout" svg:width="2.064cm" svg:height="0.953cm" svg:x="31.988cm" svg:y="0.807cm">
            <draw:text-box>
              <text:p text:style-name="P6"><text:span text:style-name="T6">2022/08/04</text:span></text:p>
            </draw:text-box>
          </draw:frame>
        </draw:g>
        <draw:g>
          <draw:polygon draw:style-name="gr4" draw:text-style-name="P2" draw:layer="layout" svg:width="1.429cm" svg:height="0.953cm" svg:x="30.559cm" svg:y="0.807cm" svg:viewBox="0 0 1430 954" draw:points="0,954 1430,954 1430,0 0,0">
            <text:p/>
          </draw:polygon>
          <draw:frame draw:style-name="gr10" draw:text-style-name="P7" draw:layer="layout" svg:width="1.429cm" svg:height="0.953cm" svg:x="30.559cm" svg:y="0.807cm">
            <draw:text-box>
              <text:p text:style-name="P6"><text:span text:style-name="T3">更新日</text:span></text:p>
            </draw:text-box>
          </draw:frame>
        </draw:g>
        <draw:g>
          <draw:polygon draw:style-name="gr4" draw:text-style-name="P2" draw:layer="layout" svg:width="2.143cm" svg:height="0.953cm" svg:x="35.56cm" svg:y="0.807cm" svg:viewBox="0 0 2144 954" draw:points="0,954 2144,954 2144,0 0,0">
            <text:p/>
          </draw:polygon>
          <draw:frame draw:style-name="gr10" draw:text-style-name="P12" draw:layer="layout" svg:width="2.143cm" svg:height="0.953cm" svg:x="35.56cm" svg:y="0.807cm">
            <draw:text-box>
              <text:p text:style-name="P6"><text:span text:style-name="T6">SCSK</text:span><text:span text:style-name="T6">鈴木</text:span></text:p>
            </draw:text-box>
          </draw:frame>
        </draw:g>
        <draw:g>
          <draw:polygon draw:style-name="gr4" draw:text-style-name="P2" draw:layer="layout" svg:width="1.508cm" svg:height="0.953cm" svg:x="34.052cm" svg:y="0.807cm" svg:viewBox="0 0 1509 954" draw:points="0,954 1509,954 1509,0 0,0">
            <text:p/>
          </draw:polygon>
          <draw:frame draw:style-name="gr10" draw:text-style-name="P7" draw:layer="layout" svg:width="1.508cm" svg:height="0.953cm" svg:x="34.052cm" svg:y="0.807cm">
            <draw:text-box>
              <text:p text:style-name="P6"><text:span text:style-name="T3">更新者</text:span></text:p>
            </draw:text-box>
          </draw:frame>
        </draw:g>
        <draw:g>
          <draw:polygon draw:style-name="gr4" draw:text-style-name="P2" draw:layer="layout" svg:width="2.223cm" svg:height="0.953cm" svg:x="28.337cm" svg:y="0.807cm" svg:viewBox="0 0 2224 954" draw:points="0,954 2224,954 2224,0 0,0">
            <text:p/>
          </draw:polygon>
          <draw:frame draw:style-name="gr10" draw:text-style-name="P12" draw:layer="layout" svg:width="2.223cm" svg:height="0.953cm" svg:x="28.337cm" svg:y="0.807cm">
            <draw:text-box>
              <text:p text:style-name="P6"><text:span text:style-name="T6">SCSK</text:span><text:span text:style-name="T6">鈴木</text:span></text:p>
            </draw:text-box>
          </draw:frame>
        </draw:g>
        <draw:g>
          <draw:polygon draw:style-name="gr4" draw:text-style-name="P2" draw:layer="layout" svg:width="1.588cm" svg:height="0.953cm" svg:x="26.749cm" svg:y="0.807cm" svg:viewBox="0 0 1589 954" draw:points="0,954 1589,954 1589,0 0,0">
            <text:p/>
          </draw:polygon>
          <draw:frame draw:style-name="gr10" draw:text-style-name="P7" draw:layer="layout" svg:width="1.588cm" svg:height="0.953cm" svg:x="26.749cm" svg:y="0.807cm">
            <draw:text-box>
              <text:p text:style-name="P6"><text:span text:style-name="T3">作成者</text:span></text:p>
            </draw:text-box>
          </draw:frame>
        </draw:g>
        <draw:g>
          <draw:polygon draw:style-name="gr4" draw:text-style-name="P2" draw:layer="layout" svg:width="1.866cm" svg:height="0.953cm" svg:x="38.735cm" svg:y="0.807cm" svg:viewBox="0 0 1867 954" draw:points="0,954 1867,954 1867,0 0,0">
            <text:p/>
          </draw:polygon>
          <draw:frame draw:style-name="gr10" draw:text-style-name="P12" draw:layer="layout" svg:width="1.866cm" svg:height="0.953cm" svg:x="38.735cm" svg:y="0.807cm">
            <draw:text-box>
              <text:p text:style-name="P6"><text:span text:style-name="T6">Issue1.3</text:span></text:p>
            </draw:text-box>
          </draw:frame>
        </draw:g>
        <draw:g>
          <draw:polygon draw:style-name="gr4" draw:text-style-name="P2" draw:layer="layout" svg:width="1.032cm" svg:height="0.953cm" svg:x="37.703cm" svg:y="0.807cm" svg:viewBox="0 0 1033 954" draw:points="0,954 1033,954 1033,0 0,0">
            <text:p/>
          </draw:polygon>
          <draw:frame draw:style-name="gr10" draw:text-style-name="P7" draw:layer="layout" svg:width="1.032cm" svg:height="0.953cm" svg:x="37.703cm" svg:y="0.807cm">
            <draw:text-box>
              <text:p text:style-name="P6"><text:span text:style-name="T3">Ver.</text:span></text:p>
            </draw:text-box>
          </draw:frame>
        </draw:g>
        <draw:g>
          <draw:g>
            <draw:path draw:style-name="gr11" draw:text-style-name="P3" draw:layer="layout" svg:width="0.976cm" svg:height="0.976cm" svg:x="15.24cm" svg:y="26.29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2" draw:text-style-name="P2" draw:layer="layout" svg:width="0.976cm" svg:height="0.976cm" svg:x="15.24cm" svg:y="26.29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27" draw:text-style-name="P7" draw:layer="layout" svg:width="0.976cm" svg:height="0.976cm" svg:x="15.24cm" svg:y="26.29cm">
            <draw:text-box>
              <text:p text:style-name="P4"><text:span text:style-name="T4">番号</text:span></text:p>
            </draw:text-box>
          </draw:frame>
        </draw:g>
        <draw:frame draw:style-name="gr26" draw:text-style-name="P7" draw:layer="layout" svg:width="10.358cm" svg:height="0.537cm" svg:x="16.435cm" svg:y="28.605cm">
          <draw:text-box>
            <text:p text:style-name="P4"><text:span text:style-name="T4">CONFIDENTIAL</text:span><text:span text:style-name="T4">　株式会社伊藤園　</text:span><text:span text:style-name="T4">SCSK</text:span><text:span text:style-name="T4">株式会社</text:span></text:p>
          </draw:text-box>
        </draw:frame>
        <draw:frame draw:style-name="gr26" draw:text-style-name="P7" draw:layer="layout" svg:width="10.358cm" svg:height="0.537cm" svg:x="16.351cm" svg:y="28.896cm">
          <draw:text-box>
            <text:p text:style-name="P4"><text:span text:style-name="T4">Copyright © <text:s/>2022, SCSK Corporation All rights reserved.</text:span></text:p>
          </draw:text-box>
        </draw:frame>
        <draw:g>
          <draw:g>
            <draw:path draw:style-name="gr11" draw:text-style-name="P3" draw:layer="layout" svg:width="2.226cm" svg:height="1.887cm" svg:x="16.748cm" svg:y="25.71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  <draw:path draw:style-name="gr2" draw:text-style-name="P2" draw:layer="layout" svg:width="2.226cm" svg:height="1.887cm" svg:x="16.748cm" svg:y="25.71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</draw:g>
          <draw:frame draw:style-name="gr28" draw:text-style-name="P7" draw:layer="layout" svg:width="2.223cm" svg:height="1.883cm" svg:x="16.748cm" svg:y="25.71cm">
            <draw:text-box>
              <text:p text:style-name="P4"><text:span text:style-name="T4">他システム名</text:span></text:p>
              <text:p text:style-name="P4"><text:span text:style-name="T4">/</text:span><text:span text:style-name="T4">他領域名</text:span></text:p>
              <text:p text:style-name="P4"><text:span text:style-name="T4">(INBOUND</text:span><text:span text:style-name="T4">、</text:span><text:span text:style-name="T4">OUTBOUND)</text:span></text:p>
            </draw:text-box>
          </draw:frame>
        </draw:g>
        <draw:g>
          <draw:g>
            <draw:path draw:style-name="gr11" draw:text-style-name="P3" draw:layer="layout" svg:width="2.117cm" svg:height="0.794cm" svg:x="19.553cm" svg:y="26.366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  <draw:path draw:style-name="gr2" draw:text-style-name="P2" draw:layer="layout" svg:width="2.117cm" svg:height="0.794cm" svg:x="19.553cm" svg:y="26.366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</draw:g>
          <draw:frame draw:style-name="gr30" draw:text-style-name="P7" draw:layer="layout" svg:width="2.117cm" svg:height="0.794cm" svg:x="19.553cm" svg:y="26.366cm">
            <draw:text-box>
              <text:p text:style-name="P4"><text:span text:style-name="T4">START/END</text:span></text:p>
            </draw:text-box>
          </draw:frame>
        </draw:g>
        <draw:g>
          <draw:g>
            <draw:path draw:style-name="gr48" draw:text-style-name="P17" draw:layer="layout" svg:width="0.976cm" svg:height="0.976cm" svg:x="3.023cm" svg:y="8.523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49" draw:text-style-name="P18" draw:layer="layout" svg:width="0.976cm" svg:height="0.976cm" svg:x="3.023cm" svg:y="8.523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50" draw:text-style-name="P19" draw:layer="layout" svg:width="0.976cm" svg:height="0.976cm" svg:x="3.023cm" svg:y="8.523cm">
            <draw:text-box>
              <text:p text:style-name="P4"><text:span text:style-name="T4">1</text:span></text:p>
            </draw:text-box>
          </draw:frame>
        </draw:g>
        <draw:g>
          <draw:g>
            <draw:polygon draw:style-name="gr11" draw:text-style-name="P3" draw:layer="layout" svg:width="2.54cm" svg:height="1.978cm" svg:x="8.218cm" svg:y="8.082cm" svg:viewBox="0 0 2541 1979" draw:points="158,0 0,158 0,1821 158,1979 2382,1979 2541,1821 2541,158 2382,0">
              <text:p/>
            </draw:polygon>
            <draw:polygon draw:style-name="gr2" draw:text-style-name="P2" draw:layer="layout" svg:width="2.54cm" svg:height="1.978cm" svg:x="8.218cm" svg:y="8.082cm" svg:viewBox="0 0 2541 1979" draw:points="158,0 0,158 0,1821 158,1979 2382,1979 2541,1821 2541,158 2382,0">
              <text:p/>
            </draw:polygon>
          </draw:g>
        </draw:g>
        <draw:frame draw:style-name="gr19" draw:text-style-name="P12" draw:layer="layout" svg:width="2.54cm" svg:height="0.341cm" svg:x="8.218cm" svg:y="8.154cm">
          <draw:text-box>
            <text:p text:style-name="P6"><text:span text:style-name="T13">CMM_002_A10</text:span></text:p>
          </draw:text-box>
        </draw:frame>
        <draw:g>
          <draw:g>
            <draw:path draw:style-name="gr15" draw:text-style-name="P9" draw:layer="layout" svg:width="3.63cm" svg:height="0.823cm" svg:x="8.998cm" svg:y="9.548cm" svg:viewBox="0 0 3631 824" svg:d="M101 824h3428c68 0 102-46 102-138v-549c0-91-34-137-102-137h-3428c-67 0-101 46-101 137v549c0 92 34 138 101 138z">
              <text:p/>
            </draw:path>
            <draw:path draw:style-name="gr2" draw:text-style-name="P2" draw:layer="layout" svg:width="3.63cm" svg:height="0.823cm" svg:x="8.998cm" svg:y="9.548cm" svg:viewBox="0 0 3631 824" svg:d="M101 824h3428c68 0 102-46 102-138v-549c0-91-34-137-102-137h-3428c-67 0-101 46-101 137v549c0 92 34 138 101 138z">
              <text:p/>
            </draw:path>
          </draw:g>
          <draw:frame draw:style-name="gr16" draw:text-style-name="P20" draw:layer="layout" svg:width="3.63cm" svg:height="1.045cm" svg:x="9.127cm" svg:y="9.503cm">
            <draw:text-box>
              <text:p text:style-name="P6"><text:span text:style-name="T12">K903_01_008</text:span></text:p>
              <text:p text:style-name="P10"><text:span text:style-name="T14">アドオン：</text:span><text:span text:style-name="T12">社員データ</text:span><text:span text:style-name="T12">IF</text:span><text:span text:style-name="T12">出力</text:span></text:p>
            </draw:text-box>
          </draw:frame>
        </draw:g>
        <draw:frame draw:style-name="gr21" draw:text-style-name="P12" draw:layer="layout" svg:width="2.54cm" svg:height="1.566cm" svg:x="8.218cm" svg:y="8.494cm">
          <draw:text-box>
            <text:p text:style-name="P4"><text:span text:style-name="T13">社員データ</text:span><text:span text:style-name="T13">IF</text:span><text:span text:style-name="T13">抽出</text:span></text:p>
            <text:p text:style-name="P4"><text:span text:style-name="T13"/></text:p>
          </draw:text-box>
        </draw:frame>
        <draw:frame draw:style-name="gr53" draw:text-style-name="P20" draw:layer="layout" svg:width="4.75cm" svg:height="1.5cm" svg:x="8.064cm" svg:y="10.198cm">
          <draw:text-box>
            <text:p text:style-name="P6"><text:span text:style-name="T13">・</text:span><text:span text:style-name="T13">JP1</text:span><text:span text:style-name="T13">より自動起動する。</text:span></text:p>
            <text:p text:style-name="P6"><text:span text:style-name="T13">・</text:span><text:span text:style-name="T13">HCMdl</text:span><text:span text:style-name="T13">で取込用に</text:span><text:span text:style-name="T13">EBS</text:span><text:span text:style-name="T13">から社員、ユーザのファイルを作成する。</text:span></text:p>
          </draw:text-box>
        </draw:frame>
        <draw:g>
          <draw:g>
            <draw:polygon draw:style-name="gr11" draw:text-style-name="P3" draw:layer="layout" svg:width="2.54cm" svg:height="1.978cm" svg:x="22.016cm" svg:y="8.082cm" svg:viewBox="0 0 2541 1979" draw:points="158,0 0,158 0,1821 158,1979 2382,1979 2541,1821 2541,158 2382,0">
              <text:p/>
            </draw:polygon>
            <draw:polygon draw:style-name="gr2" draw:text-style-name="P2" draw:layer="layout" svg:width="2.54cm" svg:height="1.978cm" svg:x="22.016cm" svg:y="8.082cm" svg:viewBox="0 0 2541 1979" draw:points="158,0 0,158 0,1821 158,1979 2382,1979 2541,1821 2541,158 2382,0">
              <text:p/>
            </draw:polygon>
          </draw:g>
        </draw:g>
        <draw:frame draw:style-name="gr19" draw:text-style-name="P12" draw:layer="layout" svg:width="2.54cm" svg:height="0.341cm" svg:x="22.016cm" svg:y="8.154cm">
          <draw:text-box>
            <text:p text:style-name="P6"><text:span text:style-name="T13">CMM_002_A11</text:span></text:p>
          </draw:text-box>
        </draw:frame>
        <draw:g>
          <draw:g>
            <draw:path draw:style-name="gr15" draw:text-style-name="P9" draw:layer="layout" svg:width="3.63cm" svg:height="0.862cm" svg:x="22.796cm" svg:y="9.504cm" svg:viewBox="0 0 3631 863" svg:d="M101 863h3428c68 0 102-48 102-145v-574c0-96-34-144-102-144h-3428c-67 0-101 48-101 144v574c0 97 34 145 101 145z">
              <text:p/>
            </draw:path>
            <draw:path draw:style-name="gr2" draw:text-style-name="P2" draw:layer="layout" svg:width="3.63cm" svg:height="0.862cm" svg:x="22.796cm" svg:y="9.504cm" svg:viewBox="0 0 3631 863" svg:d="M101 863h3428c68 0 102-48 102-145v-574c0-96-34-144-102-144h-3428c-67 0-101 48-101 144v574c0 97 34 145 101 145z">
              <text:p/>
            </draw:path>
          </draw:g>
          <draw:frame draw:style-name="gr54" draw:text-style-name="P20" draw:layer="layout" svg:width="3.63cm" svg:height="1.125cm" svg:x="22.796cm" svg:y="9.373cm">
            <draw:text-box>
              <text:p text:style-name="P6"><text:span text:style-name="T12">K901_01_009</text:span></text:p>
              <text:p text:style-name="P10"><text:span text:style-name="T14">ERP</text:span><text:span text:style-name="T14">アドオン：社員</text:span><text:span text:style-name="T12">データ</text:span><text:span text:style-name="T12">IF</text:span><text:span text:style-name="T12">取込</text:span></text:p>
            </draw:text-box>
          </draw:frame>
        </draw:g>
        <draw:frame draw:style-name="gr21" draw:text-style-name="P12" draw:layer="layout" svg:width="2.54cm" svg:height="1.566cm" svg:x="22.016cm" svg:y="8.494cm">
          <draw:text-box>
            <text:p text:style-name="P4"><text:span text:style-name="T13">社員データ</text:span><text:span text:style-name="T13">IF</text:span><text:span text:style-name="T13">連携</text:span></text:p>
            <text:p text:style-name="P4"><text:span text:style-name="T13"/></text:p>
          </draw:text-box>
        </draw:frame>
        <draw:frame draw:style-name="gr40" draw:text-style-name="P20" draw:layer="layout" svg:width="4.75cm" svg:height="1.503cm" svg:x="21.862cm" svg:y="10.413cm">
          <draw:text-box>
            <text:p text:style-name="P6"><text:span text:style-name="T13">・</text:span><text:span text:style-name="T13">JP1</text:span><text:span text:style-name="T13">より自動起動する。</text:span></text:p>
            <text:p text:style-name="P6"><text:span text:style-name="T13">・</text:span><text:span text:style-name="T13">OIC</text:span><text:span text:style-name="T13">を使用し、</text:span><text:span text:style-name="T13">HCMdl</text:span><text:span text:style-name="T13">で社員、ユーザの取込、</text:span><text:span text:style-name="T13">REST API</text:span><text:span text:style-name="T13">でデータアクセスの設定を行う。</text:span></text:p>
          </draw:text-box>
        </draw:frame>
        <draw:g>
          <draw:polygon draw:style-name="gr2" draw:text-style-name="P2" draw:layer="layout" svg:width="3.135cm" svg:height="1.27cm" svg:x="12.065cm" svg:y="8.386cm" svg:viewBox="0 0 3136 1271" draw:points="0,1271 2501,1271 3136,0 635,0">
            <text:p/>
          </draw:polygon>
          <draw:frame draw:style-name="gr55" draw:text-style-name="P12" draw:layer="layout" svg:width="1.667cm" svg:height="1.27cm" svg:x="12.799cm" svg:y="8.386cm">
            <draw:text-box>
              <text:p text:style-name="P4"><text:span text:style-name="T13">社員データ</text:span></text:p>
              <text:p text:style-name="P4"><text:span text:style-name="T13">ユーザ</text:span></text:p>
            </draw:text-box>
          </draw:frame>
        </draw:g>
        <draw:line draw:style-name="gr24" draw:text-style-name="P2" draw:layer="layout" svg:x1="10.814cm" svg:y1="9.096cm" svg:x2="12.314cm" svg:y2="9.096cm">
          <text:p/>
        </draw:line>
        <draw:line draw:style-name="gr24" draw:text-style-name="P2" draw:layer="layout" svg:x1="14.75cm" svg:y1="9.15cm" svg:x2="22cm" svg:y2="9.15cm">
          <text:p/>
        </draw:line>
        <draw:line draw:style-name="gr24" draw:text-style-name="P2" draw:layer="layout" svg:x1="24.55cm" svg:y1="9cm" svg:x2="27.05cm" svg:y2="9cm">
          <text:p/>
        </draw:line>
        <draw:line draw:style-name="gr24" draw:text-style-name="P2" draw:layer="layout" svg:x1="4cm" svg:y1="9cm" svg:x2="8.25cm" svg:y2="9cm">
          <text:p/>
        </draw:line>
        <draw:line draw:style-name="gr24" draw:text-style-name="P2" draw:layer="layout" svg:x1="34.3cm" svg:y1="9cm" svg:x2="36.162cm" svg:y2="8.996cm">
          <text:p/>
        </draw:line>
        <draw:g>
          <draw:g>
            <draw:path draw:style-name="gr11" draw:text-style-name="P3" draw:layer="layout" svg:width="2.539cm" svg:height="0.953cm" svg:x="36.179cm" svg:y="8.58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2" draw:text-style-name="P2" draw:layer="layout" svg:width="2.539cm" svg:height="0.953cm" svg:x="36.179cm" svg:y="8.58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9" draw:text-style-name="P7" draw:layer="layout" svg:width="2.54cm" svg:height="0.953cm" svg:x="36.179cm" svg:y="8.58cm">
            <draw:text-box>
              <text:p text:style-name="P4"><text:span text:style-name="T3">END</text:span></text:p>
            </draw:text-box>
          </draw:frame>
        </draw:g>
        <draw:g>
          <draw:g>
            <draw:g>
              <draw:polygon draw:style-name="gr11" draw:text-style-name="P3" draw:layer="layout" svg:width="7.07cm" svg:height="6.372cm" svg:x="27.082cm" svg:y="6.377cm" svg:viewBox="0 0 7071 6373" draw:points="0,6373 7071,6373 7071,0 0,0">
                <text:p/>
              </draw:polygon>
              <draw:polygon draw:style-name="gr2" draw:text-style-name="P2" draw:layer="layout" svg:width="7.07cm" svg:height="6.372cm" svg:x="27.082cm" svg:y="6.377cm" svg:viewBox="0 0 7071 6373" draw:points="0,6373 7071,6373 7071,0 0,0">
                <text:p/>
              </draw:polygon>
            </draw:g>
            <draw:g>
              <draw:path draw:style-name="gr4" draw:text-style-name="P2" draw:layer="layout" svg:width="1.945cm" svg:height="1.666cm" svg:x="31.821cm" svg:y="8.613cm" svg:viewBox="0 0 1946 1667" svg:d="M0 249v1169c0 44 45 86 130 124 86 38 209 70 357 91 147 23 315 34 486 34s339-11 487-34c147-21 270-53 356-91 85-38 130-80 130-124v-1169c0-44-45-86-130-124-86-38-209-70-357-91-147-23-315-34-486-34s-339 11-487 34c-147 21-270 53-356 91-85 38-130 80-130 124zM0 249c0 44 45 87 130 125 86 38 209 68 357 91 147 21 315 33 486 33s339-12 487-33c147-23 270-53 356-91 85-38 130-81 130-125">
                <text:p/>
              </draw:path>
              <draw:frame draw:style-name="gr56" draw:text-style-name="P19" draw:layer="layout" svg:width="1.945cm" svg:height="0.986cm" svg:x="31.821cm" svg:y="9.079cm">
                <draw:text-box>
                  <text:p text:style-name="P4"><text:span text:style-name="T13">ERP</text:span><text:span text:style-name="T13">標準：</text:span></text:p>
                  <text:p text:style-name="P4"><text:span text:style-name="T13">ロール</text:span></text:p>
                </draw:text-box>
              </draw:frame>
            </draw:g>
            <draw:g>
              <draw:path draw:style-name="gr4" draw:text-style-name="P2" draw:layer="layout" svg:width="1.94cm" svg:height="1.665cm" svg:x="27.42cm" svg:y="8.613cm" svg:viewBox="0 0 1941 1666" svg:d="M0 248v1170c0 43 45 86 130 124s208 69 355 91c148 22 315 33 486 33 170 0 337-11 485-33 147-22 270-53 355-91s130-81 130-124v-1170c0-43-45-86-130-124s-208-69-355-91c-148-22-315-33-486-33-170 0-337 11-485 33-147 22-270 53-355 91s-130 81-130 124zM0 248c0 44 45 86 130 124s208 69 355 91c148 21 315 33 486 33 170 0 337-12 485-33 147-22 270-53 355-91s130-80 130-124">
                <text:p/>
              </draw:path>
              <draw:frame draw:style-name="gr57" draw:text-style-name="P19" draw:layer="layout" svg:width="1.94cm" svg:height="1.335cm" svg:x="27.42cm" svg:y="8.904cm">
                <draw:text-box>
                  <text:p text:style-name="P4"><text:span text:style-name="T13">ERP</text:span><text:span text:style-name="T13">標準：</text:span></text:p>
                  <text:p text:style-name="P4"><text:span text:style-name="T13">アサイン</text:span></text:p>
                  <text:p text:style-name="P4"><text:span text:style-name="T13">メント</text:span></text:p>
                </draw:text-box>
              </draw:frame>
            </draw:g>
            <draw:g>
              <draw:path draw:style-name="gr4" draw:text-style-name="P2" draw:layer="layout" svg:width="1.979cm" svg:height="1.665cm" svg:x="27.421cm" svg:y="6.755cm" svg:viewBox="0 0 1980 1666" svg:d="M0 253v1160c0 44 46 88 133 126 87 39 212 71 362 93 150 23 321 34 495 34s345-11 495-34c150-22 275-54 362-93 87-38 133-82 133-126v-1160c0-44-46-88-133-126-87-39-212-71-362-93-150-23-321-34-495-34s-345 11-495 34c-150 22-275 54-362 93-87 38-133 82-133 126zM0 253c0 45 46 88 133 127 87 38 212 70 362 92 150 23 321 34 495 34s345-11 495-34c150-22 275-54 362-92 87-39 133-82 133-127">
                <text:p/>
              </draw:path>
              <draw:frame draw:style-name="gr56" draw:text-style-name="P19" draw:layer="layout" svg:width="1.979cm" svg:height="0.986cm" svg:x="27.421cm" svg:y="7.222cm">
                <draw:text-box>
                  <text:p text:style-name="P4"><text:span text:style-name="T13">ERP</text:span><text:span text:style-name="T13">標準：</text:span></text:p>
                  <text:p text:style-name="P4"><text:span text:style-name="T13">従業員</text:span></text:p>
                </draw:text-box>
              </draw:frame>
            </draw:g>
            <draw:g>
              <draw:path draw:style-name="gr4" draw:text-style-name="P2" draw:layer="layout" svg:width="1.945cm" svg:height="1.666cm" svg:x="31.821cm" svg:y="6.771cm" svg:viewBox="0 0 1946 1667" svg:d="M0 249v1169c0 44 45 86 130 124 86 38 209 70 357 91 147 23 315 34 486 34s339-11 487-34c147-21 270-53 356-91 85-38 130-80 130-124v-1169c0-44-45-86-130-124-86-38-209-70-357-91-147-23-315-34-486-34s-339 11-487 34c-147 21-270 53-356 91-85 38-130 80-130 124zM0 249c0 44 45 87 130 125 86 38 209 68 357 91 147 21 315 33 486 33s339-12 487-33c147-23 270-53 356-91 85-38 130-81 130-125">
                <text:p/>
              </draw:path>
              <draw:frame draw:style-name="gr56" draw:text-style-name="P19" draw:layer="layout" svg:width="1.945cm" svg:height="0.986cm" svg:x="31.821cm" svg:y="7.236cm">
                <draw:text-box>
                  <text:p text:style-name="P4"><text:span text:style-name="T13">ERP</text:span><text:span text:style-name="T13">標準：</text:span></text:p>
                  <text:p text:style-name="P4"><text:span text:style-name="T13">ユーザ</text:span></text:p>
                </draw:text-box>
              </draw:frame>
            </draw:g>
            <draw:g>
              <draw:g>
                <draw:path draw:style-name="gr3" draw:text-style-name="P3" draw:layer="layout" svg:width="1.971cm" svg:height="2.168cm" svg:x="29.651cm" svg:y="6.771cm" svg:viewBox="0 0 1972 2169" svg:d="M0 328v1513c0 57 46 114 132 164 87 49 211 92 361 120 150 29 320 44 493 44s343-15 493-44c150-28 274-71 361-120 86-50 132-107 132-164v-1513c0-57-46-115-132-164-87-49-211-92-361-120-150-29-320-44-493-44s-343 15-493 44c-150 28-274 71-361 120-86 49-132 107-132 164z">
                  <text:p/>
                </draw:path>
                <draw:path draw:style-name="gr4" draw:text-style-name="P2" draw:layer="layout" svg:width="1.971cm" svg:height="2.168cm" svg:x="29.651cm" svg:y="6.771cm" svg:viewBox="0 0 1972 2169" svg:d="M0 328v1513c0 57 46 114 132 164 87 49 211 92 361 120 150 29 320 44 493 44s343-15 493-44c150-28 274-71 361-120 86-50 132-107 132-164v-1513c0-57-46-115-132-164-87-49-211-92-361-120-150-29-320-44-493-44s-343 15-493 44c-150 28-274 71-361 120-86 49-132 107-132 164zM0 328c0 57 46 115 132 164 87 50 211 92 361 120 150 29 320 44 493 44s343-15 493-44c150-28 274-70 361-120 86-49 132-107 132-164">
                  <text:p/>
                </draw:path>
              </draw:g>
              <draw:frame draw:style-name="gr58" draw:text-style-name="P19" draw:layer="layout" svg:width="1.971cm" svg:height="2.19cm" svg:x="29.651cm" svg:y="6.924cm">
                <draw:text-box>
                  <text:p text:style-name="P4"><text:span text:style-name="T13">ERP</text:span><text:span text:style-name="T13">標準：</text:span></text:p>
                  <text:p text:style-name="P4"><text:span text:style-name="T13">従業員サービス期間マスタ</text:span></text:p>
                </draw:text-box>
              </draw:frame>
            </draw:g>
            <draw:g>
              <draw:path draw:style-name="gr4" draw:text-style-name="P2" draw:layer="layout" svg:width="1.945cm" svg:height="1.666cm" svg:x="31.821cm" svg:y="10.558cm" svg:viewBox="0 0 1946 1667" svg:d="M0 249v1169c0 44 45 86 130 124 86 38 209 70 357 91 147 23 315 34 486 34s339-11 487-34c147-21 270-53 356-91 85-38 130-80 130-124v-1169c0-44-45-86-130-124-86-38-209-70-357-91-147-23-315-34-486-34s-339 11-487 34c-147 21-270 53-356 91-85 38-130 80-130 124zM0 249c0 44 45 87 130 125 86 38 209 68 357 91 147 21 315 33 486 33s339-12 487-33c147-23 270-53 356-91 85-38 130-81 130-125">
                <text:p/>
              </draw:path>
              <draw:frame draw:style-name="gr57" draw:text-style-name="P19" draw:layer="layout" svg:width="1.945cm" svg:height="1.335cm" svg:x="31.821cm" svg:y="10.85cm">
                <draw:text-box>
                  <text:p text:style-name="P4"><text:span text:style-name="T13">ERP</text:span><text:span text:style-name="T13">標準：</text:span></text:p>
                  <text:p text:style-name="P4"><text:span text:style-name="T13">データアクセス</text:span></text:p>
                </draw:text-box>
              </draw:frame>
            </draw:g>
          </draw:g>
          <draw:g>
            <draw:path draw:style-name="gr4" draw:text-style-name="P2" draw:layer="layout" svg:width="1.945cm" svg:height="1.666cm" svg:x="27.42cm" svg:y="10.56cm" svg:viewBox="0 0 1946 1667" svg:d="M0 249v1169c0 44 45 86 130 124 86 38 209 70 357 91 147 23 315 34 486 34s339-11 487-34c147-21 270-53 356-91 85-38 130-80 130-124v-1169c0-44-45-86-130-124-86-38-209-70-357-91-147-23-315-34-486-34s-339 11-487 34c-147 21-270 53-356 91-85 38-130 80-130 124zM0 249c0 44 45 87 130 125 86 38 209 68 357 91 147 21 315 33 486 33s339-12 487-33c147-23 270-53 356-91 85-38 130-81 130-125">
              <text:p/>
            </draw:path>
            <draw:frame draw:style-name="gr57" draw:text-style-name="P19" draw:layer="layout" svg:width="1.945cm" svg:height="1.335cm" svg:x="27.42cm" svg:y="10.851cm">
              <draw:text-box>
                <text:p text:style-name="P4"><text:span text:style-name="T13">ERP</text:span><text:span text:style-name="T13">標準：</text:span></text:p>
                <text:p text:style-name="P4"><text:span text:style-name="T13">外部銀行口座</text:span></text:p>
              </draw:text-box>
            </draw:frame>
          </draw:g>
        </draw:g>
        <draw:g>
          <draw:polygon draw:style-name="gr2" draw:text-style-name="P2" draw:layer="layout" svg:width="2.54cm" svg:height="1.905cm" svg:x="11.186cm" svg:y="12.447cm" svg:viewBox="0 0 2541 1906" draw:points="158,0 0,158 0,1747 158,1906 2382,1906 2541,1747 2541,158 2382,0">
            <text:p/>
          </draw:polygon>
        </draw:g>
        <draw:frame draw:style-name="gr19" draw:text-style-name="P12" draw:layer="layout" svg:width="2.54cm" svg:height="0.341cm" svg:x="11.186cm" svg:y="12.446cm">
          <draw:text-box>
            <text:p text:style-name="P6"><text:span text:style-name="T13">CMM_002_A09</text:span></text:p>
          </draw:text-box>
        </draw:frame>
        <draw:frame draw:style-name="gr21" draw:text-style-name="P12" draw:layer="layout" svg:width="2.54cm" svg:height="1.566cm" svg:x="11.186cm" svg:y="12.786cm">
          <draw:text-box>
            <text:p text:style-name="P4"><text:span text:style-name="T13">従業員経費口座の銀行口座</text:span><text:span text:style-name="T13">ID</text:span><text:span text:style-name="T13">連携</text:span></text:p>
          </draw:text-box>
        </draw:frame>
        <draw:path draw:style-name="gr24" draw:text-style-name="P2" draw:layer="layout" svg:width="25.249cm" svg:height="1.768cm" svg:x="2.25cm" svg:y="11.5cm" svg:viewBox="0 0 25250 1769" svg:d="M25250 0l-23399 117c-1235 0-1851 25-1851 75v1455c89 25 263 91 770 103 1520 36 1782 13 1693 0">
          <text:p/>
        </draw:path>
        <draw:g>
          <draw:polygon draw:style-name="gr2" draw:text-style-name="P2" draw:layer="layout" svg:width="2.534cm" svg:height="1.27cm" svg:x="7.965cm" svg:y="12.787cm" svg:viewBox="0 0 2535 1271" draw:points="0,1271 2022,1271 2535,0 513,0">
            <text:p/>
          </draw:polygon>
          <draw:frame draw:style-name="gr55" draw:text-style-name="P19" draw:layer="layout" svg:width="1.348cm" svg:height="1.27cm" svg:x="8.558cm" svg:y="12.787cm">
            <draw:text-box>
              <text:p text:style-name="P4"><text:span text:style-name="T13">従業員</text:span></text:p>
              <text:p text:style-name="P4"><text:span text:style-name="T13">経費口座</text:span></text:p>
            </draw:text-box>
          </draw:frame>
        </draw:g>
        <draw:line draw:style-name="gr24" draw:text-style-name="P2" draw:layer="layout" svg:x1="7.35cm" svg:y1="13.4cm" svg:x2="8.35cm" svg:y2="13.4cm">
          <text:p/>
        </draw:line>
        <draw:line draw:style-name="gr24" draw:text-style-name="P2" draw:layer="layout" svg:x1="10.248cm" svg:y1="13.4cm" svg:x2="11.248cm" svg:y2="13.4cm">
          <text:p/>
        </draw:line>
        <draw:g>
          <draw:path draw:style-name="gr4" draw:text-style-name="P2" draw:layer="layout" svg:width="1.94cm" svg:height="1.626cm" svg:x="14.52cm" svg:y="12.561cm" svg:viewBox="0 0 1941 1627" svg:d="M0 242v1143c0 42 45 84 130 121s208 67 355 89c148 21 315 32 486 32 170 0 337-11 485-32 147-22 270-52 355-89s130-79 130-121v-1143c0-42-45-84-130-121s-208-67-355-89c-148-21-315-32-486-32-170 0-337 11-485 32-147 22-270 52-355 89s-130 79-130 121zM0 242c0 43 45 84 130 121s208 68 355 89c148 21 315 32 486 32 170 0 337-11 485-32 147-21 270-52 355-89s130-78 130-121">
            <text:p/>
          </draw:path>
          <draw:frame draw:style-name="gr32" draw:text-style-name="P12" draw:layer="layout" svg:width="1.94cm" svg:height="1.303cm" svg:x="14.52cm" svg:y="12.846cm">
            <draw:text-box>
              <text:p text:style-name="P4"><text:span text:style-name="T13">アドオン：</text:span></text:p>
              <text:p text:style-name="P4"><text:span text:style-name="T13">従業員経費口座</text:span></text:p>
            </draw:text-box>
          </draw:frame>
        </draw:g>
        <draw:line draw:style-name="gr24" draw:text-style-name="P2" draw:layer="layout" svg:x1="13.646cm" svg:y1="13.4cm" svg:x2="14.646cm" svg:y2="13.4cm">
          <text:p/>
        </draw:line>
        <draw:path draw:style-name="gr24" draw:text-style-name="P2" draw:layer="layout" svg:width="5.499cm" svg:height="4.132cm" draw:transform="rotate (-3.14159265358979) translate (22cm 13.25cm)" svg:viewBox="0 0 5500 4133" svg:d="M5500 0h-3824c-204 0-305 65-305 193v3747c0 128-102 193-306 193h-1065">
          <text:p/>
        </draw:path>
        <draw:g>
          <draw:polygon draw:style-name="gr33" draw:text-style-name="P2" draw:layer="layout" svg:width="15.2cm" svg:height="4.625cm" svg:x="1.589cm" svg:y="2.593cm" svg:viewBox="0 0 15201 4626" draw:points="0,4626 15201,4626 15201,0 0,0">
            <text:p/>
          </draw:polygon>
          <draw:frame draw:style-name="gr34" draw:text-style-name="P13" draw:layer="layout" svg:width="15.2cm" svg:height="4.901cm" svg:x="1.589cm" svg:y="2.593cm">
            <draw:text-box>
              <text:p text:style-name="P6"><text:span text:style-name="T7">処理概要</text:span></text:p>
              <text:p text:style-name="P6"><text:span text:style-name="T8">人事システム（</text:span><text:span text:style-name="T8">ADPS)</text:span><text:span text:style-name="T8">から従業員情報をデータ連携する。</text:span></text:p>
              <text:p text:style-name="P6"><text:span text:style-name="T8">自販機系／情報系／営業帳票システムへ従業員情報を連携する。</text:span></text:p>
              <text:p text:style-name="P6"><text:span text:style-name="T9">EBS</text:span><text:span text:style-name="T9">の従業員、ユーザ等から</text:span><text:span text:style-name="T9">CSV</text:span><text:span text:style-name="T10">データを</text:span><text:span text:style-name="T9">PaaS</text:span><text:span text:style-name="T10">へ取込み、</text:span><text:span text:style-name="T9">OIC</text:span><text:span text:style-name="T10">の機能にて</text:span><text:span text:style-name="T9">ERP</text:span><text:span text:style-name="T10">標準の</text:span><text:span text:style-name="T9">従業員、ユーザ等の</text:span><text:span text:style-name="T10">取込を行い</text:span><text:span text:style-name="T11">ます。</text:span></text:p>
              <text:p text:style-name="P6"><text:span text:style-name="T7">システム利用者</text:span></text:p>
              <text:p text:style-name="P6"><text:span text:style-name="T8"><text:s/></text:span><text:span text:style-name="T8">利用者はマスタ管理担当者</text:span></text:p>
              <text:p text:style-name="P6"><text:span text:style-name="T7">処理タイミング、その他</text:span></text:p>
              <text:p text:style-name="P6"><text:span text:style-name="T8">　人事システム（</text:span><text:span text:style-name="T8">ADPS)</text:span><text:span text:style-name="T8">からの社員データ取込は、日次夜間のバッチ処理にて稼動します。</text:span></text:p>
              <text:p text:style-name="P6"><text:span text:style-name="T8">　自販機系／情報系／営業帳票システムへの社員データ出力は、日次夜間のバッチ処理にて稼動します。</text:span></text:p>
              <text:p text:style-name="P6"><text:span text:style-name="T9">　</text:span><text:span text:style-name="T9">EBS</text:span><text:span text:style-name="T9">から</text:span><text:span text:style-name="T9">ERP</text:span><text:span text:style-name="T10">標準への連携は、日次夜間のバッチ処理で行います。</text:span></text:p>
            </draw:text-box>
          </draw:frame>
        </draw:g>
        <draw:g>
          <draw:polygon draw:style-name="gr2" draw:text-style-name="P2" draw:layer="layout" svg:width="2.54cm" svg:height="1.905cm" svg:x="7.791cm" svg:y="20.347cm" svg:viewBox="0 0 2541 1906" draw:points="158,0 0,158 0,1747 158,1906 2382,1906 2541,1747 2541,158 2382,0">
            <text:p/>
          </draw:polygon>
        </draw:g>
        <draw:frame draw:style-name="gr19" draw:text-style-name="P12" draw:layer="layout" svg:width="2.54cm" svg:height="0.341cm" svg:x="7.791cm" svg:y="20.346cm">
          <draw:text-box>
            <text:p text:style-name="P6"><text:span text:style-name="T13">CMM_002_A12</text:span></text:p>
          </draw:text-box>
        </draw:frame>
        <draw:frame draw:style-name="gr21" draw:text-style-name="P12" draw:layer="layout" svg:width="2.54cm" svg:height="1.566cm" svg:x="7.791cm" svg:y="20.686cm">
          <draw:text-box>
            <text:p text:style-name="P4"><text:span text:style-name="T13">ロール割当マスタ</text:span><text:span text:style-name="T13">(</text:span><text:span text:style-name="T13">参照表</text:span><text:span text:style-name="T13">)</text:span><text:span text:style-name="T13">抽出（</text:span><text:span text:style-name="T13">BIP</text:span><text:span text:style-name="T13">）</text:span></text:p>
          </draw:text-box>
        </draw:frame>
        <draw:g>
          <draw:polygon draw:style-name="gr2" draw:text-style-name="P2" draw:layer="layout" svg:width="2.54cm" svg:height="1.905cm" svg:x="14.191cm" svg:y="20.348cm" svg:viewBox="0 0 2541 1906" draw:points="158,0 0,158 0,1747 158,1906 2382,1906 2541,1747 2541,158 2382,0">
            <text:p/>
          </draw:polygon>
        </draw:g>
        <draw:frame draw:style-name="gr19" draw:text-style-name="P12" draw:layer="layout" svg:width="2.54cm" svg:height="0.341cm" svg:x="14.191cm" svg:y="20.347cm">
          <draw:text-box>
            <text:p text:style-name="P6"><text:span text:style-name="T13">CMM_002_A13</text:span></text:p>
          </draw:text-box>
        </draw:frame>
        <draw:frame draw:style-name="gr21" draw:text-style-name="P12" draw:layer="layout" svg:width="2.54cm" svg:height="1.566cm" svg:x="14.191cm" svg:y="20.687cm">
          <draw:text-box>
            <text:p text:style-name="P4"><text:span text:style-name="T13">ロール割当マスタ</text:span><text:span text:style-name="T13">(</text:span><text:span text:style-name="T13">参照表</text:span><text:span text:style-name="T13">)</text:span><text:span text:style-name="T13">連携</text:span></text:p>
          </draw:text-box>
        </draw:frame>
        <draw:g>
          <draw:polygon draw:style-name="gr2" draw:text-style-name="P2" draw:layer="layout" svg:width="2.534cm" svg:height="1.27cm" svg:x="10.97cm" svg:y="20.688cm" svg:viewBox="0 0 2535 1271" draw:points="0,1271 2022,1271 2535,0 513,0">
            <text:p/>
          </draw:polygon>
          <draw:frame draw:style-name="gr55" draw:text-style-name="P19" draw:layer="layout" svg:width="1.348cm" svg:height="1.27cm" svg:x="11.563cm" svg:y="20.688cm">
            <draw:text-box>
              <text:p text:style-name="P4"><text:span text:style-name="T13">ロール割当マスタ</text:span></text:p>
            </draw:text-box>
          </draw:frame>
        </draw:g>
        <draw:line draw:style-name="gr24" draw:text-style-name="P2" draw:layer="layout" svg:x1="10.355cm" svg:y1="21.301cm" svg:x2="11.355cm" svg:y2="21.301cm">
          <text:p/>
        </draw:line>
        <draw:line draw:style-name="gr24" draw:text-style-name="P2" draw:layer="layout" svg:x1="13.253cm" svg:y1="21.301cm" svg:x2="14.253cm" svg:y2="21.301cm">
          <text:p/>
        </draw:line>
        <draw:g>
          <draw:path draw:style-name="gr4" draw:text-style-name="P2" draw:layer="layout" svg:width="1.94cm" svg:height="1.626cm" svg:x="17.525cm" svg:y="20.462cm" svg:viewBox="0 0 1941 1627" svg:d="M0 242v1143c0 42 45 84 130 121s208 67 355 89c148 21 315 32 486 32 170 0 337-11 485-32 147-22 270-52 355-89s130-79 130-121v-1143c0-42-45-84-130-121s-208-67-355-89c-148-21-315-32-486-32-170 0-337 11-485 32-147 22-270 52-355 89s-130 79-130 121zM0 242c0 43 45 84 130 121s208 68 355 89c148 21 315 32 486 32 170 0 337-11 485-32 147-21 270-52 355-89s130-78 130-121">
            <text:p/>
          </draw:path>
          <draw:frame draw:style-name="gr32" draw:text-style-name="P12" draw:layer="layout" svg:width="1.94cm" svg:height="1.303cm" svg:x="17.525cm" svg:y="20.747cm">
            <draw:text-box>
              <text:p text:style-name="P4"><text:span text:style-name="T13">アドオン：</text:span></text:p>
              <text:p text:style-name="P4"><text:span text:style-name="T13">ロール割当マスタ</text:span></text:p>
            </draw:text-box>
          </draw:frame>
        </draw:g>
        <draw:line draw:style-name="gr24" draw:text-style-name="P2" draw:layer="layout" svg:x1="16.651cm" svg:y1="21.301cm" svg:x2="17.651cm" svg:y2="21.301cm">
          <text:p/>
        </draw:line>
        <draw:path draw:style-name="gr24" draw:text-style-name="P2" draw:layer="layout" svg:width="2.499cm" svg:height="12.198cm" draw:transform="rotate (-3.14159265358979) translate (22cm 21.35cm)" svg:viewBox="0 0 2500 12199" svg:d="M2500 0h-1738c-93 0-139 191-139 569v11061c0 378-46 569-139 569h-484">
          <text:p/>
        </draw:path>
        <draw:frame draw:style-name="gr40" draw:text-style-name="P20" draw:layer="layout" svg:width="4.75cm" svg:height="1.503cm" svg:x="5.162cm" svg:y="14.414cm">
          <draw:text-box>
            <text:p text:style-name="P6"><text:span text:style-name="T13">・</text:span><text:span text:style-name="T13">JP1</text:span><text:span text:style-name="T13">より自動起動する。</text:span></text:p>
            <text:p text:style-name="P6"><text:span text:style-name="T13">・</text:span><text:span text:style-name="T13">BIP</text:span><text:span text:style-name="T13">を使用し、</text:span><text:span text:style-name="T13">ERP</text:span><text:span text:style-name="T13">の外部銀行口座（従業員経費口座）を取得し</text:span><text:span text:style-name="T13">Paas</text:span><text:span text:style-name="T13">連携用のデータを作成する。</text:span></text:p>
          </draw:text-box>
        </draw:frame>
        <draw:frame draw:style-name="gr40" draw:text-style-name="P20" draw:layer="layout" svg:width="4.75cm" svg:height="1.503cm" svg:x="7.862cm" svg:y="22.415cm">
          <draw:text-box>
            <text:p text:style-name="P6"><text:span text:style-name="T13">・</text:span><text:span text:style-name="T13">JP1</text:span><text:span text:style-name="T13">より自動起動する。</text:span></text:p>
            <text:p text:style-name="P6"><text:span text:style-name="T13">・</text:span><text:span text:style-name="T13">BIP</text:span><text:span text:style-name="T13">を使用し、ロール割当マスタ（参照表）のデータを取得し</text:span><text:span text:style-name="T13">Paas</text:span><text:span text:style-name="T13">連携用のデータを作成する。</text:span></text:p>
          </draw:text-box>
        </draw:frame>
        <draw:path draw:style-name="gr4" draw:text-style-name="P2" draw:layer="layout" svg:width="2.111cm" svg:height="2.111cm" svg:x="2.463cm" svg:y="16.143cm" svg:viewBox="0 0 2112 2112" svg:d="M461 1386h-461v726h2112v-726h-462v-99h198v-1287h-1585v1287h198zM461 1386h1189M461 1287h1189">
          <text:p/>
        </draw:path>
        <draw:path draw:style-name="gr2" draw:text-style-name="P2" draw:layer="layout" svg:width="0.858cm" svg:height="0.594cm" svg:x="3.552cm" svg:y="17.594cm" svg:viewBox="0 0 859 595" svg:d="M0 595h694v-595h-694zM0 198h694M0 396h694M32 297h629M396 363h198v-132h-198zM760 98h99v-98h-99z">
          <text:p/>
        </draw:path>
        <draw:path draw:style-name="gr2" draw:text-style-name="P2" draw:layer="layout" svg:width="1.979cm" svg:height="1.419cm" svg:x="2.529cm" svg:y="16.291cm" svg:viewBox="0 0 1980 1420" svg:d="M1658 1015h74v-25h-74zM445 842v-744h1089v744zM395 891h1189v-842h49v-49h-1287v941h49zM197 1064h1585M593 1140v-76M989 1140v-76M0 1371h197v-66h-197zM1155 1420h429v-33h-429zM1914 1338h66v-33h-66zM1914 1403h66v-32h-66z">
          <text:p/>
        </draw:path>
        <draw:frame draw:style-name="gr32" draw:text-style-name="P12" draw:layer="layout" svg:width="3.378cm" svg:height="1.303cm" svg:x="1.872cm" svg:y="18.197cm">
          <draw:text-box>
            <text:p text:style-name="P4"><text:span text:style-name="T15">CMM_002_S01</text:span><text:span text:style-name="T15">：</text:span></text:p>
            <text:p text:style-name="P4"><text:span text:style-name="T15">ERP</text:span><text:span text:style-name="T15">標準：ロール割当マスタ</text:span><text:span text:style-name="T15">(</text:span><text:span text:style-name="T15">参照表</text:span><text:span text:style-name="T15">)</text:span><text:span text:style-name="T15">の登録</text:span></text:p>
          </draw:text-box>
        </draw:frame>
        <draw:frame draw:style-name="gr39" draw:text-style-name="P20" draw:layer="layout" svg:width="4.75cm" svg:height="1.163cm" svg:x="4.75cm" svg:y="17.25cm">
          <draw:text-box>
            <text:p text:style-name="P6"><text:span text:style-name="T13">・社員データ</text:span><text:span text:style-name="T13">IF</text:span><text:span text:style-name="T13">取込でロールの自動割当を利用するロールを参照表の画面で登録・更新する。</text:span></text:p>
          </draw:text-box>
        </draw:frame>
        <draw:g>
          <draw:path draw:style-name="gr4" draw:text-style-name="P2" draw:layer="layout" svg:width="1.94cm" svg:height="1.626cm" svg:x="4.7cm" svg:y="20.473cm" svg:viewBox="0 0 1941 1627" svg:d="M0 242v1143c0 42 45 84 130 121s208 67 355 89c148 21 315 32 486 32 170 0 337-11 485-32 147-22 270-52 355-89s130-79 130-121v-1143c0-42-45-84-130-121s-208-67-355-89c-148-21-315-32-486-32-170 0-337 11-485 32-147 22-270 52-355 89s-130 79-130 121zM0 242c0 43 45 84 130 121s208 68 355 89c148 21 315 32 486 32 170 0 337-11 485-32 147-21 270-52 355-89s130-78 130-121">
            <text:p/>
          </draw:path>
          <draw:frame draw:style-name="gr32" draw:text-style-name="P12" draw:layer="layout" svg:width="1.94cm" svg:height="1.303cm" svg:x="4.7cm" svg:y="20.758cm">
            <draw:text-box>
              <text:p text:style-name="P4"><text:span text:style-name="T13">ERP</text:span><text:span text:style-name="T13">標準：</text:span></text:p>
              <text:p text:style-name="P4"><text:span text:style-name="T13">参照表</text:span></text:p>
            </draw:text-box>
          </draw:frame>
        </draw:g>
        <draw:line draw:style-name="gr24" draw:text-style-name="P2" draw:layer="layout" svg:x1="6.753cm" svg:y1="21.301cm" svg:x2="7.753cm" svg:y2="21.301cm">
          <text:p/>
        </draw:line>
        <draw:path draw:style-name="gr24" draw:text-style-name="P2" draw:layer="layout" svg:width="1.189cm" svg:height="3.082cm" svg:x="3.56cm" svg:y="18.167cm" svg:viewBox="0 0 1190 3083" svg:d="M0 0v2987c0 64 10 96 28 96h1162">
          <text:p/>
        </draw:path>
        <draw:g>
          <draw:path draw:style-name="gr4" draw:text-style-name="P2" draw:layer="layout" svg:width="1.94cm" svg:height="1.626cm" svg:x="29.621cm" svg:y="9.062cm" svg:viewBox="0 0 1941 1627" svg:d="M0 242v1143c0 42 45 84 130 121s208 67 355 89c148 21 315 32 486 32 170 0 337-11 485-32 147-22 270-52 355-89s130-79 130-121v-1143c0-42-45-84-130-121s-208-67-355-89c-148-21-315-32-486-32-170 0-337 11-485 32-147 22-270 52-355 89s-130 79-130 121zM0 242c0 43 45 84 130 121s208 68 355 89c148 21 315 32 486 32 170 0 337-11 485-32 147-21 270-52 355-89s130-78 130-121">
            <text:p/>
          </draw:path>
          <draw:frame draw:style-name="gr32" draw:text-style-name="P12" draw:layer="layout" svg:width="1.94cm" svg:height="1.303cm" svg:x="29.621cm" svg:y="9.347cm">
            <draw:text-box>
              <text:p text:style-name="P4"><text:span text:style-name="T13">ERP</text:span><text:span text:style-name="T13">標準：</text:span></text:p>
              <text:p text:style-name="P4"><text:span text:style-name="T13">調達エージェント</text:span></text:p>
            </draw:text-box>
          </draw:fram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HGGothicM" svg:font-family="HGGothicM"/>
    <style:font-face style:name="HGGothicM1" svg:font-family="HGGothic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ucida Sans" svg:font-family="'Lucida Sans'" style:font-family-generic="system" style:font-pitch="variable"/>
    <style:font-face style:name="MS-Mincho" svg:font-family="MS-Mincho"/>
    <style:font-face style:name="MS-Mincho1" svg:font-family="MS-Mincho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ゴシック1" svg:font-family="游ゴシック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  <style:font-face style:name="Ｍ" svg:font-family="Ｍ" style:font-pitch="variable"/>
    <style:font-face style:name="Ｍ1" svg:font-family="Ｍ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Marker_5f_0" draw:display-name="Marker_0" svg:viewBox="0 0 20 30" svg:d="M10 0l-10 30h20z"/>
    <draw:stroke-dash draw:name="Dash_5f_0" draw:display-name="Dash_0" draw:style="round" draw:dots1="1" draw:dots1-length="100%" draw:dots2="1" draw:dots2-length="100%" draw:distance="2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游明朝" fo:font-size="24pt" fo:language="en" fo:country="US" style:font-name-asian="游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8-18T18:56:12.921000000</dc:date>
    <meta:creation-date>2017-02-22T13:50:21Z</meta:creation-date>
    <meta:generator>LibreOffice/7.2.5.2$Windows_X86_64 LibreOffice_project/499f9727c189e6ef3471021d6132d4c694f357e5</meta:generator>
    <meta:editing-duration>PT5H32M7S</meta:editing-duration>
    <meta:editing-cycles>51</meta:editing-cycles>
    <meta:document-statistic meta:object-count="594"/>
  </office:meta>
</office:document-meta>
</file>